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2.1402in"/>
    </style:style>
    <style:style style:name="co3" style:family="table-column">
      <style:table-column-properties fo:break-before="auto" style:column-width="2.4264in"/>
    </style:style>
    <style:style style:name="co4" style:family="table-column">
      <style:table-column-properties fo:break-before="auto" style:column-width="4.7992in"/>
    </style:style>
    <style:style style:name="co5" style:family="table-column">
      <style:table-column-properties fo:break-before="auto" style:column-width="1.5748in"/>
    </style:style>
    <style:style style:name="co6" style:family="table-column">
      <style:table-column-properties fo:break-before="auto" style:column-width="7.624in"/>
    </style:style>
    <style:style style:name="co7" style:family="table-column">
      <style:table-column-properties fo:break-before="auto" style:column-width="11.3657in"/>
    </style:style>
    <style:style style:name="co8" style:family="table-column">
      <style:table-column-properties fo:break-before="auto" style:column-width="4.7244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2.9909in"/>
    </style:style>
    <style:style style:name="co11" style:family="table-column">
      <style:table-column-properties fo:break-before="auto" style:column-width="3.909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calc</text:p>
          </table:table-cell>
          <table:table-cell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calc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office:value-type="string" calcext:value-type="string">
            <text:p>{"xpath":"HTML/BODY[1]/DIV[1]/DIV[2]/DIV[1]/DIV[1]/DIV[1]/OL[1]/LI[1]/A[1]","snapshot":{"type":"DOM","prop":{"nodeName":"a","xpath":"html/body[1]/div[1]/div[2]/div[1]/div[1]/div[1]/ol[1]/li[1]/a[1]"}}}</text:p>
          </table:table-cell>
          <table:table-cell office:value-type="string" calcext:value-type="string">
            <text:p>{"nodeName":"A","textContent":"+You","pos":1}</text:p>
          </table:table-cell>
          <table:table-cell office:value-type="string" calcext:value-type="string">
            <text:p>{"xpath":"HTML/BODY[1]/DIV[1]/DIV[2]/DIV[1]/DIV[1]/DIV[1]/OL[1]/LI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1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1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2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<text:a xlink:href="https://accounts.google.com/ServiceLogin?service=oz&amp;passive=1209600&amp;continue=https://plus.google.com/?gpsrc%3Dogpy0%26tab%3DwX" xlink:type="simple">https://accounts.google.com/ServiceLogin?service=oz&amp;passive=1209600&amp;continue=https://plus.google.com/?gpsrc%3Dogpy0%26tab%3DwX</text:a></text:p>
          </table:table-cell>
          <table:table-cell table:formula="of:=(IF(([.H2]=[.D2]);1;0)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J2]=[.D2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L2]=[.D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1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office:value-type="string" calcext:value-type="string">
            <text:p>{"xpath":"HTML/BODY[1]/DIV[1]/DIV[2]/DIV[1]/DIV[1]/DIV[1]/OL[1]/LI[1]/A[1]/SPAN[2]","snapshot":{"type":"DOM","prop":{"nodeName":"span","xpath":"html/body[1]/div[1]/div[2]/div[1]/div[1]/div[1]/ol[1]/li[1]/a[1]/span[2]"}}}</text:p>
          </table:table-cell>
          <table:table-cell office:value-type="string" calcext:value-type="string">
            <text:p>{"nodeName":"SPAN","textContent":"+You","pos":1}</text:p>
          </table:table-cell>
          <table:table-cell office:value-type="string" calcext:value-type="string">
            <text:p>{"xpath":"HTML/BODY[1]/DIV[1]/DIV[2]/DIV[1]/DIV[1]/DIV[1]/OL[1]/LI[1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1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1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[.H3]=[.D3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J3]=[.D3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L3]=[.D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1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office:value-type="string" calcext:value-type="string">
            <text:p>{"xpath":"HTML/BODY[1]/DIV[1]/DIV[2]/DIV[1]/DIV[1]/DIV[1]/OL[1]/LI[1]/A[1]/SPAN[1]","snapshot":{"type":"DOM","prop":{"nodeName":"span","xpath":"html/body[1]/div[1]/div[2]/div[1]/div[1]/div[1]/ol[1]/li[1]/a[1]/span[1]"}}}</text:p>
          </table:table-cell>
          <table:table-cell office:value-type="string" calcext:value-type="string">
            <text:p>{"nodeName":"SPAN","textContent":"","pos":2}</text:p>
          </table:table-cell>
          <table:table-cell office:value-type="string" calcext:value-type="string">
            <text:p>{"xpath":"HTML/BODY[1]/DIV[1]/DIV[2]/DIV[1]/DIV[1]/DIV[1]/OL[1]/LI[1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1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1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2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[.H4]=[.D4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J4]=[.D4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oz&amp;passive=1209600&amp;continue=https://plus.google.com/?gpsrc%3Dogpy0%26tab%3DwX</text:p>
          </table:table-cell>
          <table:table-cell table:formula="of:=(IF(([.L4]=[.D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2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webhp?tab=ww</text:p>
          </table:table-cell>
          <table:table-cell office:value-type="string" calcext:value-type="string">
            <text:p>{"xpath":"HTML/BODY[1]/DIV[1]/DIV[2]/DIV[1]/DIV[1]/DIV[1]/OL[1]/LI[2]/A[1]","snapshot":{"type":"DOM","prop":{"nodeName":"a","xpath":"html/body[1]/div[1]/div[2]/div[1]/div[1]/div[1]/ol[1]/li[2]/a[1]"}}}</text:p>
          </table:table-cell>
          <table:table-cell office:value-type="string" calcext:value-type="string">
            <text:p>{"nodeName":"A","textContent":"Search","pos":1}</text:p>
          </table:table-cell>
          <table:table-cell office:value-type="string" calcext:value-type="string">
            <text:p>{"xpath":"HTML/BODY[1]/DIV[1]/DIV[2]/DIV[1]/DIV[1]/DIV[1]/OL[1]/LI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7.5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7.5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webhp?tab=ww</text:p>
          </table:table-cell>
          <table:table-cell table:formula="of:=([.H5]=[.D5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webhp?tab=ww</text:p>
          </table:table-cell>
          <table:table-cell table:formula="of:=(IF(([.J5]=[.D5]);1;0))" office:value-type="float" office:value="1" calcext:value-type="float">
            <text:p>1</text:p>
          </table:table-cell>
          <table:table-cell office:value-type="string" calcext:value-type="string">
            <text:p>http://www.google.com/webhp?tab=ww</text:p>
          </table:table-cell>
          <table:table-cell table:formula="of:=(IF(([.L5]=[.D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2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webhp?tab=ww</text:p>
          </table:table-cell>
          <table:table-cell office:value-type="string" calcext:value-type="string">
            <text:p>{"xpath":"HTML/BODY[1]/DIV[1]/DIV[2]/DIV[1]/DIV[1]/DIV[1]/OL[1]/LI[2]/A[1]/SPAN[1]","snapshot":{"type":"DOM","prop":{"nodeName":"span","xpath":"html/body[1]/div[1]/div[2]/div[1]/div[1]/div[1]/ol[1]/li[2]/a[1]/span[1]"}}}</text:p>
          </table:table-cell>
          <table:table-cell office:value-type="string" calcext:value-type="string">
            <text:p>{"nodeName":"SPAN","textContent":"","pos":3}</text:p>
          </table:table-cell>
          <table:table-cell office:value-type="string" calcext:value-type="string">
            <text:p>{"xpath":"HTML/BODY[1]/DIV[1]/DIV[2]/DIV[1]/DIV[1]/DIV[1]/OL[1]/LI[2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21, 75, 57)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7.5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7.5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webhp?tab=ww</text:p>
          </table:table-cell>
          <table:table-cell table:formula="of:=([.H6]=[.D6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webhp?tab=ww</text:p>
          </table:table-cell>
          <table:table-cell table:formula="of:=(IF(([.J6]=[.D6]);1;0))" office:value-type="float" office:value="1" calcext:value-type="float">
            <text:p>1</text:p>
          </table:table-cell>
          <table:table-cell office:value-type="string" calcext:value-type="string">
            <text:p>http://www.google.com/webhp?tab=ww</text:p>
          </table:table-cell>
          <table:table-cell table:formula="of:=(IF(([.L6]=[.D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2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webhp?tab=ww</text:p>
          </table:table-cell>
          <table:table-cell office:value-type="string" calcext:value-type="string">
            <text:p>{"xpath":"HTML/BODY[1]/DIV[1]/DIV[2]/DIV[1]/DIV[1]/DIV[1]/OL[1]/LI[2]/A[1]/SPAN[2]","snapshot":{"type":"DOM","prop":{"nodeName":"span","xpath":"html/body[1]/div[1]/div[2]/div[1]/div[1]/div[1]/ol[1]/li[2]/a[1]/span[2]"}}}</text:p>
          </table:table-cell>
          <table:table-cell office:value-type="string" calcext:value-type="string">
            <text:p>{"nodeName":"SPAN","textContent":"Search","pos":1}</text:p>
          </table:table-cell>
          <table:table-cell office:value-type="string" calcext:value-type="string">
            <text:p>{"xpath":"HTML/BODY[1]/DIV[1]/DIV[2]/DIV[1]/DIV[1]/DIV[1]/OL[1]/LI[2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55, 255, 25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55, 255, 255)","border-top-left-radius":"0px","border-top-right-radius":"0px","border-top-style":"none","border-top-width":"0px","bottom":"0px","box-decoration-break":"slice","box-shadow":"none","box-sizing":"content-box","caption-side":"top","clear":"none","clip":"auto","color":"rgb(255, 255, 255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7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7.5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7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55, 255, 25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55, 255, 25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webhp?tab=ww</text:p>
          </table:table-cell>
          <table:table-cell table:formula="of:=([.H7]=[.D7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webhp?tab=ww</text:p>
          </table:table-cell>
          <table:table-cell table:formula="of:=(IF(([.J7]=[.D7]);1;0))" office:value-type="float" office:value="1" calcext:value-type="float">
            <text:p>1</text:p>
          </table:table-cell>
          <table:table-cell office:value-type="string" calcext:value-type="string">
            <text:p>http://www.google.com/webhp?tab=ww</text:p>
          </table:table-cell>
          <table:table-cell table:formula="of:=(IF(([.L7]=[.D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3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mghp?hl=en&amp;tab=wi</text:p>
          </table:table-cell>
          <table:table-cell office:value-type="string" calcext:value-type="string">
            <text:p>{"xpath":"HTML/BODY[1]/DIV[1]/DIV[2]/DIV[1]/DIV[1]/DIV[1]/OL[1]/LI[3]/A[1]/SPAN[1]","snapshot":{"type":"DOM","prop":{"nodeName":"span","xpath":"html/body[1]/div[1]/div[2]/div[1]/div[1]/div[1]/ol[1]/li[3]/a[1]/span[1]"}}}</text:p>
          </table:table-cell>
          <table:table-cell office:value-type="string" calcext:value-type="string">
            <text:p>{"nodeName":"SPAN","textContent":"","pos":4}</text:p>
          </table:table-cell>
          <table:table-cell office:value-type="string" calcext:value-type="string">
            <text:p>{"xpath":"HTML/BODY[1]/DIV[1]/DIV[2]/DIV[1]/DIV[1]/DIV[1]/OL[1]/LI[3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7.5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7.5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mghp?hl=en&amp;tab=wi</text:p>
          </table:table-cell>
          <table:table-cell table:formula="of:=([.H8]=[.D8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J8]=[.D8]);1;0))" office:value-type="float" office:value="1" calcext:value-type="float">
            <text:p>1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L8]=[.D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3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mghp?hl=en&amp;tab=wi</text:p>
          </table:table-cell>
          <table:table-cell office:value-type="string" calcext:value-type="string">
            <text:p>{"xpath":"HTML/BODY[1]/DIV[1]/DIV[2]/DIV[1]/DIV[1]/DIV[1]/OL[1]/LI[3]/A[1]","snapshot":{"type":"DOM","prop":{"nodeName":"a","xpath":"html/body[1]/div[1]/div[2]/div[1]/div[1]/div[1]/ol[1]/li[3]/a[1]"}}}</text:p>
          </table:table-cell>
          <table:table-cell office:value-type="string" calcext:value-type="string">
            <text:p>{"nodeName":"A","textContent":"Images","pos":1}</text:p>
          </table:table-cell>
          <table:table-cell office:value-type="string" calcext:value-type="string">
            <text:p>{"xpath":"HTML/BODY[1]/DIV[1]/DIV[2]/DIV[1]/DIV[1]/DIV[1]/O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7.5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7.5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mghp?hl=en&amp;tab=wi</text:p>
          </table:table-cell>
          <table:table-cell table:formula="of:=([.H9]=[.D9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J9]=[.D9]);1;0))" office:value-type="float" office:value="1" calcext:value-type="float">
            <text:p>1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L9]=[.D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3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mghp?hl=en&amp;tab=wi</text:p>
          </table:table-cell>
          <table:table-cell office:value-type="string" calcext:value-type="string">
            <text:p>{"xpath":"HTML/BODY[1]/DIV[1]/DIV[2]/DIV[1]/DIV[1]/DIV[1]/OL[1]/LI[3]/A[1]/SPAN[2]","snapshot":{"type":"DOM","prop":{"nodeName":"span","xpath":"html/body[1]/div[1]/div[2]/div[1]/div[1]/div[1]/ol[1]/li[3]/a[1]/span[2]"}}}</text:p>
          </table:table-cell>
          <table:table-cell office:value-type="string" calcext:value-type="string">
            <text:p>{"nodeName":"SPAN","textContent":"Images","pos":1}</text:p>
          </table:table-cell>
          <table:table-cell office:value-type="string" calcext:value-type="string">
            <text:p>{"xpath":"HTML/BODY[1]/DIV[1]/DIV[2]/DIV[1]/DIV[1]/DIV[1]/OL[1]/LI[3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7.5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7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mghp?hl=en&amp;tab=wi</text:p>
          </table:table-cell>
          <table:table-cell table:formula="of:=([.H10]=[.D10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J10]=[.D10]);1;0))" office:value-type="float" office:value="1" calcext:value-type="float">
            <text:p>1</text:p>
          </table:table-cell>
          <table:table-cell office:value-type="string" calcext:value-type="string">
            <text:p>http://www.google.com/imghp?hl=en&amp;tab=wi</text:p>
          </table:table-cell>
          <table:table-cell table:formula="of:=(IF(([.L10]=[.D1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4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maps?hl=en&amp;tab=wl</text:p>
          </table:table-cell>
          <table:table-cell office:value-type="string" calcext:value-type="string">
            <text:p>{"xpath":"HTML/BODY[1]/DIV[1]/DIV[2]/DIV[1]/DIV[1]/DIV[1]/OL[1]/LI[4]/A[1]/SPAN[2]","snapshot":{"type":"DOM","prop":{"nodeName":"span","xpath":"html/body[1]/div[1]/div[2]/div[1]/div[1]/div[1]/ol[1]/li[4]/a[1]/span[2]"}}}</text:p>
          </table:table-cell>
          <table:table-cell office:value-type="string" calcext:value-type="string">
            <text:p>{"nodeName":"SPAN","textContent":"Maps","pos":1}</text:p>
          </table:table-cell>
          <table:table-cell office:value-type="string" calcext:value-type="string">
            <text:p>{"xpath":"HTML/BODY[1]/DIV[1]/DIV[2]/DIV[1]/DIV[1]/DIV[1]/OL[1]/LI[4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2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2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maps?hl=en&amp;tab=wl</text:p>
          </table:table-cell>
          <table:table-cell table:formula="of:=([.H11]=[.D11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J11]=[.D11]);1;0))" office:value-type="float" office:value="1" calcext:value-type="float">
            <text:p>1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L11]=[.D1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4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maps?hl=en&amp;tab=wl</text:p>
          </table:table-cell>
          <table:table-cell office:value-type="string" calcext:value-type="string">
            <text:p>{"xpath":"HTML/BODY[1]/DIV[1]/DIV[2]/DIV[1]/DIV[1]/DIV[1]/OL[1]/LI[4]/A[1]","snapshot":{"type":"DOM","prop":{"nodeName":"a","xpath":"html/body[1]/div[1]/div[2]/div[1]/div[1]/div[1]/ol[1]/li[4]/a[1]"}}}</text:p>
          </table:table-cell>
          <table:table-cell office:value-type="string" calcext:value-type="string">
            <text:p>{"nodeName":"A","textContent":"Maps","pos":1}</text:p>
          </table:table-cell>
          <table:table-cell office:value-type="string" calcext:value-type="string">
            <text:p>{"xpath":"HTML/BODY[1]/DIV[1]/DIV[2]/DIV[1]/DIV[1]/DIV[1]/O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2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maps?hl=en&amp;tab=wl</text:p>
          </table:table-cell>
          <table:table-cell table:formula="of:=([.H12]=[.D12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J12]=[.D12]);1;0))" office:value-type="float" office:value="1" calcext:value-type="float">
            <text:p>1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L12]=[.D1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4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maps?hl=en&amp;tab=wl</text:p>
          </table:table-cell>
          <table:table-cell office:value-type="string" calcext:value-type="string">
            <text:p>{"xpath":"HTML/BODY[1]/DIV[1]/DIV[2]/DIV[1]/DIV[1]/DIV[1]/OL[1]/LI[4]/A[1]/SPAN[1]","snapshot":{"type":"DOM","prop":{"nodeName":"span","xpath":"html/body[1]/div[1]/div[2]/div[1]/div[1]/div[1]/ol[1]/li[4]/a[1]/span[1]"}}}</text:p>
          </table:table-cell>
          <table:table-cell office:value-type="string" calcext:value-type="string">
            <text:p>{"nodeName":"SPAN","textContent":"","pos":5}</text:p>
          </table:table-cell>
          <table:table-cell office:value-type="string" calcext:value-type="string">
            <text:p>{"xpath":"HTML/BODY[1]/DIV[1]/DIV[2]/DIV[1]/DIV[1]/DIV[1]/OL[1]/LI[4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2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maps?hl=en&amp;tab=wl</text:p>
          </table:table-cell>
          <table:table-cell table:formula="of:=([.H13]=[.D13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J13]=[.D13]);1;0))" office:value-type="float" office:value="1" calcext:value-type="float">
            <text:p>1</text:p>
          </table:table-cell>
          <table:table-cell office:value-type="string" calcext:value-type="string">
            <text:p>http://www.google.com/maps?hl=en&amp;tab=wl</text:p>
          </table:table-cell>
          <table:table-cell table:formula="of:=(IF(([.L13]=[.D1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5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play.google.com/store?hl=en&amp;tab=w8</text:p>
          </table:table-cell>
          <table:table-cell office:value-type="string" calcext:value-type="string">
            <text:p>{"xpath":"HTML/BODY[1]/DIV[1]/DIV[2]/DIV[1]/DIV[1]/DIV[1]/OL[1]/LI[5]/A[1]/SPAN[1]","snapshot":{"type":"DOM","prop":{"nodeName":"span","xpath":"html/body[1]/div[1]/div[2]/div[1]/div[1]/div[1]/ol[1]/li[5]/a[1]/span[1]"}}}</text:p>
          </table:table-cell>
          <table:table-cell office:value-type="string" calcext:value-type="string">
            <text:p>{"nodeName":"SPAN","textContent":"","pos":6}</text:p>
          </table:table-cell>
          <table:table-cell office:value-type="string" calcext:value-type="string">
            <text:p>{"xpath":"HTML/BODY[1]/DIV[1]/DIV[2]/DIV[1]/DIV[1]/DIV[1]/OL[1]/LI[5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9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9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38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play.google.com/store?hl=en&amp;tab=w8</text:p>
          </table:table-cell>
          <table:table-cell table:formula="of:=([.H14]=[.D14])" office:value-type="boolean" office:boolean-value="true" calcext:value-type="boolean">
            <text:p>TRUE</text:p>
          </table:table-cell>
          <table:table-cell office:value-type="string" calcext:value-type="string">
            <text:p>http://play.google.com/store?hl=en&amp;tab=w8</text:p>
          </table:table-cell>
          <table:table-cell table:formula="of:=(IF(([.J14]=[.D14]);1;0))" office:value-type="float" office:value="1" calcext:value-type="float">
            <text:p>1</text:p>
          </table:table-cell>
          <table:table-cell office:value-type="string" calcext:value-type="string">
            <text:p>http://play.google.com/store?hl=en&amp;tab=w8</text:p>
          </table:table-cell>
          <table:table-cell table:formula="of:=(IF(([.L14]=[.D1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6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youtube.com/?tab=w1</text:p>
          </table:table-cell>
          <table:table-cell office:value-type="string" calcext:value-type="string">
            <text:p>{"xpath":"HTML/BODY[1]/DIV[1]/DIV[2]/DIV[1]/DIV[1]/DIV[1]/OL[1]/LI[6]/A[1]/SPAN[1]","snapshot":{"type":"DOM","prop":{"nodeName":"span","xpath":"html/body[1]/div[1]/div[2]/div[1]/div[1]/div[1]/ol[1]/li[6]/a[1]/span[1]"}}}</text:p>
          </table:table-cell>
          <table:table-cell office:value-type="string" calcext:value-type="string">
            <text:p>{"nodeName":"SPAN","textContent":"","pos":7}</text:p>
          </table:table-cell>
          <table:table-cell office:value-type="string" calcext:value-type="string">
            <text:p>{"xpath":"HTML/BODY[1]/DIV[1]/DIV[2]/DIV[1]/DIV[1]/DIV[1]/OL[1]/LI[6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1.5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31.5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63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outube.com/?tab=w1</text:p>
          </table:table-cell>
          <table:table-cell table:formula="of:=([.H15]=[.D15])" office:value-type="boolean" office:boolean-value="true" calcext:value-type="boolean">
            <text:p>TRUE</text:p>
          </table:table-cell>
          <table:table-cell office:value-type="string" calcext:value-type="string">
            <text:p>http://www.youtube.com/?tab=w1</text:p>
          </table:table-cell>
          <table:table-cell table:formula="of:=(IF(([.J15]=[.D15]);1;0))" office:value-type="float" office:value="1" calcext:value-type="float">
            <text:p>1</text:p>
          </table:table-cell>
          <table:table-cell office:value-type="string" calcext:value-type="string">
            <text:p>http://www.youtube.com/?tab=w1</text:p>
          </table:table-cell>
          <table:table-cell table:formula="of:=(IF(([.L15]=[.D1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6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youtube.com/?tab=w1</text:p>
          </table:table-cell>
          <table:table-cell office:value-type="string" calcext:value-type="string">
            <text:p>{"xpath":"HTML/BODY[1]/DIV[1]/DIV[2]/DIV[1]/DIV[1]/DIV[1]/OL[1]/LI[6]/A[1]/SPAN[2]","snapshot":{"type":"DOM","prop":{"nodeName":"span","xpath":"html/body[1]/div[1]/div[2]/div[1]/div[1]/div[1]/ol[1]/li[6]/a[1]/span[2]"}}}</text:p>
          </table:table-cell>
          <table:table-cell office:value-type="string" calcext:value-type="string">
            <text:p>{"nodeName":"SPAN","textContent":"YouTube","pos":1}</text:p>
          </table:table-cell>
          <table:table-cell office:value-type="string" calcext:value-type="string">
            <text:p>{"xpath":"HTML/BODY[1]/DIV[1]/DIV[2]/DIV[1]/DIV[1]/DIV[1]/OL[1]/LI[6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31.5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31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outube.com/?tab=w1</text:p>
          </table:table-cell>
          <table:table-cell table:formula="of:=([.H16]=[.D16])" office:value-type="boolean" office:boolean-value="true" calcext:value-type="boolean">
            <text:p>TRUE</text:p>
          </table:table-cell>
          <table:table-cell office:value-type="string" calcext:value-type="string">
            <text:p>http://www.youtube.com/?tab=w1</text:p>
          </table:table-cell>
          <table:table-cell table:formula="of:=(IF(([.J16]=[.D16]);1;0))" office:value-type="float" office:value="1" calcext:value-type="float">
            <text:p>1</text:p>
          </table:table-cell>
          <table:table-cell office:value-type="string" calcext:value-type="string">
            <text:p>http://www.youtube.com/?tab=w1</text:p>
          </table:table-cell>
          <table:table-cell table:formula="of:=(IF(([.L16]=[.D1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7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news.google.com/nwshp?hl=en&amp;tab=wn</text:p>
          </table:table-cell>
          <table:table-cell office:value-type="string" calcext:value-type="string">
            <text:p>{"xpath":"HTML/BODY[1]/DIV[1]/DIV[2]/DIV[1]/DIV[1]/DIV[1]/OL[1]/LI[7]/A[1]","snapshot":{"type":"DOM","prop":{"nodeName":"a","xpath":"html/body[1]/div[1]/div[2]/div[1]/div[1]/div[1]/ol[1]/li[7]/a[1]"}}}</text:p>
          </table:table-cell>
          <table:table-cell office:value-type="string" calcext:value-type="string">
            <text:p>{"nodeName":"A","textContent":"News","pos":1}</text:p>
          </table:table-cell>
          <table:table-cell office:value-type="string" calcext:value-type="string">
            <text:p>{"xpath":"HTML/BODY[1]/DIV[1]/DIV[2]/DIV[1]/DIV[1]/DIV[1]/OL[1]/LI[7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2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news.google.com/nwshp?hl=en&amp;tab=wn</text:p>
          </table:table-cell>
          <table:table-cell table:formula="of:=([.H17]=[.D17])" office:value-type="boolean" office:boolean-value="true" calcext:value-type="boolean">
            <text:p>TRUE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J17]=[.D17]);1;0))" office:value-type="float" office:value="1" calcext:value-type="float">
            <text:p>1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L17]=[.D1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7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news.google.com/nwshp?hl=en&amp;tab=wn</text:p>
          </table:table-cell>
          <table:table-cell office:value-type="string" calcext:value-type="string">
            <text:p>{"xpath":"HTML/BODY[1]/DIV[1]/DIV[2]/DIV[1]/DIV[1]/DIV[1]/OL[1]/LI[7]/A[1]/SPAN[2]","snapshot":{"type":"DOM","prop":{"nodeName":"span","xpath":"html/body[1]/div[1]/div[2]/div[1]/div[1]/div[1]/ol[1]/li[7]/a[1]/span[2]"}}}</text:p>
          </table:table-cell>
          <table:table-cell office:value-type="string" calcext:value-type="string">
            <text:p>{"nodeName":"SPAN","textContent":"News","pos":1}</text:p>
          </table:table-cell>
          <table:table-cell office:value-type="string" calcext:value-type="string">
            <text:p>{"xpath":"HTML/BODY[1]/DIV[1]/DIV[2]/DIV[1]/DIV[1]/DIV[1]/OL[1]/LI[7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2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2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news.google.com/nwshp?hl=en&amp;tab=wn</text:p>
          </table:table-cell>
          <table:table-cell table:formula="of:=([.H18]=[.D18])" office:value-type="boolean" office:boolean-value="true" calcext:value-type="boolean">
            <text:p>TRUE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J18]=[.D18]);1;0))" office:value-type="float" office:value="1" calcext:value-type="float">
            <text:p>1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L18]=[.D1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7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news.google.com/nwshp?hl=en&amp;tab=wn</text:p>
          </table:table-cell>
          <table:table-cell office:value-type="string" calcext:value-type="string">
            <text:p>{"xpath":"HTML/BODY[1]/DIV[1]/DIV[2]/DIV[1]/DIV[1]/DIV[1]/OL[1]/LI[7]/A[1]/SPAN[1]","snapshot":{"type":"DOM","prop":{"nodeName":"span","xpath":"html/body[1]/div[1]/div[2]/div[1]/div[1]/div[1]/ol[1]/li[7]/a[1]/span[1]"}}}</text:p>
          </table:table-cell>
          <table:table-cell office:value-type="string" calcext:value-type="string">
            <text:p>{"nodeName":"SPAN","textContent":"","pos":8}</text:p>
          </table:table-cell>
          <table:table-cell office:value-type="string" calcext:value-type="string">
            <text:p>{"xpath":"HTML/BODY[1]/DIV[1]/DIV[2]/DIV[1]/DIV[1]/DIV[1]/OL[1]/LI[7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2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news.google.com/nwshp?hl=en&amp;tab=wn</text:p>
          </table:table-cell>
          <table:table-cell table:formula="of:=([.H19]=[.D19])" office:value-type="boolean" office:boolean-value="true" calcext:value-type="boolean">
            <text:p>TRUE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J19]=[.D19]);1;0))" office:value-type="float" office:value="1" calcext:value-type="float">
            <text:p>1</text:p>
          </table:table-cell>
          <table:table-cell office:value-type="string" calcext:value-type="string">
            <text:p>http://news.google.com/nwshp?hl=en&amp;tab=wn</text:p>
          </table:table-cell>
          <table:table-cell table:formula="of:=(IF(([.L19]=[.D1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8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office:value-type="string" calcext:value-type="string">
            <text:p>{"xpath":"HTML/BODY[1]/DIV[1]/DIV[2]/DIV[1]/DIV[1]/DIV[1]/OL[1]/LI[8]/A[1]","snapshot":{"type":"DOM","prop":{"nodeName":"a","xpath":"html/body[1]/div[1]/div[2]/div[1]/div[1]/div[1]/ol[1]/li[8]/a[1]"}}}</text:p>
          </table:table-cell>
          <table:table-cell office:value-type="string" calcext:value-type="string">
            <text:p>{"nodeName":"A","textContent":"Gmail","pos":1}</text:p>
          </table:table-cell>
          <table:table-cell office:value-type="string" calcext:value-type="string">
            <text:p>{"xpath":"HTML/BODY[1]/DIV[1]/DIV[2]/DIV[1]/DIV[1]/DIV[1]/OL[1]/LI[8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3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3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[.H20]=[.D20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J20]=[.D20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L20]=[.D2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8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office:value-type="string" calcext:value-type="string">
            <text:p>{"xpath":"HTML/BODY[1]/DIV[1]/DIV[2]/DIV[1]/DIV[1]/DIV[1]/OL[1]/LI[8]/A[1]/SPAN[2]","snapshot":{"type":"DOM","prop":{"nodeName":"span","xpath":"html/body[1]/div[1]/div[2]/div[1]/div[1]/div[1]/ol[1]/li[8]/a[1]/span[2]"}}}</text:p>
          </table:table-cell>
          <table:table-cell office:value-type="string" calcext:value-type="string">
            <text:p>{"nodeName":"SPAN","textContent":"Gmail","pos":1}</text:p>
          </table:table-cell>
          <table:table-cell office:value-type="string" calcext:value-type="string">
            <text:p>{"xpath":"HTML/BODY[1]/DIV[1]/DIV[2]/DIV[1]/DIV[1]/DIV[1]/OL[1]/LI[8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3px 7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3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[.H21]=[.D21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J21]=[.D21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L21]=[.D2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8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office:value-type="string" calcext:value-type="string">
            <text:p>{"xpath":"HTML/BODY[1]/DIV[1]/DIV[2]/DIV[1]/DIV[1]/DIV[1]/OL[1]/LI[8]/A[1]/SPAN[1]","snapshot":{"type":"DOM","prop":{"nodeName":"span","xpath":"html/body[1]/div[1]/div[2]/div[1]/div[1]/div[1]/ol[1]/li[8]/a[1]/span[1]"}}}</text:p>
          </table:table-cell>
          <table:table-cell office:value-type="string" calcext:value-type="string">
            <text:p>{"nodeName":"SPAN","textContent":"","pos":9}</text:p>
          </table:table-cell>
          <table:table-cell office:value-type="string" calcext:value-type="string">
            <text:p>{"xpath":"HTML/BODY[1]/DIV[1]/DIV[2]/DIV[1]/DIV[1]/DIV[1]/OL[1]/LI[8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3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3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[.H22]=[.D22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J22]=[.D22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mail&amp;passive=true&amp;rm=false&amp;continue=https://mail.google.com/mail/?tab%3Dwm&amp;scc=1&amp;ltmpl=default&amp;ltmplcache=2&amp;emr=1</text:p>
          </table:table-cell>
          <table:table-cell table:formula="of:=(IF(([.L22]=[.D2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wise&amp;passive=1209600&amp;continue=https%3A%2F%2Fdrive.google.com%2F%3Ftab%3Dwo%26urp%3Dhttp%3A%2F%2Fwww.google.com%2F%23&amp;followup=https%3A%2F%2Fdrive.google.com%2F%3Ftab%3Dwo%26urp%3Dhttp%3A%2F%2Fwww.google.com%2F&amp;ltmpl=drive&amp;emr=1</text:p>
          </table:table-cell>
          <table:table-cell office:value-type="string" calcext:value-type="string">
            <text:p>{"xpath":"HTML/BODY[1]/DIV[1]/DIV[2]/DIV[1]/DIV[1]/DIV[1]/OL[1]/LI[9]/DIV[1]/DIV[1]/OL[1]/LI[1]/A[1]","snapshot":{"type":"DOM","prop":{"nodeName":"a","xpath":"html/body[1]/div[1]/div[2]/div[1]/div[1]/div[1]/ol[1]/li[9]/div[1]/div[1]/ol[1]/li[1]/a[1]"}}}</text:p>
          </table:table-cell>
          <table:table-cell office:value-type="string" calcext:value-type="string">
            <text:p>{"nodeName":"A","textContent":"Drive","pos":1}</text:p>
          </table:table-cell>
          <table:table-cell office:value-type="string" calcext:value-type="string">
            <text:p>{"xpath":"HTML/BODY[1]/DIV[1]/DIV[2]/DIV[1]/DIV[1]/DIV[1]/OL[1]/LI[9]/DIV[1]/DIV[1]/OL[1]/LI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wise&amp;passive=1209600&amp;continue=https%3A%2F%2Fdrive.google.com%2F%3Ftab%3Dwo%26urp%3Dhttp%3A%2F%2Fwww.google.com%2F%3Fgws_rd%253Dssl%23&amp;followup=https%3A%2F%2Fdrive.google.com%2F%3Ftab%3Dwo%26urp%3Dhttp%3A%2F%2Fwww.google.com%2F%3Fgws_rd%253Dssl&amp;ltmpl=drive&amp;emr=1</text:p>
          </table:table-cell>
          <table:table-cell table:formula="of:=([.H23]=[.D23])" office:value-type="boolean" office:boolean-value="false" calcext:value-type="boolean">
            <text:p>FALSE</text:p>
          </table:table-cell>
          <table:table-cell office:value-type="string" calcext:value-type="string">
            <text:p>https://accounts.google.com/ServiceLogin?service=wise&amp;passive=1209600&amp;continue=https%3A%2F%2Fdrive.google.com%2F%3Ftab%3Dwo%26urp%3Dhttp%3A%2F%2Fwww.google.com%2F%3Fgws_rd%253Dssl%23&amp;followup=https%3A%2F%2Fdrive.google.com%2F%3Ftab%3Dwo%26urp%3Dhttp%3A%2F%2Fwww.google.com%2F%3Fgws_rd%253Dssl&amp;ltmpl=drive&amp;emr=1</text:p>
          </table:table-cell>
          <table:table-cell table:formula="of:=(IF(([.J23]=[.D23]);1;0))" office:value-type="float" office:value="0" calcext:value-type="float">
            <text:p>0</text:p>
          </table:table-cell>
          <table:table-cell office:value-type="string" calcext:value-type="string">
            <text:p>https://accounts.google.com/ServiceLogin?service=wise&amp;passive=1209600&amp;continue=https%3A%2F%2Fdrive.google.com%2F%3Ftab%3Dwo%26urp%3Dhttp%3A%2F%2Fwww.google.com%2F%3Fgws_rd%253Dssl%23&amp;followup=https%3A%2F%2Fdrive.google.com%2F%3Ftab%3Dwo%26urp%3Dhttp%3A%2F%2Fwww.google.com%2F%3Fgws_rd%253Dssl&amp;ltmpl=drive&amp;emr=1</text:p>
          </table:table-cell>
          <table:table-cell table:formula="of:=(IF(([.L23]=[.D23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2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cl&amp;passive=1209600&amp;continue=http://www.google.com/calendar/render?tab%3Dwc&amp;followup=http://www.google.com/calendar/render?tab%3Dwc&amp;scc=1</text:p>
          </table:table-cell>
          <table:table-cell office:value-type="string" calcext:value-type="string">
            <text:p>{"xpath":"HTML/BODY[1]/DIV[1]/DIV[2]/DIV[1]/DIV[1]/DIV[1]/OL[1]/LI[9]/DIV[1]/DIV[1]/OL[1]/LI[2]/A[1]","snapshot":{"type":"DOM","prop":{"nodeName":"a","xpath":"html/body[1]/div[1]/div[2]/div[1]/div[1]/div[1]/ol[1]/li[9]/div[1]/div[1]/ol[1]/li[2]/a[1]"}}}</text:p>
          </table:table-cell>
          <table:table-cell office:value-type="string" calcext:value-type="string">
            <text:p>{"nodeName":"A","textContent":"Calendar","pos":1}</text:p>
          </table:table-cell>
          <table:table-cell office:value-type="string" calcext:value-type="string">
            <text:p>{"xpath":"HTML/BODY[1]/DIV[1]/DIV[2]/DIV[1]/DIV[1]/DIV[1]/OL[1]/LI[9]/DIV[1]/DIV[1]/OL[1]/LI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cl&amp;passive=1209600&amp;continue=http://www.google.com/calendar/render?tab%3Dwc&amp;followup=http://www.google.com/calendar/render?tab%3Dwc&amp;scc=1</text:p>
          </table:table-cell>
          <table:table-cell table:formula="of:=([.H24]=[.D24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cl&amp;passive=1209600&amp;continue=http://www.google.com/calendar/render?tab%3Dwc&amp;followup=http://www.google.com/calendar/render?tab%3Dwc&amp;scc=1</text:p>
          </table:table-cell>
          <table:table-cell table:formula="of:=(IF(([.J24]=[.D24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cl&amp;passive=1209600&amp;continue=http://www.google.com/calendar/render?tab%3Dwc&amp;followup=http://www.google.com/calendar/render?tab%3Dwc&amp;scc=1</text:p>
          </table:table-cell>
          <table:table-cell table:formula="of:=(IF(([.L24]=[.D2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4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mobile/?hl=en&amp;tab=wD</text:p>
          </table:table-cell>
          <table:table-cell office:value-type="string" calcext:value-type="string">
            <text:p>{"xpath":"HTML/BODY[1]/DIV[1]/DIV[2]/DIV[1]/DIV[1]/DIV[1]/OL[1]/LI[9]/DIV[1]/DIV[1]/OL[1]/LI[4]/A[1]","snapshot":{"type":"DOM","prop":{"nodeName":"a","xpath":"html/body[1]/div[1]/div[2]/div[1]/div[1]/div[1]/ol[1]/li[9]/div[1]/div[1]/ol[1]/li[4]/a[1]"}}}</text:p>
          </table:table-cell>
          <table:table-cell office:value-type="string" calcext:value-type="string">
            <text:p>{"nodeName":"A","textContent":"Mobile","pos":1}</text:p>
          </table:table-cell>
          <table:table-cell office:value-type="string" calcext:value-type="string">
            <text:p>{"xpath":"HTML/BODY[1]/DIV[1]/DIV[2]/DIV[1]/DIV[1]/DIV[1]/OL[1]/LI[9]/DIV[1]/DIV[1]/O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mobile/?hl=en&amp;tab=wD</text:p>
          </table:table-cell>
          <table:table-cell table:formula="of:=([.H25]=[.D25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mobile/?hl=en&amp;tab=wD</text:p>
          </table:table-cell>
          <table:table-cell table:formula="of:=(IF(([.J25]=[.D25]);1;0))" office:value-type="float" office:value="1" calcext:value-type="float">
            <text:p>1</text:p>
          </table:table-cell>
          <table:table-cell office:value-type="string" calcext:value-type="string">
            <text:p>http://www.google.com/mobile/?hl=en&amp;tab=wD</text:p>
          </table:table-cell>
          <table:table-cell table:formula="of:=(IF(([.L25]=[.D2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6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sierra&amp;passive=1200&amp;continue=http://wallet.google.com/manage/?tab%3Dwa%26referer%3Dhttp://www.google.com/&amp;followup=http://wallet.google.com/manage/?tab%3Dwa%26referer%3Dhttp://www.google.com/&amp;ltmpl=wallet</text:p>
          </table:table-cell>
          <table:table-cell office:value-type="string" calcext:value-type="string">
            <text:p>{"xpath":"HTML/BODY[1]/DIV[1]/DIV[2]/DIV[1]/DIV[1]/DIV[1]/OL[1]/LI[9]/DIV[1]/DIV[1]/OL[1]/LI[6]/A[1]","snapshot":{"type":"DOM","prop":{"nodeName":"a","xpath":"html/body[1]/div[1]/div[2]/div[1]/div[1]/div[1]/ol[1]/li[9]/div[1]/div[1]/ol[1]/li[6]/a[1]"}}}</text:p>
          </table:table-cell>
          <table:table-cell office:value-type="string" calcext:value-type="string">
            <text:p>{"nodeName":"A","textContent":"Wallet","pos":1}</text:p>
          </table:table-cell>
          <table:table-cell office:value-type="string" calcext:value-type="string">
            <text:p>{"xpath":"HTML/BODY[1]/DIV[1]/DIV[2]/DIV[1]/DIV[1]/DIV[1]/OL[1]/LI[9]/DIV[1]/DIV[1]/OL[1]/LI[6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sierra&amp;passive=1200&amp;continue=http://wallet.google.com/manage/?tab%3Dwa%26referer%3Dhttp://www.google.com/?gws_rd%253Dssl&amp;followup=http://wallet.google.com/manage/?tab%3Dwa%26referer%3Dhttp://www.google.com/?gws_rd%253Dssl&amp;ltmpl=wallet</text:p>
          </table:table-cell>
          <table:table-cell table:formula="of:=([.H26]=[.D26])" office:value-type="boolean" office:boolean-value="false" calcext:value-type="boolean">
            <text:p>FALSE</text:p>
          </table:table-cell>
          <table:table-cell office:value-type="string" calcext:value-type="string">
            <text:p>https://accounts.google.com/ServiceLogin?service=sierra&amp;passive=1200&amp;continue=http://wallet.google.com/manage/?tab%3Dwa%26referer%3Dhttp://www.google.com/?gws_rd%253Dssl&amp;followup=http://wallet.google.com/manage/?tab%3Dwa%26referer%3Dhttp://www.google.com/?gws_rd%253Dssl&amp;ltmpl=wallet</text:p>
          </table:table-cell>
          <table:table-cell table:formula="of:=(IF(([.J26]=[.D26]);1;0))" office:value-type="float" office:value="0" calcext:value-type="float">
            <text:p>0</text:p>
          </table:table-cell>
          <table:table-cell office:value-type="string" calcext:value-type="string">
            <text:p>https://accounts.google.com/ServiceLogin?service=sierra&amp;passive=1200&amp;continue=http://wallet.google.com/manage/?tab%3Dwa%26referer%3Dhttp://www.google.com/?gws_rd%253Dssl&amp;followup=http://wallet.google.com/manage/?tab%3Dwa%26referer%3Dhttp://www.google.com/?gws_rd%253Dssl&amp;ltmpl=wallet</text:p>
          </table:table-cell>
          <table:table-cell table:formula="of:=(IF(([.L26]=[.D26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3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translate.google.com/?hl=en&amp;tab=wT</text:p>
          </table:table-cell>
          <table:table-cell office:value-type="string" calcext:value-type="string">
            <text:p>{"xpath":"HTML/BODY[1]/DIV[1]/DIV[2]/DIV[1]/DIV[1]/DIV[1]/OL[1]/LI[9]/DIV[1]/DIV[1]/OL[1]/LI[3]/A[1]","snapshot":{"type":"DOM","prop":{"nodeName":"a","xpath":"html/body[1]/div[1]/div[2]/div[1]/div[1]/div[1]/ol[1]/li[9]/div[1]/div[1]/ol[1]/li[3]/a[1]"}}}</text:p>
          </table:table-cell>
          <table:table-cell office:value-type="string" calcext:value-type="string">
            <text:p>{"nodeName":"A","textContent":"Translate","pos":1}</text:p>
          </table:table-cell>
          <table:table-cell office:value-type="string" calcext:value-type="string">
            <text:p>{"xpath":"HTML/BODY[1]/DIV[1]/DIV[2]/DIV[1]/DIV[1]/DIV[1]/OL[1]/LI[9]/DIV[1]/DIV[1]/O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translate.google.com/?hl=en&amp;tab=wT</text:p>
          </table:table-cell>
          <table:table-cell table:formula="of:=([.H27]=[.D27])" office:value-type="boolean" office:boolean-value="true" calcext:value-type="boolean">
            <text:p>TRUE</text:p>
          </table:table-cell>
          <table:table-cell office:value-type="string" calcext:value-type="string">
            <text:p>http://translate.google.com/?hl=en&amp;tab=wT</text:p>
          </table:table-cell>
          <table:table-cell table:formula="of:=(IF(([.J27]=[.D27]);1;0))" office:value-type="float" office:value="1" calcext:value-type="float">
            <text:p>1</text:p>
          </table:table-cell>
          <table:table-cell office:value-type="string" calcext:value-type="string">
            <text:p>http://translate.google.com/?hl=en&amp;tab=wT</text:p>
          </table:table-cell>
          <table:table-cell table:formula="of:=(IF(([.L27]=[.D2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8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blogger&amp;passive=1209600&amp;continue=http://www.blogger.com/home&amp;followup=http://www.blogger.com/home&amp;ltmpl=start</text:p>
          </table:table-cell>
          <table:table-cell office:value-type="string" calcext:value-type="string">
            <text:p>{"xpath":"HTML/BODY[1]/DIV[1]/DIV[2]/DIV[1]/DIV[1]/DIV[1]/OL[1]/LI[9]/DIV[1]/DIV[1]/OL[1]/LI[8]/A[1]","snapshot":{"type":"DOM","prop":{"nodeName":"a","xpath":"html/body[1]/div[1]/div[2]/div[1]/div[1]/div[1]/ol[1]/li[9]/div[1]/div[1]/ol[1]/li[8]/a[1]"}}}</text:p>
          </table:table-cell>
          <table:table-cell office:value-type="string" calcext:value-type="string">
            <text:p>{"nodeName":"A","textContent":"Blogger","pos":1}</text:p>
          </table:table-cell>
          <table:table-cell office:value-type="string" calcext:value-type="string">
            <text:p>{"xpath":"HTML/BODY[1]/DIV[1]/DIV[2]/DIV[1]/DIV[1]/DIV[1]/OL[1]/LI[9]/DIV[1]/DIV[1]/OL[1]/LI[8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blogger&amp;passive=1209600&amp;continue=http://www.blogger.com/home&amp;followup=http://www.blogger.com/home&amp;ltmpl=start</text:p>
          </table:table-cell>
          <table:table-cell table:formula="of:=([.H28]=[.D28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blogger&amp;passive=1209600&amp;continue=http://www.blogger.com/home&amp;followup=http://www.blogger.com/home&amp;ltmpl=start</text:p>
          </table:table-cell>
          <table:table-cell table:formula="of:=(IF(([.J28]=[.D28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blogger&amp;passive=1209600&amp;continue=http://www.blogger.com/home&amp;followup=http://www.blogger.com/home&amp;ltmpl=start</text:p>
          </table:table-cell>
          <table:table-cell table:formula="of:=(IF(([.L28]=[.D2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5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books.google.com/bkshp?hl=en&amp;tab=wp</text:p>
          </table:table-cell>
          <table:table-cell office:value-type="string" calcext:value-type="string">
            <text:p>{"xpath":"HTML/BODY[1]/DIV[1]/DIV[2]/DIV[1]/DIV[1]/DIV[1]/OL[1]/LI[9]/DIV[1]/DIV[1]/OL[1]/LI[5]/A[1]","snapshot":{"type":"DOM","prop":{"nodeName":"a","xpath":"html/body[1]/div[1]/div[2]/div[1]/div[1]/div[1]/ol[1]/li[9]/div[1]/div[1]/ol[1]/li[5]/a[1]"}}}</text:p>
          </table:table-cell>
          <table:table-cell office:value-type="string" calcext:value-type="string">
            <text:p>{"nodeName":"A","textContent":"Books","pos":1}</text:p>
          </table:table-cell>
          <table:table-cell office:value-type="string" calcext:value-type="string">
            <text:p>{"xpath":"HTML/BODY[1]/DIV[1]/DIV[2]/DIV[1]/DIV[1]/DIV[1]/OL[1]/LI[9]/DIV[1]/DIV[1]/OL[1]/LI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books.google.com/bkshp?hl=en&amp;tab=wp</text:p>
          </table:table-cell>
          <table:table-cell table:formula="of:=([.H29]=[.D29])" office:value-type="boolean" office:boolean-value="true" calcext:value-type="boolean">
            <text:p>TRUE</text:p>
          </table:table-cell>
          <table:table-cell office:value-type="string" calcext:value-type="string">
            <text:p>http://books.google.com/bkshp?hl=en&amp;tab=wp</text:p>
          </table:table-cell>
          <table:table-cell table:formula="of:=(IF(([.J29]=[.D29]);1;0))" office:value-type="float" office:value="1" calcext:value-type="float">
            <text:p>1</text:p>
          </table:table-cell>
          <table:table-cell office:value-type="string" calcext:value-type="string">
            <text:p>http://books.google.com/bkshp?hl=en&amp;tab=wp</text:p>
          </table:table-cell>
          <table:table-cell table:formula="of:=(IF(([.L29]=[.D2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1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videohp?hl=en&amp;gws_rd=ssl</text:p>
          </table:table-cell>
          <table:table-cell office:value-type="string" calcext:value-type="string">
            <text:p>{"xpath":"HTML/BODY[1]/DIV[1]/DIV[2]/DIV[1]/DIV[1]/DIV[1]/OL[1]/LI[9]/DIV[1]/DIV[1]/OL[1]/LI[11]/A[1]","snapshot":{"type":"DOM","prop":{"nodeName":"a","xpath":"html/body[1]/div[1]/div[2]/div[1]/div[1]/div[1]/ol[1]/li[9]/div[1]/div[1]/ol[1]/li[11]/a[1]"}}}</text:p>
          </table:table-cell>
          <table:table-cell office:value-type="string" calcext:value-type="string">
            <text:p>{"nodeName":"A","textContent":"Videos","pos":1}</text:p>
          </table:table-cell>
          <table:table-cell office:value-type="string" calcext:value-type="string">
            <text:p>{"xpath":"HTML/BODY[1]/DIV[1]/DIV[2]/DIV[1]/DIV[1]/DIV[1]/OL[1]/LI[9]/DIV[1]/DIV[1]/OL[1]/LI[1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videohp?hl=en&amp;gws_rd=ssl</text:p>
          </table:table-cell>
          <table:table-cell table:formula="of:=([.H30]=[.D30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videohp?hl=en&amp;gws_rd=ssl</text:p>
          </table:table-cell>
          <table:table-cell table:formula="of:=(IF(([.J30]=[.D30]);1;0))" office:value-type="float" office:value="1" calcext:value-type="float">
            <text:p>1</text:p>
          </table:table-cell>
          <table:table-cell office:value-type="string" calcext:value-type="string">
            <text:p>http://www.google.com/videohp?hl=en&amp;gws_rd=ssl</text:p>
          </table:table-cell>
          <table:table-cell table:formula="of:=(IF(([.L30]=[.D3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10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oz&amp;passive=1209600&amp;continue=https://plus.google.com/photos?tab%3Dwq%26gpsrc%3Dgplp0</text:p>
          </table:table-cell>
          <table:table-cell office:value-type="string" calcext:value-type="string">
            <text:p>{"xpath":"HTML/BODY[1]/DIV[1]/DIV[2]/DIV[1]/DIV[1]/DIV[1]/OL[1]/LI[9]/DIV[1]/DIV[1]/OL[1]/LI[10]/A[1]","snapshot":{"type":"DOM","prop":{"nodeName":"a","xpath":"html/body[1]/div[1]/div[2]/div[1]/div[1]/div[1]/ol[1]/li[9]/div[1]/div[1]/ol[1]/li[10]/a[1]"}}}</text:p>
          </table:table-cell>
          <table:table-cell office:value-type="string" calcext:value-type="string">
            <text:p>{"nodeName":"A","textContent":"Photos","pos":1}</text:p>
          </table:table-cell>
          <table:table-cell office:value-type="string" calcext:value-type="string">
            <text:p>{"xpath":"HTML/BODY[1]/DIV[1]/DIV[2]/DIV[1]/DIV[1]/DIV[1]/OL[1]/LI[9]/DIV[1]/DIV[1]/OL[1]/LI[10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oz&amp;passive=1209600&amp;continue=https://plus.google.com/photos?tab%3Dwq%26gpsrc%3Dgplp0</text:p>
          </table:table-cell>
          <table:table-cell table:formula="of:=([.H31]=[.D31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oz&amp;passive=1209600&amp;continue=https://plus.google.com/photos?tab%3Dwq%26gpsrc%3Dgplp0</text:p>
          </table:table-cell>
          <table:table-cell table:formula="of:=(IF(([.J31]=[.D31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oz&amp;passive=1209600&amp;continue=https://plus.google.com/photos?tab%3Dwq%26gpsrc%3Dgplp0</text:p>
          </table:table-cell>
          <table:table-cell table:formula="of:=(IF(([.L31]=[.D3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7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shopping?hl=en&amp;tab=wf</text:p>
          </table:table-cell>
          <table:table-cell office:value-type="string" calcext:value-type="string">
            <text:p>{"xpath":"HTML/BODY[1]/DIV[1]/DIV[2]/DIV[1]/DIV[1]/DIV[1]/OL[1]/LI[9]/DIV[1]/DIV[1]/OL[1]/LI[7]/A[1]","snapshot":{"type":"DOM","prop":{"nodeName":"a","xpath":"html/body[1]/div[1]/div[2]/div[1]/div[1]/div[1]/ol[1]/li[9]/div[1]/div[1]/ol[1]/li[7]/a[1]"}}}</text:p>
          </table:table-cell>
          <table:table-cell office:value-type="string" calcext:value-type="string">
            <text:p>{"nodeName":"A","textContent":"Shopping","pos":1}</text:p>
          </table:table-cell>
          <table:table-cell office:value-type="string" calcext:value-type="string">
            <text:p>{"xpath":"HTML/BODY[1]/DIV[1]/DIV[2]/DIV[1]/DIV[1]/DIV[1]/OL[1]/LI[9]/DIV[1]/DIV[1]/OL[1]/LI[7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shopping?hl=en&amp;tab=wf</text:p>
          </table:table-cell>
          <table:table-cell table:formula="of:=([.H32]=[.D32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shopping?hl=en&amp;tab=wf</text:p>
          </table:table-cell>
          <table:table-cell table:formula="of:=(IF(([.J32]=[.D32]);1;0))" office:value-type="float" office:value="1" calcext:value-type="float">
            <text:p>1</text:p>
          </table:table-cell>
          <table:table-cell office:value-type="string" calcext:value-type="string">
            <text:p>http://www.google.com/shopping?hl=en&amp;tab=wf</text:p>
          </table:table-cell>
          <table:table-cell table:formula="of:=(IF(([.L32]=[.D3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9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finance?tab=we</text:p>
          </table:table-cell>
          <table:table-cell office:value-type="string" calcext:value-type="string">
            <text:p>{"xpath":"HTML/BODY[1]/DIV[1]/DIV[2]/DIV[1]/DIV[1]/DIV[1]/OL[1]/LI[9]/DIV[1]/DIV[1]/OL[1]/LI[9]/A[1]","snapshot":{"type":"DOM","prop":{"nodeName":"a","xpath":"html/body[1]/div[1]/div[2]/div[1]/div[1]/div[1]/ol[1]/li[9]/div[1]/div[1]/ol[1]/li[9]/a[1]"}}}</text:p>
          </table:table-cell>
          <table:table-cell office:value-type="string" calcext:value-type="string">
            <text:p>{"nodeName":"A","textContent":"Finance","pos":1}</text:p>
          </table:table-cell>
          <table:table-cell office:value-type="string" calcext:value-type="string">
            <text:p>{"xpath":"HTML/BODY[1]/DIV[1]/DIV[2]/DIV[1]/DIV[1]/DIV[1]/OL[1]/LI[9]/DIV[1]/DIV[1]/OL[1]/LI[9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finance?tab=we</text:p>
          </table:table-cell>
          <table:table-cell table:formula="of:=([.H33]=[.D33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finance?tab=we</text:p>
          </table:table-cell>
          <table:table-cell table:formula="of:=(IF(([.J33]=[.D33]);1;0))" office:value-type="float" office:value="1" calcext:value-type="float">
            <text:p>1</text:p>
          </table:table-cell>
          <table:table-cell office:value-type="string" calcext:value-type="string">
            <text:p>http://www.google.com/finance?tab=we</text:p>
          </table:table-cell>
          <table:table-cell table:formula="of:=(IF(([.L33]=[.D3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14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ntl/en/about/products/</text:p>
          </table:table-cell>
          <table:table-cell office:value-type="string" calcext:value-type="string">
            <text:p>{"xpath":"HTML/BODY[1]/DIV[1]/DIV[2]/DIV[1]/DIV[1]/DIV[1]/OL[1]/LI[9]/DIV[1]/DIV[1]/OL[1]/LI[14]/A[1]","snapshot":{"type":"DOM","prop":{"nodeName":"a","xpath":"html/body[1]/div[1]/div[2]/div[1]/div[1]/div[1]/ol[1]/li[9]/div[1]/div[1]/ol[1]/li[14]/a[1]"}}}</text:p>
          </table:table-cell>
          <table:table-cell office:value-type="string" calcext:value-type="string">
            <text:p>{"nodeName":"A","textContent":"Even more ﺁ؛","pos":1}</text:p>
          </table:table-cell>
          <table:table-cell office:value-type="string" calcext:value-type="string">
            <text:p>{"xpath":"HTML/BODY[1]/DIV[1]/DIV[2]/DIV[1]/DIV[1]/DIV[1]/OL[1]/LI[9]/DIV[1]/DIV[1]/OL[1]/LI[1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ntl/en/about/products/</text:p>
          </table:table-cell>
          <table:table-cell table:formula="of:=([.H34]=[.D34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ntl/en/about/products/</text:p>
          </table:table-cell>
          <table:table-cell table:formula="of:=(IF(([.J34]=[.D34]);1;0))" office:value-type="float" office:value="1" calcext:value-type="float">
            <text:p>1</text:p>
          </table:table-cell>
          <table:table-cell office:value-type="string" calcext:value-type="string">
            <text:p>http://www.google.com/intl/en/about/products/</text:p>
          </table:table-cell>
          <table:table-cell table:formula="of:=(IF(([.L34]=[.D3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1]/A[1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office:value-type="string" calcext:value-type="string">
            <text:p>{"xpath":"HTML/BODY[1]/DIV[1]/DIV[2]/DIV[1]/DIV[1]/DIV[2]/OL[1]/LI[1]/A[1]/SPAN[1]","snapshot":{"type":"DOM","prop":{"nodeName":"span","xpath":"html/body[1]/div[1]/div[2]/div[1]/div[1]/div[2]/ol[1]/li[1]/a[1]/span[1]"}}}</text:p>
          </table:table-cell>
          <table:table-cell office:value-type="string" calcext:value-type="string">
            <text:p>{"nodeName":"SPAN","textContent":"","pos":13}</text:p>
          </table:table-cell>
          <table:table-cell office:value-type="string" calcext:value-type="string">
            <text:p>{"xpath":"HTML/BODY[1]/DIV[1]/DIV[2]/DIV[1]/DIV[1]/DIV[2]/OL[1]/LI[1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transparent","border-top-left-radius":"0px","border-top-right-radius":"0px","border-top-style":"solid","border-top-width":"2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8.5px 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8.5px 1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7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[.H35]=[.D35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J35]=[.D35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L35]=[.D3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office:value-type="string" calcext:value-type="string">
            <text:p>{"xpath":"HTML/BODY[1]/DIV[1]/DIV[2]/DIV[1]/DIV[1]/DIV[2]/OL[1]/LI[1]/A[1]","snapshot":{"type":"DOM","prop":{"nodeName":"a","xpath":"html/body[1]/div[1]/div[2]/div[1]/div[1]/div[2]/ol[1]/li[1]/a[1]"}}}</text:p>
          </table:table-cell>
          <table:table-cell office:value-type="string" calcext:value-type="string">
            <text:p>{"nodeName":"A","textContent":"Sign in","pos":1}</text:p>
          </table:table-cell>
          <table:table-cell office:value-type="string" calcext:value-type="string">
            <text:p>{"xpath":"HTML/BODY[1]/DIV[1]/DIV[2]/DIV[1]/DIV[1]/DIV[2]/OL[1]/LI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9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8.5px 14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8.5px 14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7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[.H36]=[.D36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J36]=[.D36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L36]=[.D3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1]/OL[1]/LI[9]/DIV[1]/DIV[1]/OL[1]/LI[12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service=wise&amp;passive=1209600&amp;continue=https%3A%2F%2Fdocs.google.com%2Fdocument%2F%3Fusp%3Ddocs_alc&amp;followup=https%3A%2F%2Fdocs.google.com%2Fdocument%2F%3Fusp%3Ddocs_alc&amp;ltmpl=docs</text:p>
          </table:table-cell>
          <table:table-cell office:value-type="string" calcext:value-type="string">
            <text:p>{"xpath":"HTML/BODY[1]/DIV[1]/DIV[2]/DIV[1]/DIV[1]/DIV[1]/OL[1]/LI[9]/DIV[1]/DIV[1]/OL[1]/LI[12]/A[1]","snapshot":{"type":"DOM","prop":{"nodeName":"a","xpath":"html/body[1]/div[1]/div[2]/div[1]/div[1]/div[1]/ol[1]/li[9]/div[1]/div[1]/ol[1]/li[12]/a[1]"}}}</text:p>
          </table:table-cell>
          <table:table-cell office:value-type="string" calcext:value-type="string">
            <text:p>{"nodeName":"A","textContent":"Docs","pos":1}</text:p>
          </table:table-cell>
          <table:table-cell office:value-type="string" calcext:value-type="string">
            <text:p>{"xpath":"HTML/BODY[1]/DIV[1]/DIV[2]/DIV[1]/DIV[1]/DIV[1]/OL[1]/LI[9]/DIV[1]/DIV[1]/OL[1]/LI[1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7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7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7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service=wise&amp;passive=1209600&amp;continue=https%3A%2F%2Fdocs.google.com%2Fdocument%2F%3Fusp%3Ddocs_alc&amp;followup=https%3A%2F%2Fdocs.google.com%2Fdocument%2F%3Fusp%3Ddocs_alc&amp;ltmpl=docs</text:p>
          </table:table-cell>
          <table:table-cell table:formula="of:=([.H37]=[.D37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service=wise&amp;passive=1209600&amp;continue=https%3A%2F%2Fdocs.google.com%2Fdocument%2F%3Fusp%3Ddocs_alc&amp;followup=https%3A%2F%2Fdocs.google.com%2Fdocument%2F%3Fusp%3Ddocs_alc&amp;ltmpl=docs</text:p>
          </table:table-cell>
          <table:table-cell table:formula="of:=(IF(([.J37]=[.D37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service=wise&amp;passive=1209600&amp;continue=https%3A%2F%2Fdocs.google.com%2Fdocument%2F%3Fusp%3Ddocs_alc&amp;followup=https%3A%2F%2Fdocs.google.com%2Fdocument%2F%3Fusp%3Ddocs_alc&amp;ltmpl=docs</text:p>
          </table:table-cell>
          <table:table-cell table:formula="of:=(IF(([.L37]=[.D3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1]/A[1]/SPAN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office:value-type="string" calcext:value-type="string">
            <text:p>{"xpath":"HTML/BODY[1]/DIV[1]/DIV[2]/DIV[1]/DIV[1]/DIV[2]/OL[1]/LI[1]/A[1]/SPAN[2]","snapshot":{"type":"DOM","prop":{"nodeName":"span","xpath":"html/body[1]/div[1]/div[2]/div[1]/div[1]/div[2]/ol[1]/li[1]/a[1]/span[2]"}}}</text:p>
          </table:table-cell>
          <table:table-cell office:value-type="string" calcext:value-type="string">
            <text:p>{"nodeName":"SPAN","textContent":"Sign in","pos":1}</text:p>
          </table:table-cell>
          <table:table-cell office:value-type="string" calcext:value-type="string">
            <text:p>{"xpath":"HTML/BODY[1]/DIV[1]/DIV[2]/DIV[1]/DIV[1]/DIV[2]/OL[1]/LI[1]/A[1]/SPAN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rgb(204, 204, 204)","border-top-left-radius":"0px","border-top-right-radius":"0px","border-top-style":"none","border-top-width":"0px","bottom":"0px","box-decoration-break":"slice","box-shadow":"none","box-sizing":"content-box","caption-side":"top","clear":"none","clip":"auto","color":"rgb(204, 20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0px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5px","padding-right":"5px","padding-top":"0px","page-break-after":"auto","page-break-before":"auto","page-break-inside":"auto","perspective":"none","perspective-origin":"28.5px 13.5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0px","transform":"none","transform-origin":"28.5px 13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5px","word-break":"normal","word-spacing":"0px","word-wrap":"normal","z-index":"1000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[.H38]=[.D38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J38]=[.D38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L38]=[.D3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1]/A[1]/SPAN[2]/SPAN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office:value-type="string" calcext:value-type="string">
            <text:p>{"xpath":"HTML/BODY[1]/DIV[1]/DIV[2]/DIV[1]/DIV[1]/DIV[2]/OL[1]/LI[1]/A[1]/SPAN[2]/SPAN[1]","snapshot":{"type":"DOM","prop":{"nodeName":"span","xpath":"html/body[1]/div[1]/div[2]/div[1]/div[1]/div[2]/ol[1]/li[1]/a[1]/span[2]/span[1]"}}}</text:p>
          </table:table-cell>
          <table:table-cell office:value-type="string" calcext:value-type="string">
            <text:p>{"nodeName":"SPAN","textContent":"Sign in","pos":2}</text:p>
          </table:table-cell>
          <table:table-cell office:value-type="string" calcext:value-type="string">
            <text:p>{"xpath":"HTML/BODY[1]/DIV[1]/DIV[2]/DIV[1]/DIV[1]/DIV[2]/OL[1]/LI[1]/A[1]/SPAN[2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04, 20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04, 204, 204)","border-left-style":"none","border-left-width":"0px","border-right-color":"rgb(204, 204, 204)","border-right-style":"none","border-right-width":"0px","border-spacing":"0px 0px","border-top-color":"rgb(204, 20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204, 20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700","height":"auto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.5px 7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2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204, 20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04, 20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[.H39]=[.D39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J39]=[.D39]);1;0))" office:value-type="float" office:value="1" calcext:value-type="float">
            <text:p>1</text:p>
          </table:table-cell>
          <table:table-cell office:value-type="string" calcext:value-type="string">
            <text:p>https://accounts.google.com/ServiceLogin?hl=en&amp;continue=http://www.google.com/</text:p>
          </table:table-cell>
          <table:table-cell table:formula="of:=(IF(([.L39]=[.D3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3]/DIV[1]/DIV[1]/OL[1]/LI[3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advanced_search?hl=en</text:p>
          </table:table-cell>
          <table:table-cell office:value-type="string" calcext:value-type="string">
            <text:p>{"xpath":"HTML/BODY[1]/DIV[1]/DIV[2]/DIV[1]/DIV[1]/DIV[2]/OL[1]/LI[3]/DIV[1]/DIV[1]/OL[1]/LI[3]/A[1]","snapshot":{"type":"DOM","prop":{"nodeName":"a","xpath":"html/body[1]/div[1]/div[2]/div[1]/div[1]/div[2]/ol[1]/li[3]/div[1]/div[1]/ol[1]/li[3]/a[1]"}}}</text:p>
          </table:table-cell>
          <table:table-cell office:value-type="string" calcext:value-type="string">
            <text:p>{"nodeName":"A","textContent":"Advanced search","pos":1}</text:p>
          </table:table-cell>
          <table:table-cell office:value-type="string" calcext:value-type="string">
            <text:p>{"xpath":"HTML/BODY[1]/DIV[1]/DIV[2]/DIV[1]/DIV[1]/DIV[2]/OL[1]/LI[3]/DIV[1]/DIV[1]/O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70.5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70.5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10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advanced_search?hl=en</text:p>
          </table:table-cell>
          <table:table-cell table:formula="of:=([.H40]=[.D40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advanced_search?hl=en</text:p>
          </table:table-cell>
          <table:table-cell table:formula="of:=(IF(([.J40]=[.D40]);1;0))" office:value-type="float" office:value="1" calcext:value-type="float">
            <text:p>1</text:p>
          </table:table-cell>
          <table:table-cell office:value-type="string" calcext:value-type="string">
            <text:p>http://www.google.com/advanced_search?hl=en</text:p>
          </table:table-cell>
          <table:table-cell table:formula="of:=(IF(([.L40]=[.D4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3]/DIV[1]/DIV[1]/OL[1]/LI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preferences?hl=en</text:p>
          </table:table-cell>
          <table:table-cell office:value-type="string" calcext:value-type="string">
            <text:p>{"xpath":"HTML/BODY[1]/DIV[1]/DIV[2]/DIV[1]/DIV[1]/DIV[2]/OL[1]/LI[3]/DIV[1]/DIV[1]/OL[1]/LI[1]/A[1]","snapshot":{"type":"DOM","prop":{"nodeName":"a","xpath":"html/body[1]/div[1]/div[2]/div[1]/div[1]/div[2]/ol[1]/li[3]/div[1]/div[1]/ol[1]/li[1]/a[1]"}}}</text:p>
          </table:table-cell>
          <table:table-cell office:value-type="string" calcext:value-type="string">
            <text:p>{"nodeName":"A","textContent":"Search settings","pos":1}</text:p>
          </table:table-cell>
          <table:table-cell office:value-type="string" calcext:value-type="string">
            <text:p>{"xpath":"HTML/BODY[1]/DIV[1]/DIV[2]/DIV[1]/DIV[1]/DIV[2]/OL[1]/LI[3]/DIV[1]/DIV[1]/OL[1]/LI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70.5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70.5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10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preferences?hl=en</text:p>
          </table:table-cell>
          <table:table-cell table:formula="of:=([.H41]=[.D41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preferences?hl=en</text:p>
          </table:table-cell>
          <table:table-cell table:formula="of:=(IF(([.J41]=[.D41]);1;0))" office:value-type="float" office:value="1" calcext:value-type="float">
            <text:p>1</text:p>
          </table:table-cell>
          <table:table-cell office:value-type="string" calcext:value-type="string">
            <text:p>http://www.google.com/preferences?hl=en</text:p>
          </table:table-cell>
          <table:table-cell table:formula="of:=(IF(([.L41]=[.D4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3]/FORM[1]/DIV[2]/DIV[3]/CENTER[1]/INPUT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doodles/</text:p>
          </table:table-cell>
          <table:table-cell office:value-type="string" calcext:value-type="string">
            <text:p>{"xpath":"HTML/BODY[1]/DIV[1]/DIV[3]/FORM[1]/DIV[2]/DIV[3]/CENTER[1]/INPUT[2]","snapshot":{"type":"DOM","prop":{"nodeName":"input","xpath":"html/body[1]/div[1]/div[3]/form[1]/div[2]/div[3]/center[1]/input[2]"}}}</text:p>
          </table:table-cell>
          <table:table-cell office:value-type="string" calcext:value-type="string">
            <text:p>{"nodeName":"INPUT","textContent":"","pos":7}</text:p>
          </table:table-cell>
          <table:table-cell office:value-type="string" calcext:value-type="string">
            <text:p>{"xpath":"HTML/BODY[1]/DIV[1]/DIV[3]/FORM[1]/DIV[2]/DIV[3]/CENTER[1]/INPUT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245, 245, 245)","background-image":"-moz-linear-gradient(50% 0%, rgb(245, 245, 245), rgb(241, 241, 241))","background-origin":"padding-box","background-position":"0% 0%","background-repeat":"repeat","background-size":"auto auto","border-bottom-color":"rgba(0, 0, 0, 0.1)","border-bottom-left-radius":"2px","border-bottom-right-radius":"2px","border-bottom-style":"solid","border-bottom-width":"1px","border-collapse":"separate","border-image-outset":"0 0 0 0","border-image-repeat":"stretch stretch","border-image-slice":"100% 100% 100% 100%","border-image-source":"none","border-image-width":"1 1 1 1","border-left-color":"rgba(0, 0, 0, 0.1)","border-left-style":"solid","border-left-width":"1px","border-right-color":"rgba(0, 0, 0, 0.1)","border-right-style":"solid","border-right-width":"1px","border-spacing":"0px 0px","border-top-color":"rgba(0, 0, 0, 0.1)","border-top-left-radius":"2px","border-top-right-radius":"2px","border-top-style":"solid","border-top-width":"1px","bottom":"auto","box-decoration-break":"slice","box-shadow":"none","box-sizing":"border-box","caption-side":"top","clear":"none","clip":"auto","color":"rgb(68, 68, 68)","content":"none","counter-increment":"none","counter-reset":"none","cursor":"default","direction":"ltr","display":"inline","empty-cells":"show","flex-basis":"auto","flex-direction":"row","flex-grow":"0","flex-shrink":"1","flex-wrap":"nowrap","float":"none","font-family":"arial,sans-serif","font-size":"11px","font-size-adjust":"none","font-stretch":"normal","font-style":"normal","font-variant":"normal","font-weight":"700","height":"29px","image-orientation":"0deg","ime-mode":"auto","justify-content":"flex-start","left":"auto","letter-spacing":"normal","line-height":"27px","list-style-image":"none","list-style-position":"outside","list-style-type":"disc","margin-bottom":"11px","margin-left":"8px","margin-right":"8px","margin-top":"11px","marker-offset":"auto","max-height":"none","max-width":"none","min-height":"0px","min-width":"54px","mix-blend-mode":"normal","opacity":"1","order":"0","outline-color":"rgb(0, 0, 0)","outline-offset":"0px","outline-style":"none","outline-width":"0px","overflow":"visible","overflow-x":"visible","overflow-y":"visible","padding-bottom":"0px","padding-left":"8px","padding-right":"8px","padding-top":"0px","page-break-after":"auto","page-break-before":"auto","page-break-inside":"auto","perspective":"none","perspective-origin":"58.5px 14.5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58.5px 14.5px","transform-style":"flat","transition-delay":"0s","transition-duration":"0s","transition-property":"all","transition-timing-function":"cubic-bezier(0.25, 0.1, 0.25, 1)","unicode-bidi":"normal","vertical-align":"baseline","visibility":"visible","white-space":"pre","width":"117px","word-break":"normal","word-spacing":"0px","word-wrap":"normal","z-index":"auto","-moz-appearance":"button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68, 68, 68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68, 68, 68)","-moz-text-decoration-line":"none","-moz-text-decoration-style":"solid","-moz-text-size-adjust":"auto","-moz-user-focus":"none","-moz-user-input":"auto","-moz-user-modify":"read-only","-moz-user-select":"none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optimizelegibility","vector-effect":"none"}</text:p>
          </table:table-cell>
          <table:table-cell office:value-type="string" calcext:value-type="string">
            <text:p>http://www.google.com/</text:p>
          </table:table-cell>
          <table:table-cell table:formula="of:=([.H42]=[.D42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m/</text:p>
          </table:table-cell>
          <table:table-cell table:formula="of:=(IF(([.J42]=[.D42]);1;0))" office:value-type="float" office:value="0" calcext:value-type="float">
            <text:p>0</text:p>
          </table:table-cell>
          <table:table-cell office:value-type="string" calcext:value-type="string">
            <text:p>http://www.google.com/doodles/</text:p>
          </table:table-cell>
          <table:table-cell table:formula="of:=(IF(([.L42]=[.D4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3]/DIV[1]/DIV[1]/OL[1]/LI[6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history.google.com/history/optout?hl=en</text:p>
          </table:table-cell>
          <table:table-cell office:value-type="string" calcext:value-type="string">
            <text:p>{"xpath":"HTML/BODY[1]/DIV[1]/DIV[2]/DIV[1]/DIV[1]/DIV[2]/OL[1]/LI[3]/DIV[1]/DIV[1]/OL[1]/LI[6]/A[1]","snapshot":{"type":"DOM","prop":{"nodeName":"a","xpath":"html/body[1]/div[1]/div[2]/div[1]/div[1]/div[2]/ol[1]/li[3]/div[1]/div[1]/ol[1]/li[6]/a[1]"}}}</text:p>
          </table:table-cell>
          <table:table-cell office:value-type="string" calcext:value-type="string">
            <text:p>{"nodeName":"A","textContent":"Web History","pos":1}</text:p>
          </table:table-cell>
          <table:table-cell office:value-type="string" calcext:value-type="string">
            <text:p>{"xpath":"HTML/BODY[1]/DIV[1]/DIV[2]/DIV[1]/DIV[1]/DIV[2]/OL[1]/LI[3]/DIV[1]/DIV[1]/OL[1]/LI[6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70.5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70.5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10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history.google.com/history/optout?hl=en</text:p>
          </table:table-cell>
          <table:table-cell table:formula="of:=([.H43]=[.D43])" office:value-type="boolean" office:boolean-value="true" calcext:value-type="boolean">
            <text:p>TRUE</text:p>
          </table:table-cell>
          <table:table-cell office:value-type="string" calcext:value-type="string">
            <text:p>http://history.google.com/history/optout?hl=en</text:p>
          </table:table-cell>
          <table:table-cell table:formula="of:=(IF(([.J43]=[.D43]);1;0))" office:value-type="float" office:value="1" calcext:value-type="float">
            <text:p>1</text:p>
          </table:table-cell>
          <table:table-cell office:value-type="string" calcext:value-type="string">
            <text:p>http://history.google.com/history/optout?hl=en</text:p>
          </table:table-cell>
          <table:table-cell table:formula="of:=(IF(([.L43]=[.D4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A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ntl/en/policies/terms/?fg=1</text:p>
          </table:table-cell>
          <table:table-cell office:value-type="string" calcext:value-type="string">
            <text:p>{"xpath":"HTML/BODY[1]/DIV[1]/DIV[5]/DIV[1]/DIV[1]/DIV[1]/DIV[1]/SPAN[1]/A[2]","snapshot":{"type":"DOM","prop":{"nodeName":"a","xpath":"html/body[1]/div[1]/div[5]/div[1]/div[1]/div[1]/div[1]/span[1]/a[2]"}}}</text:p>
          </table:table-cell>
          <table:table-cell office:value-type="string" calcext:value-type="string">
            <text:p>{"nodeName":"A","textContent":"Terms","pos":1}</text:p>
          </table:table-cell>
          <table:table-cell office:value-type="string" calcext:value-type="string">
            <text:p>{"xpath":"HTML/BODY[1]/DIV[1]/DIV[5]/DIV[1]/DIV[1]/DIV[1]/DIV[1]/SPAN[1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7px","padding-right":"0px","padding-top":"0px","page-break-after":"auto","page-break-before":"auto","page-break-inside":"auto","perspective":"none","perspective-origin":"31.5px 2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31.5px 20px","transform-style":"flat","transition-delay":"0s","transition-duration":"0s","transition-property":"all","transition-timing-function":"cubic-bezier(0.25, 0.1, 0.25, 1)","unicode-bidi":"normal","vertical-align":"baseline","visibility":"visible","white-space":"nowrap","width":"3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ntl/en/policies/terms/?fg=1</text:p>
          </table:table-cell>
          <table:table-cell table:formula="of:=([.H44]=[.D44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ntl/en/policies/terms/?fg=1</text:p>
          </table:table-cell>
          <table:table-cell table:formula="of:=(IF(([.J44]=[.D44]);1;0))" office:value-type="float" office:value="1" calcext:value-type="float">
            <text:p>1</text:p>
          </table:table-cell>
          <table:table-cell office:value-type="string" calcext:value-type="string">
            <text:p>http://www.google.com/intl/en/policies/terms/?fg=1</text:p>
          </table:table-cell>
          <table:table-cell table:formula="of:=(IF(([.L44]=[.D4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2]/DIV[1]/DIV[1]/DIV[2]/OL[1]/LI[3]/DIV[1]/DIV[1]/OL[1]/LI[4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translate.google.com/</text:p>
          </table:table-cell>
          <table:table-cell office:value-type="string" calcext:value-type="string">
            <text:p>{"xpath":"HTML/BODY[1]/DIV[1]/DIV[2]/DIV[1]/DIV[1]/DIV[2]/OL[1]/LI[3]/DIV[1]/DIV[1]/OL[1]/LI[4]/A[1]","snapshot":{"type":"DOM","prop":{"nodeName":"a","xpath":"html/body[1]/div[1]/div[2]/div[1]/div[1]/div[2]/ol[1]/li[3]/div[1]/div[1]/ol[1]/li[4]/a[1]"}}}</text:p>
          </table:table-cell>
          <table:table-cell office:value-type="string" calcext:value-type="string">
            <text:p>{"nodeName":"A","textContent":"Language tools","pos":1}</text:p>
          </table:table-cell>
          <table:table-cell office:value-type="string" calcext:value-type="string">
            <text:p>{"xpath":"HTML/BODY[1]/DIV[1]/DIV[2]/DIV[1]/DIV[1]/DIV[2]/OL[1]/LI[3]/DIV[1]/DIV[1]/O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102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102, 204)","border-left-style":"none","border-left-width":"0px","border-right-color":"rgb(51, 102, 204)","border-right-style":"none","border-right-width":"0px","border-spacing":"0px 0px","border-top-color":"rgb(51, 102, 204)","border-top-left-radius":"0px","border-top-right-radius":"0px","border-top-style":"none","border-top-width":"0px","bottom":"auto","box-decoration-break":"slice","box-shadow":"none","box-sizing":"content-box","caption-side":"top","clear":"none","clip":"auto","color":"rgb(51, 102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7px","image-orientation":"0deg","ime-mode":"auto","justify-content":"flex-start","left":"auto","letter-spacing":"normal","line-height":"2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70.5px 13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70.5px 13.5px","transform-style":"flat","transition-delay":"0s","transition-duration":"0s","transition-property":"all","transition-timing-function":"cubic-bezier(0.25, 0.1, 0.25, 1)","unicode-bidi":"normal","vertical-align":"baseline","visibility":"hidden","white-space":"nowrap","width":"10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102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102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translate.google.com/</text:p>
          </table:table-cell>
          <table:table-cell table:formula="of:=([.H45]=[.D45])" office:value-type="boolean" office:boolean-value="true" calcext:value-type="boolean">
            <text:p>TRUE</text:p>
          </table:table-cell>
          <table:table-cell office:value-type="string" calcext:value-type="string">
            <text:p>http://translate.google.com/</text:p>
          </table:table-cell>
          <table:table-cell table:formula="of:=(IF(([.J45]=[.D45]);1;0))" office:value-type="float" office:value="1" calcext:value-type="float">
            <text:p>1</text:p>
          </table:table-cell>
          <table:table-cell office:value-type="string" calcext:value-type="string">
            <text:p>http://translate.google.com/</text:p>
          </table:table-cell>
          <table:table-cell table:formula="of:=(IF(([.L45]=[.D4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SPAN[1]/SPAN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preferences?hl=en&amp;fg=1</text:p>
          </table:table-cell>
          <table:table-cell office:value-type="string" calcext:value-type="string">
            <text:p>{"xpath":"HTML/BODY[1]/DIV[1]/DIV[5]/DIV[1]/DIV[1]/DIV[1]/DIV[1]/SPAN[1]/SPAN[1]/SPAN[1]/A[1]","snapshot":{"type":"DOM","prop":{"nodeName":"a","xpath":"html/body[1]/div[1]/div[5]/div[1]/div[1]/div[1]/div[1]/span[1]/span[1]/span[1]/a[1]"}}}</text:p>
          </table:table-cell>
          <table:table-cell office:value-type="string" calcext:value-type="string">
            <text:p>{"nodeName":"A","textContent":"Search settings","pos":2}</text:p>
          </table:table-cell>
          <table:table-cell office:value-type="string" calcext:value-type="string">
            <text:p>{"xpath":"HTML/BODY[1]/DIV[1]/DIV[5]/DIV[1]/DIV[1]/DIV[1]/DIV[1]/SPAN[1]/SPAN[1]/SPAN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19, 119, 119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19, 119, 119)","border-left-style":"none","border-left-width":"0px","border-right-color":"rgb(119, 119, 119)","border-right-style":"none","border-right-width":"0px","border-spacing":"0px 0px","border-top-color":"rgb(119, 119, 119)","border-top-left-radius":"0px","border-top-right-radius":"0px","border-top-style":"none","border-top-width":"0px","bottom":"auto","box-decoration-break":"slice","box-shadow":"none","box-sizing":"content-box","caption-side":"top","clear":"none","clip":"auto","color":"rgb(119, 119, 119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44px","list-style-image":"none","list-style-position":"outside","list-style-type":"disc","margin-bottom":"0px","margin-left":"10px","margin-right":"10px","margin-top":"2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19, 119, 119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19, 119, 119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preferences?hl=en&amp;fg=1</text:p>
          </table:table-cell>
          <table:table-cell table:formula="of:=([.H46]=[.D46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preferences?hl=en&amp;fg=1</text:p>
          </table:table-cell>
          <table:table-cell table:formula="of:=(IF(([.J46]=[.D46]);1;0))" office:value-type="float" office:value="1" calcext:value-type="float">
            <text:p>1</text:p>
          </table:table-cell>
          <table:table-cell office:value-type="string" calcext:value-type="string">
            <text:p>http://www.google.com/preferences?hl=en&amp;fg=1</text:p>
          </table:table-cell>
          <table:table-cell table:formula="of:=(IF(([.L46]=[.D4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3]/FORM[1]/DIV[2]/DIV[2]/DIV[2]/DIV[1]/DIV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support.google.com/websearch/answer/186645?form=bb&amp;hl=en</text:p>
          </table:table-cell>
          <table:table-cell office:value-type="string" calcext:value-type="string">
            <text:p>{"xpath":"HTML/BODY[1]/DIV[1]/DIV[3]/FORM[1]/DIV[2]/DIV[2]/DIV[2]/DIV[1]/DIV[1]/A[1]","snapshot":{"type":"DOM","prop":{"nodeName":"a","xpath":"html/body[1]/div[1]/div[3]/form[1]/div[2]/div[2]/div[2]/div[1]/div[1]/a[1]"}}}</text:p>
          </table:table-cell>
          <table:table-cell office:value-type="string" calcext:value-type="string">
            <text:p>{"nodeName":"A","textContent":"Learn more","pos":1}</text:p>
          </table:table-cell>
          <table:table-cell office:value-type="string" calcext:value-type="string">
            <text:p>{"xpath":"HTML/BODY[1]/DIV[1]/DIV[3]/FORM[1]/DIV[2]/DIV[2]/DIV[2]/DIV[1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17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7, 17, 204)","border-left-style":"none","border-left-width":"0px","border-right-color":"rgb(17, 17, 204)","border-right-style":"none","border-right-width":"0px","border-spacing":"0px 0px","border-top-color":"rgb(17, 17, 204)","border-top-left-radius":"0px","border-top-right-radius":"0px","border-top-style":"none","border-top-width":"0px","bottom":"auto","box-decoration-break":"slice","box-shadow":"none","box-sizing":"content-box","caption-side":"top","clear":"none","clip":"auto","color":"rgb(17, 17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.3333px","font-size-adjust":"none","font-stretch":"normal","font-style":"normal","font-variant":"normal","font-weight":"400","height":"auto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.3333px","-moz-column-rule-color":"rgb(17, 17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17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upport.google.com/websearch/answer/186645?form=bb&amp;hl=en</text:p>
          </table:table-cell>
          <table:table-cell table:formula="of:=([.H47]=[.D47])" office:value-type="boolean" office:boolean-value="true" calcext:value-type="boolean">
            <text:p>TRUE</text:p>
          </table:table-cell>
          <table:table-cell office:value-type="string" calcext:value-type="string">
            <text:p>http://support.google.com/websearch/answer/186645?form=bb&amp;hl=en</text:p>
          </table:table-cell>
          <table:table-cell table:formula="of:=(IF(([.J47]=[.D47]);1;0))" office:value-type="float" office:value="1" calcext:value-type="float">
            <text:p>1</text:p>
          </table:table-cell>
          <table:table-cell office:value-type="string" calcext:value-type="string">
            <text:p>http://support.google.com/websearch/answer/186645?form=bb&amp;hl=en</text:p>
          </table:table-cell>
          <table:table-cell table:formula="of:=(IF(([.L47]=[.D4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ntl/en/policies/privacy/?fg=1</text:p>
          </table:table-cell>
          <table:table-cell office:value-type="string" calcext:value-type="string">
            <text:p>{"xpath":"HTML/BODY[1]/DIV[1]/DIV[5]/DIV[1]/DIV[1]/DIV[1]/DIV[1]/SPAN[1]/A[1]","snapshot":{"type":"DOM","prop":{"nodeName":"a","xpath":"html/body[1]/div[1]/div[5]/div[1]/div[1]/div[1]/div[1]/span[1]/a[1]"}}}</text:p>
          </table:table-cell>
          <table:table-cell office:value-type="string" calcext:value-type="string">
            <text:p>{"nodeName":"A","textContent":"Privacy","pos":1}</text:p>
          </table:table-cell>
          <table:table-cell office:value-type="string" calcext:value-type="string">
            <text:p>{"xpath":"HTML/BODY[1]/DIV[1]/DIV[5]/DIV[1]/DIV[1]/DIV[1]/DIV[1]/SPAN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7px","padding-right":"0px","padding-top":"0px","page-break-after":"auto","page-break-before":"auto","page-break-inside":"auto","perspective":"none","perspective-origin":"35.5px 2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35.5px 20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ntl/en/policies/privacy/?fg=1</text:p>
          </table:table-cell>
          <table:table-cell table:formula="of:=([.H48]=[.D48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ntl/en/policies/privacy/?fg=1</text:p>
          </table:table-cell>
          <table:table-cell table:formula="of:=(IF(([.J48]=[.D48]);1;0))" office:value-type="float" office:value="1" calcext:value-type="float">
            <text:p>1</text:p>
          </table:table-cell>
          <table:table-cell office:value-type="string" calcext:value-type="string">
            <text:p>http://www.google.com/intl/en/policies/privacy/?fg=1</text:p>
          </table:table-cell>
          <table:table-cell table:formula="of:=(IF(([.L48]=[.D4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2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ntl/en/ads/?fg=1</text:p>
          </table:table-cell>
          <table:table-cell office:value-type="string" calcext:value-type="string">
            <text:p>{"xpath":"HTML/BODY[1]/DIV[1]/DIV[5]/DIV[1]/DIV[1]/DIV[1]/DIV[1]/SPAN[2]/A[1]","snapshot":{"type":"DOM","prop":{"nodeName":"a","xpath":"html/body[1]/div[1]/div[5]/div[1]/div[1]/div[1]/div[1]/span[2]/a[1]"}}}</text:p>
          </table:table-cell>
          <table:table-cell office:value-type="string" calcext:value-type="string">
            <text:p>{"nodeName":"A","textContent":"Advertising","pos":1}</text:p>
          </table:table-cell>
          <table:table-cell office:value-type="string" calcext:value-type="string">
            <text:p>{"xpath":"HTML/BODY[1]/DIV[1]/DIV[5]/DIV[1]/DIV[1]/DIV[1]/DIV[1]/SPAN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7px","padding-right":"0px","padding-top":"0px","page-break-after":"auto","page-break-before":"auto","page-break-inside":"auto","perspective":"none","perspective-origin":"46px 2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46px 20px","transform-style":"flat","transition-delay":"0s","transition-duration":"0s","transition-property":"all","transition-timing-function":"cubic-bezier(0.25, 0.1, 0.25, 1)","unicode-bidi":"normal","vertical-align":"baseline","visibility":"visible","white-space":"nowrap","width":"6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ntl/en/ads/?fg=1</text:p>
          </table:table-cell>
          <table:table-cell table:formula="of:=([.H49]=[.D49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intl/en/ads/?fg=1</text:p>
          </table:table-cell>
          <table:table-cell table:formula="of:=(IF(([.J49]=[.D49]);1;0))" office:value-type="float" office:value="1" calcext:value-type="float">
            <text:p>1</text:p>
          </table:table-cell>
          <table:table-cell office:value-type="string" calcext:value-type="string">
            <text:p>http://www.google.com/intl/en/ads/?fg=1</text:p>
          </table:table-cell>
          <table:table-cell table:formula="of:=(IF(([.L49]=[.D4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SPAN[1]/SPAN[1]/A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s://accounts.google.com/Login?continue=http://history.google.com/history%3Fhl%3Den%26fg%3D1&amp;hl=en</text:p>
          </table:table-cell>
          <table:table-cell office:value-type="string" calcext:value-type="string">
            <text:p>{"xpath":"HTML/BODY[1]/DIV[1]/DIV[5]/DIV[1]/DIV[1]/DIV[1]/DIV[1]/SPAN[1]/SPAN[1]/SPAN[1]/A[2]","snapshot":{"type":"DOM","prop":{"nodeName":"a","xpath":"html/body[1]/div[1]/div[5]/div[1]/div[1]/div[1]/div[1]/span[1]/span[1]/span[1]/a[2]"}}}</text:p>
          </table:table-cell>
          <table:table-cell office:value-type="string" calcext:value-type="string">
            <text:p>{"nodeName":"A","textContent":" <text:s/>History ","pos":1}</text:p>
          </table:table-cell>
          <table:table-cell office:value-type="string" calcext:value-type="string">
            <text:p>{"xpath":"HTML/BODY[1]/DIV[1]/DIV[5]/DIV[1]/DIV[1]/DIV[1]/DIV[1]/SPAN[1]/SPAN[1]/SPAN[1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19, 119, 119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19, 119, 119)","border-left-style":"none","border-left-width":"0px","border-right-color":"rgb(119, 119, 119)","border-right-style":"none","border-right-width":"0px","border-spacing":"0px 0px","border-top-color":"rgb(119, 119, 119)","border-top-left-radius":"0px","border-top-right-radius":"0px","border-top-style":"none","border-top-width":"0px","bottom":"auto","box-decoration-break":"slice","box-shadow":"none","box-sizing":"content-box","caption-side":"top","clear":"none","clip":"auto","color":"rgb(119, 119, 119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44px","list-style-image":"none","list-style-position":"outside","list-style-type":"disc","margin-bottom":"0px","margin-left":"10px","margin-right":"10px","margin-top":"2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19, 119, 119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19, 119, 119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Login?continue=http://history.google.com/history%3Fhl%3Den%26fg%3D1&amp;hl=en</text:p>
          </table:table-cell>
          <table:table-cell table:formula="of:=([.H50]=[.D50])" office:value-type="boolean" office:boolean-value="true" calcext:value-type="boolean">
            <text:p>TRUE</text:p>
          </table:table-cell>
          <table:table-cell office:value-type="string" calcext:value-type="string">
            <text:p>https://accounts.google.com/Login?continue=http://history.google.com/history%3Fhl%3Den%26fg%3D1&amp;hl=en</text:p>
          </table:table-cell>
          <table:table-cell table:formula="of:=(IF(([.J50]=[.D50]);1;0))" office:value-type="float" office:value="1" calcext:value-type="float">
            <text:p>1</text:p>
          </table:table-cell>
          <table:table-cell office:value-type="string" calcext:value-type="string">
            <text:p>https://accounts.google.com/Login?continue=http://history.google.com/history%3Fhl%3Den%26fg%3D1&amp;hl=en</text:p>
          </table:table-cell>
          <table:table-cell table:formula="of:=(IF(([.L50]=[.D5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2]/A[2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services/?fg=1</text:p>
          </table:table-cell>
          <table:table-cell office:value-type="string" calcext:value-type="string">
            <text:p>{"xpath":"HTML/BODY[1]/DIV[1]/DIV[5]/DIV[1]/DIV[1]/DIV[1]/DIV[1]/SPAN[2]/A[2]","snapshot":{"type":"DOM","prop":{"nodeName":"a","xpath":"html/body[1]/div[1]/div[5]/div[1]/div[1]/div[1]/div[1]/span[2]/a[2]"}}}</text:p>
          </table:table-cell>
          <table:table-cell office:value-type="string" calcext:value-type="string">
            <text:p>{"nodeName":"A","textContent":"Business","pos":1}</text:p>
          </table:table-cell>
          <table:table-cell office:value-type="string" calcext:value-type="string">
            <text:p>{"xpath":"HTML/BODY[1]/DIV[1]/DIV[5]/DIV[1]/DIV[1]/DIV[1]/DIV[1]/SPAN[2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7px","padding-right":"0px","padding-top":"0px","page-break-after":"auto","page-break-before":"auto","page-break-inside":"auto","perspective":"none","perspective-origin":"40.5px 2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40.5px 20px","transform-style":"flat","transition-delay":"0s","transition-duration":"0s","transition-property":"all","transition-timing-function":"cubic-bezier(0.25, 0.1, 0.25, 1)","unicode-bidi":"normal","vertical-align":"baseline","visibility":"visible","white-space":"nowrap","width":"5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services/?fg=1</text:p>
          </table:table-cell>
          <table:table-cell table:formula="of:=([.H51]=[.D51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services/?fg=1</text:p>
          </table:table-cell>
          <table:table-cell table:formula="of:=(IF(([.J51]=[.D51]);1;0))" office:value-type="float" office:value="1" calcext:value-type="float">
            <text:p>1</text:p>
          </table:table-cell>
          <table:table-cell office:value-type="string" calcext:value-type="string">
            <text:p>http://www.google.com/services/?fg=1</text:p>
          </table:table-cell>
          <table:table-cell table:formula="of:=(IF(([.L51]=[.D5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2]/A[3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intl/en/about/</text:p>
          </table:table-cell>
          <table:table-cell office:value-type="string" calcext:value-type="string">
            <text:p>{"xpath":"HTML/BODY[1]/DIV[1]/DIV[5]/DIV[1]/DIV[1]/DIV[1]/DIV[1]/SPAN[2]/A[3]","snapshot":{"type":"DOM","prop":{"nodeName":"a","xpath":"html/body[1]/div[1]/div[5]/div[1]/div[1]/div[1]/div[1]/span[2]/a[3]"}}}</text:p>
          </table:table-cell>
          <table:table-cell office:value-type="string" calcext:value-type="string">
            <text:p>{"nodeName":"A","textContent":"About","pos":1}</text:p>
          </table:table-cell>
          <table:table-cell office:value-type="string" calcext:value-type="string">
            <text:p>{"xpath":"HTML/BODY[1]/DIV[1]/DIV[5]/DIV[1]/DIV[1]/DIV[1]/DIV[1]/SPAN[2]/A[3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7px","padding-right":"0px","padding-top":"0px","page-break-after":"auto","page-break-before":"auto","page-break-inside":"auto","perspective":"none","perspective-origin":"30.5px 2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30.5px 20px","transform-style":"flat","transition-delay":"0s","transition-duration":"0s","transition-property":"all","transition-timing-function":"cubic-bezier(0.25, 0.1, 0.25, 1)","unicode-bidi":"normal","vertical-align":"baseline","visibility":"visible","white-space":"nowrap","width":"34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intl/en/about.html?fg=1</text:p>
          </table:table-cell>
          <table:table-cell table:formula="of:=([.H52]=[.D52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m/intl/en/about/</text:p>
          </table:table-cell>
          <table:table-cell table:formula="of:=(IF(([.J52]=[.D52]);1;0))" office:value-type="float" office:value="1" calcext:value-type="float">
            <text:p>1</text:p>
          </table:table-cell>
          <table:table-cell office:value-type="string" calcext:value-type="string">
            <text:p>http://www.google.com/intl/en/about/</text:p>
          </table:table-cell>
          <table:table-cell table:formula="of:=(IF(([.L52]=[.D5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SPAN[1]/SPAN[1]/SPAN[1]/A[1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www.google.com/advanced_search?hl=en&amp;fg=1</text:p>
          </table:table-cell>
          <table:table-cell office:value-type="string" calcext:value-type="string">
            <text:p>{"xpath":"HTML/BODY[1]/DIV[1]/DIV[5]/DIV[1]/DIV[1]/DIV[1]/DIV[1]/SPAN[1]/SPAN[1]/SPAN[1]/SPAN[1]/A[1]","snapshot":{"type":"DOM","prop":{"nodeName":"a","xpath":"html/body[1]/div[1]/div[5]/div[1]/div[1]/div[1]/div[1]/span[1]/span[1]/span[1]/span[1]/a[1]"}}}</text:p>
          </table:table-cell>
          <table:table-cell office:value-type="string" calcext:value-type="string">
            <text:p>{"nodeName":"A","textContent":"Advanced search","pos":2}</text:p>
          </table:table-cell>
          <table:table-cell office:value-type="string" calcext:value-type="string">
            <text:p>{"xpath":"HTML/BODY[1]/DIV[1]/DIV[5]/DIV[1]/DIV[1]/DIV[1]/DIV[1]/SPAN[1]/SPAN[1]/SPAN[1]/SPAN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19, 119, 119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19, 119, 119)","border-left-style":"none","border-left-width":"0px","border-right-color":"rgb(119, 119, 119)","border-right-style":"none","border-right-width":"0px","border-spacing":"0px 0px","border-top-color":"rgb(119, 119, 119)","border-top-left-radius":"0px","border-top-right-radius":"0px","border-top-style":"none","border-top-width":"0px","bottom":"auto","box-decoration-break":"slice","box-shadow":"none","box-sizing":"content-box","caption-side":"top","clear":"none","clip":"auto","color":"rgb(119, 119, 119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44px","list-style-image":"none","list-style-position":"outside","list-style-type":"disc","margin-bottom":"0px","margin-left":"10px","margin-right":"10px","margin-top":"2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19, 119, 119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19, 119, 119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m/advanced_search?hl=en&amp;fg=1</text:p>
          </table:table-cell>
          <table:table-cell table:formula="of:=([.H53]=[.D53])" office:value-type="boolean" office:boolean-value="true" calcext:value-type="boolean">
            <text:p>TRUE</text:p>
          </table:table-cell>
          <table:table-cell office:value-type="string" calcext:value-type="string">
            <text:p>http://www.google.com/advanced_search?hl=en&amp;fg=1</text:p>
          </table:table-cell>
          <table:table-cell table:formula="of:=(IF(([.J53]=[.D53]);1;0))" office:value-type="float" office:value="1" calcext:value-type="float">
            <text:p>1</text:p>
          </table:table-cell>
          <table:table-cell office:value-type="string" calcext:value-type="string">
            <text:p>http://www.google.com/advanced_search?hl=en&amp;fg=1</text:p>
          </table:table-cell>
          <table:table-cell table:formula="of:=(IF(([.L53]=[.D5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HTML/BODY/DIV[1]/DIV[5]/DIV[1]/DIV[1]/DIV[1]/DIV[1]/SPAN[1]/SPAN[1]/SPAN[1]/A[3]</text:p>
          </table:table-cell>
          <table:table-cell office:value-type="string" calcext:value-type="string">
            <text:p>http://www.google.com/</text:p>
          </table:table-cell>
          <table:table-cell office:value-type="string" calcext:value-type="string">
            <text:p>http://support.google.com/websearch/?hl=en&amp;rd=2#topic=3378866</text:p>
          </table:table-cell>
          <table:table-cell office:value-type="string" calcext:value-type="string">
            <text:p>{"xpath":"HTML/BODY[1]/DIV[1]/DIV[5]/DIV[1]/DIV[1]/DIV[1]/DIV[1]/SPAN[1]/SPAN[1]/SPAN[1]/A[3]","snapshot":{"type":"DOM","prop":{"nodeName":"a","xpath":"html/body[1]/div[1]/div[5]/div[1]/div[1]/div[1]/div[1]/span[1]/span[1]/span[1]/a[3]"}}}</text:p>
          </table:table-cell>
          <table:table-cell office:value-type="string" calcext:value-type="string">
            <text:p>{"nodeName":"A","textContent":"Search Help","pos":1}</text:p>
          </table:table-cell>
          <table:table-cell office:value-type="string" calcext:value-type="string">
            <text:p>{"xpath":"HTML/BODY[1]/DIV[1]/DIV[5]/DIV[1]/DIV[1]/DIV[1]/DIV[1]/SPAN[1]/SPAN[1]/SPAN[1]/A[3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19, 119, 119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19, 119, 119)","border-left-style":"none","border-left-width":"0px","border-right-color":"rgb(119, 119, 119)","border-right-style":"none","border-right-width":"0px","border-spacing":"0px 0px","border-top-color":"rgb(119, 119, 119)","border-top-left-radius":"0px","border-top-right-radius":"0px","border-top-style":"none","border-top-width":"0px","bottom":"auto","box-decoration-break":"slice","box-shadow":"none","box-sizing":"content-box","caption-side":"top","clear":"none","clip":"auto","color":"rgb(119, 119, 119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44px","list-style-image":"none","list-style-position":"outside","list-style-type":"disc","margin-bottom":"0px","margin-left":"10px","margin-right":"10px","margin-top":"2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20px","padding-right":"2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19, 119, 119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19, 119, 119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upport.google.com/websearch/?hl=en&amp;rd=2#topic=3378866</text:p>
          </table:table-cell>
          <table:table-cell table:formula="of:=([.H54]=[.D54])" office:value-type="boolean" office:boolean-value="true" calcext:value-type="boolean">
            <text:p>TRUE</text:p>
          </table:table-cell>
          <table:table-cell office:value-type="string" calcext:value-type="string">
            <text:p>http://support.google.com/websearch/?hl=en&amp;rd=2#topic=3378866</text:p>
          </table:table-cell>
          <table:table-cell table:formula="of:=(IF(([.J54]=[.D54]);1;0))" office:value-type="float" office:value="1" calcext:value-type="float">
            <text:p>1</text:p>
          </table:table-cell>
          <table:table-cell office:value-type="string" calcext:value-type="string">
            <text:p>http://support.google.com/websearch/?hl=en&amp;rd=2#topic=3378866</text:p>
          </table:table-cell>
          <table:table-cell table:formula="of:=(IF(([.L54]=[.D5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1]/DIV[1]/DIV[1]/DIV[1]/DIV[1]/DIV[1]/DIV[2]/FORM[1]/TABLE[1]/TBODY[1]/TR[2]/TD[3]/LABEL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login.php?login_attempt=1</text:p>
          </table:table-cell>
          <table:table-cell office:value-type="string" calcext:value-type="string">
            <text:p>{"xpath":"HTML/BODY[1]/DIV[1]/DIV[1]/DIV[1]/DIV[1]/DIV[1]/DIV[1]/DIV[1]/DIV[2]/FORM[1]/TABLE[1]/TBODY[1]/TR[2]/TD[3]/LABEL[1]","snapshot":{"type":"DOM","prop":{"nodeName":"label","xpath":"html/body[1]/div[1]/div[1]/div[1]/div[1]/div[1]/div[1]/div[1]/div[2]/form[1]/table[1]/tbody[1]/tr[2]/td[3]/label[1]"}}}</text:p>
          </table:table-cell>
          <table:table-cell office:value-type="string" calcext:value-type="string">
            <text:p>{"nodeName":"LABEL","textContent":"","pos":1}</text:p>
          </table:table-cell>
          <table:table-cell office:value-type="string" calcext:value-type="string">
            <text:p>{"xpath":"HTML/BODY[1]/DIV[1]/DIV[1]/DIV[1]/DIV[1]/DIV[1]/DIV[1]/DIV[1]/DIV[2]/FORM[1]/TABLE[1]/TBODY[1]/TR[2]/TD[3]/LABEL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91, 116, 168)","background-image":"url(\"https://fbstatic-a.akamaihd.net/rsrc.php/v2/yt/r/-C19xAsFoyr.png\")","background-origin":"padding-box","background-position":"0px -49px","background-repeat":"no-repeat","background-size":"auto auto","border-bottom-color":"rgb(26, 53, 110)","border-bottom-left-radius":"0px","border-bottom-right-radius":"0px","border-bottom-style":"solid","border-bottom-width":"1px","border-collapse":"separate","border-image-outset":"0 0 0 0","border-image-repeat":"stretch stretch","border-image-slice":"100% 100% 100% 100%","border-image-source":"none","border-image-width":"1 1 1 1","border-left-color":"rgb(41, 68, 126)","border-left-style":"solid","border-left-width":"1px","border-right-color":"rgb(41, 68, 126)","border-right-style":"solid","border-right-width":"1px","border-spacing":"0px 0px","border-top-color":"rgb(47, 71, 122)","border-top-left-radius":"0px","border-top-right-radius":"0px","border-top-style":"solid","border-top-width":"1px","bottom":"auto","box-decoration-break":"slice","box-shadow":"rgba(0, 0, 0, 0.1) 0px 1px 0px 0px","box-sizing":"content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700","height":"16px","image-orientation":"0deg","ime-mode":"auto","justify-content":"flex-start","left":"auto","letter-spacing":"normal","line-height":"13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2px","padding-left":"6px","padding-right":"6px","padding-top":"2px","page-break-after":"auto","page-break-before":"auto","page-break-inside":"auto","perspective":"none","perspective-origin":"27.5px 11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27.5px 11px","transform-style":"flat","transition-delay":"0s","transition-duration":"0s","transition-property":"all","transition-timing-function":"cubic-bezier(0.25, 0.1, 0.25, 1)","unicode-bidi":"normal","vertical-align":"top","visibility":"visible","white-space":"nowrap","width":"4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[.H55]=[.D55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IF(([.J55]=[.D55]);1;0))" office:value-type="float" office:value="1" calcext:value-type="float">
            <text:p>1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IF(([.L55]=[.D5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1]/DIV[1]/DIV[1]/DIV[1]/DIV[1]/DIV[1]/DIV[2]/FORM[1]/TABLE[1]/TBODY[1]/TR[2]/TD[3]/LABEL[1]/INPUT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login.php?login_attempt=1</text:p>
          </table:table-cell>
          <table:table-cell office:value-type="string" calcext:value-type="string">
            <text:p>{"xpath":"HTML/BODY[1]/DIV[1]/DIV[1]/DIV[1]/DIV[1]/DIV[1]/DIV[1]/DIV[1]/DIV[2]/FORM[1]/TABLE[1]/TBODY[1]/TR[2]/TD[3]/LABEL[1]/INPUT[1]","snapshot":{"type":"DOM","prop":{"nodeName":"input","xpath":"html/body[1]/div[1]/div[1]/div[1]/div[1]/div[1]/div[1]/div[1]/div[2]/form[1]/table[1]/tbody[1]/tr[2]/td[3]/label[1]/input[1]"}}}</text:p>
          </table:table-cell>
          <table:table-cell office:value-type="string" calcext:value-type="string">
            <text:p>{"nodeName":"INPUT","textContent":"","pos":4}</text:p>
          </table:table-cell>
          <table:table-cell office:value-type="string" calcext:value-type="string">
            <text:p>{"xpath":"HTML/BODY[1]/DIV[1]/DIV[1]/DIV[1]/DIV[1]/DIV[1]/DIV[1]/DIV[1]/DIV[2]/FORM[1]/TABLE[1]/TBODY[1]/TR[2]/TD[3]/LABEL[1]/INPUT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55, 255, 25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55, 255, 255)","border-left-style":"none","border-left-width":"0px","border-right-color":"rgb(255, 255, 255)","border-right-style":"none","border-right-width":"0px","border-spacing":"0px 0px","border-top-color":"rgb(255, 255, 255)","border-top-left-radius":"0px","border-top-right-radius":"0px","border-top-style":"none","border-top-width":"0px","bottom":"auto","box-decoration-break":"slice","box-shadow":"none","box-sizing":"border-box","caption-side":"top","clear":"none","clip":"auto","color":"rgb(255, 255, 255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700","height":"16px","image-orientation":"0deg","ime-mode":"auto","justify-content":"flex-start","left":"auto","letter-spacing":"normal","line-height":"13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2px","padding-left":"0px","padding-right":"0px","padding-top":"1px","page-break-after":"auto","page-break-before":"auto","page-break-inside":"auto","perspective":"none","perspective-origin":"20.5px 8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20.5px 8px","transform-style":"flat","transition-delay":"0s","transition-duration":"0s","transition-property":"all","transition-timing-function":"cubic-bezier(0.25, 0.1, 0.25, 1)","unicode-bidi":"normal","vertical-align":"baseline","visibility":"visible","white-space":"nowrap","width":"41px","word-break":"normal","word-spacing":"0px","word-wrap":"normal","z-index":"auto","-moz-appearance":"button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255, 255, 25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55, 255, 255)","-moz-text-decoration-line":"none","-moz-text-decoration-style":"solid","-moz-text-size-adjust":"auto","-moz-user-focus":"none","-moz-user-input":"auto","-moz-user-modify":"read-only","-moz-user-select":"none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optimizelegibility","vector-effect":"none"}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[.H56]=[.D56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IF(([.J56]=[.D56]);1;0))" office:value-type="float" office:value="1" calcext:value-type="float">
            <text:p>1</text:p>
          </table:table-cell>
          <table:table-cell office:value-type="string" calcext:value-type="string">
            <text:p>https://www.facebook.com/login.php?login_attempt=1</text:p>
          </table:table-cell>
          <table:table-cell table:formula="of:=(IF(([.L56]=[.D5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FORM[1]/DIV[2]/DIV[1]/DIV[1]/DIV[1]/DIV[2]/DIV[3]/DIV[1]/A[2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#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1]/A[2]","snapshot":{"type":"DOM","prop":{"nodeName":"a","xpath":"html/body[1]/div[1]/div[2]/div[1]/div[1]/div[1]/div[1]/div[1]/div[2]/div[2]/div[1]/div[1]/div[1]/form[1]/div[2]/div[1]/div[1]/div[1]/div[2]/div[3]/div[1]/a[2]"}}}</text:p>
          </table:table-cell>
          <table:table-cell office:value-type="string" calcext:value-type="string">
            <text:p>{"nodeName":"A","textContent":"an audio captcha","pos":1}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1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?_rdr#</text:p>
          </table:table-cell>
          <table:table-cell table:formula="of:=([.H57]=[.D57])" office:value-type="boolean" office:boolean-value="false" calcext:value-type="boolean">
            <text:p>FALSE</text:p>
          </table:table-cell>
          <table:table-cell office:value-type="string" calcext:value-type="string">
            <text:p>https://www.facebook.com/?_rdr#</text:p>
          </table:table-cell>
          <table:table-cell table:formula="of:=(IF(([.J57]=[.D57]);1;0))" office:value-type="float" office:value="0" calcext:value-type="float">
            <text:p>0</text:p>
          </table:table-cell>
          <table:table-cell office:value-type="string" calcext:value-type="string">
            <text:p>https://www.facebook.com/?_rdr#</text:p>
          </table:table-cell>
          <table:table-cell table:formula="of:=(IF(([.L57]=[.D57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FORM[1]/DIV[2]/DIV[1]/DIV[1]/DIV[1]/DIV[2]/DIV[3]/DIV[1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#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1]/A[1]","snapshot":{"type":"DOM","prop":{"nodeName":"a","xpath":"html/body[1]/div[1]/div[2]/div[1]/div[1]/div[1]/div[1]/div[1]/div[2]/div[2]/div[1]/div[1]/div[1]/form[1]/div[2]/div[1]/div[1]/div[1]/div[2]/div[3]/div[1]/a[1]"}}}</text:p>
          </table:table-cell>
          <table:table-cell office:value-type="string" calcext:value-type="string">
            <text:p>{"nodeName":"A","textContent":"Try different words","pos":1}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?_rdr#</text:p>
          </table:table-cell>
          <table:table-cell table:formula="of:=([.H58]=[.D58])" office:value-type="boolean" office:boolean-value="false" calcext:value-type="boolean">
            <text:p>FALSE</text:p>
          </table:table-cell>
          <table:table-cell office:value-type="string" calcext:value-type="string">
            <text:p>https://www.facebook.com/?_rdr#</text:p>
          </table:table-cell>
          <table:table-cell table:formula="of:=(IF(([.J58]=[.D58]);1;0))" office:value-type="float" office:value="0" calcext:value-type="float">
            <text:p>0</text:p>
          </table:table-cell>
          <table:table-cell office:value-type="string" calcext:value-type="string">
            <text:p>https://www.facebook.com/?_rdr#</text:p>
          </table:table-cell>
          <table:table-cell table:formula="of:=(IF(([.L58]=[.D58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DIV[2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login.php?next=https%3A%2F%2Fwww.facebook.com%2Fpages%2Fcreate%2F%3Fref_type%3Dregistration_form</text:p>
          </table:table-cell>
          <table:table-cell office:value-type="string" calcext:value-type="string">
            <text:p>{"xpath":"HTML/BODY[1]/DIV[1]/DIV[2]/DIV[1]/DIV[1]/DIV[1]/DIV[1]/DIV[1]/DIV[2]/DIV[2]/DIV[1]/DIV[1]/DIV[1]/DIV[2]/A[1]","snapshot":{"type":"DOM","prop":{"nodeName":"a","xpath":"html/body[1]/div[1]/div[2]/div[1]/div[1]/div[1]/div[1]/div[1]/div[2]/div[2]/div[1]/div[1]/div[1]/div[2]/a[1]"}}}</text:p>
          </table:table-cell>
          <table:table-cell office:value-type="string" calcext:value-type="string">
            <text:p>{"nodeName":"A","textContent":"Create a Page","pos":1}</text:p>
          </table:table-cell>
          <table:table-cell office:value-type="string" calcext:value-type="string">
            <text:p>{"xpath":"HTML/BODY[1]/DIV[1]/DIV[2]/DIV[1]/DIV[1]/DIV[1]/DIV[1]/DIV[1]/DIV[2]/DIV[2]/DIV[1]/DIV[1]/DIV[1]/DIV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3px","font-size-adjust":"none","font-stretch":"normal","font-style":"normal","font-variant":"normal","font-weight":"700","height":"auto","image-orientation":"0deg","ime-mode":"auto","justify-content":"flex-start","left":"auto","letter-spacing":"normal","line-height":"16.6333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1px 8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1px 8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login.php?next=https%3A%2F%2Fwww.facebook.com%2Fpages%2Fcreate%2F%3Fref_type%3Dregistration_form</text:p>
          </table:table-cell>
          <table:table-cell table:formula="of:=([.H59]=[.D59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login.php?next=https%3A%2F%2Fwww.facebook.com%2Fpages%2Fcreate%2F%3Fref_type%3Dregistration_form</text:p>
          </table:table-cell>
          <table:table-cell table:formula="of:=(IF(([.J59]=[.D59]);1;0))" office:value-type="float" office:value="1" calcext:value-type="float">
            <text:p>1</text:p>
          </table:table-cell>
          <table:table-cell office:value-type="string" calcext:value-type="string">
            <text:p>https://www.facebook.com/login.php?next=https%3A%2F%2Fwww.facebook.com%2Fpages%2Fcreate%2F%3Fref_type%3Dregistration_form</text:p>
          </table:table-cell>
          <table:table-cell table:formula="of:=(IF(([.L59]=[.D5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FORM[1]/DIV[2]/DIV[1]/DIV[2]/DIV[1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#</text:p>
          </table:table-cell>
          <table:table-cell office:value-type="string" calcext:value-type="string">
            <text:p>{"xpath":"HTML/BODY[1]/DIV[1]/DIV[2]/DIV[1]/DIV[1]/DIV[1]/DIV[1]/DIV[1]/DIV[2]/DIV[2]/DIV[1]/DIV[1]/DIV[1]/FORM[1]/DIV[2]/DIV[1]/DIV[2]/DIV[1]/A[1]","snapshot":{"type":"DOM","prop":{"nodeName":"a","xpath":"html/body[1]/div[1]/div[2]/div[1]/div[1]/div[1]/div[1]/div[1]/div[2]/div[2]/div[1]/div[1]/div[1]/form[1]/div[2]/div[1]/div[2]/div[1]/a[1]"}}}</text:p>
          </table:table-cell>
          <table:table-cell office:value-type="string" calcext:value-type="string">
            <text:p>{"nodeName":"A","textContent":"Back","pos":1}</text:p>
          </table:table-cell>
          <table:table-cell office:value-type="string" calcext:value-type="string">
            <text:p>{"xpath":"HTML/BODY[1]/DIV[1]/DIV[2]/DIV[1]/DIV[1]/DIV[1]/DIV[1]/DIV[1]/DIV[2]/DIV[2]/DIV[1]/DIV[1]/DIV[1]/FORM[1]/DIV[2]/DIV[1]/DIV[2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block","empty-cells":"show","flex-basis":"auto","flex-direction":"row","flex-grow":"0","flex-shrink":"1","flex-wrap":"nowrap","float":"left","font-family":"\"lucida grande\",tahoma,verdana,arial,sans-serif","font-size":"12px","font-size-adjust":"none","font-stretch":"normal","font-style":"normal","font-variant":"normal","font-weight":"700","height":"auto","image-orientation":"0deg","ime-mode":"auto","justify-content":"flex-start","left":"auto","letter-spacing":"normal","line-height":"14px","list-style-image":"none","list-style-position":"outside","list-style-type":"disc","margin-bottom":"0px","margin-left":"0px","margin-right":"0px","margin-top":"6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?_rdr#</text:p>
          </table:table-cell>
          <table:table-cell table:formula="of:=([.H60]=[.D60])" office:value-type="boolean" office:boolean-value="false" calcext:value-type="boolean">
            <text:p>FALSE</text:p>
          </table:table-cell>
          <table:table-cell office:value-type="string" calcext:value-type="string">
            <text:p>https://www.facebook.com/?_rdr#</text:p>
          </table:table-cell>
          <table:table-cell table:formula="of:=(IF(([.J60]=[.D60]);1;0))" office:value-type="float" office:value="0" calcext:value-type="float">
            <text:p>0</text:p>
          </table:table-cell>
          <table:table-cell office:value-type="string" calcext:value-type="string">
            <text:p>https://www.facebook.com/?_rdr#</text:p>
          </table:table-cell>
          <table:table-cell table:formula="of:=(IF(([.L60]=[.D6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FORM[1]/DIV[2]/DIV[1]/DIV[1]/DIV[1]/DIV[2]/DIV[3]/DIV[2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#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2]/A[1]","snapshot":{"type":"DOM","prop":{"nodeName":"a","xpath":"html/body[1]/div[1]/div[2]/div[1]/div[1]/div[1]/div[1]/div[1]/div[2]/div[2]/div[1]/div[1]/div[1]/form[1]/div[2]/div[1]/div[1]/div[1]/div[2]/div[3]/div[2]/a[1]"}}}</text:p>
          </table:table-cell>
          <table:table-cell office:value-type="string" calcext:value-type="string">
            <text:p>{"nodeName":"A","textContent":"Try different words","pos":2}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?_rdr#</text:p>
          </table:table-cell>
          <table:table-cell table:formula="of:=([.H61]=[.D61])" office:value-type="boolean" office:boolean-value="false" calcext:value-type="boolean">
            <text:p>FALSE</text:p>
          </table:table-cell>
          <table:table-cell office:value-type="string" calcext:value-type="string">
            <text:p>https://www.facebook.com/?_rdr#</text:p>
          </table:table-cell>
          <table:table-cell table:formula="of:=(IF(([.J61]=[.D61]);1;0))" office:value-type="float" office:value="0" calcext:value-type="float">
            <text:p>0</text:p>
          </table:table-cell>
          <table:table-cell office:value-type="string" calcext:value-type="string">
            <text:p>https://www.facebook.com/?_rdr#</text:p>
          </table:table-cell>
          <table:table-cell table:formula="of:=(IF(([.L61]=[.D6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1]/DIV[1]/DIV[1]/DIV[2]/DIV[2]/DIV[1]/DIV[1]/DIV[1]/FORM[1]/DIV[2]/DIV[1]/DIV[1]/DIV[1]/DIV[2]/DIV[3]/DIV[2]/A[2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#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2]/A[2]","snapshot":{"type":"DOM","prop":{"nodeName":"a","xpath":"html/body[1]/div[1]/div[2]/div[1]/div[1]/div[1]/div[1]/div[1]/div[2]/div[2]/div[1]/div[1]/div[1]/form[1]/div[2]/div[1]/div[1]/div[1]/div[2]/div[3]/div[2]/a[2]"}}}</text:p>
          </table:table-cell>
          <table:table-cell office:value-type="string" calcext:value-type="string">
            <text:p>{"nodeName":"A","textContent":"back to text","pos":1}</text:p>
          </table:table-cell>
          <table:table-cell office:value-type="string" calcext:value-type="string">
            <text:p>{"xpath":"HTML/BODY[1]/DIV[1]/DIV[2]/DIV[1]/DIV[1]/DIV[1]/DIV[1]/DIV[1]/DIV[2]/DIV[2]/DIV[1]/DIV[1]/DIV[1]/FORM[1]/DIV[2]/DIV[1]/DIV[1]/DIV[1]/DIV[2]/DIV[3]/DIV[2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?_rdr#</text:p>
          </table:table-cell>
          <table:table-cell table:formula="of:=([.H62]=[.D62])" office:value-type="boolean" office:boolean-value="false" calcext:value-type="boolean">
            <text:p>FALSE</text:p>
          </table:table-cell>
          <table:table-cell office:value-type="string" calcext:value-type="string">
            <text:p>https://www.facebook.com/?_rdr#</text:p>
          </table:table-cell>
          <table:table-cell table:formula="of:=(IF(([.J62]=[.D62]);1;0))" office:value-type="float" office:value="0" calcext:value-type="float">
            <text:p>0</text:p>
          </table:table-cell>
          <table:table-cell office:value-type="string" calcext:value-type="string">
            <text:p>https://www.facebook.com/?_rdr#</text:p>
          </table:table-cell>
          <table:table-cell table:formula="of:=(IF(([.L62]=[.D62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2]/UL[1]/LI[6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pt-br.facebook.com/</text:p>
          </table:table-cell>
          <table:table-cell office:value-type="string" calcext:value-type="string">
            <text:p>{"xpath":"HTML/BODY[1]/DIV[1]/DIV[2]/DIV[1]/DIV[1]/DIV[2]/UL[1]/LI[6]/A[1]","snapshot":{"type":"DOM","prop":{"nodeName":"a","xpath":"html/body[1]/div[1]/div[2]/div[1]/div[1]/div[2]/ul[1]/li[6]/a[1]"}}}</text:p>
          </table:table-cell>
          <table:table-cell office:value-type="string" calcext:value-type="string">
            <text:p>{"nodeName":"A","textContent":"Portuguﺃﺕs (Brasil)","pos":1}</text:p>
          </table:table-cell>
          <table:table-cell office:value-type="string" calcext:value-type="string">
            <text:p>{"xpath":"HTML/BODY[1]/DIV[1]/DIV[2]/DIV[1]/DIV[1]/DIV[2]/UL[1]/LI[6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083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1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1.5px 7.5px","transform-style":"flat","transition-delay":"0s","transition-duration":"0s","transition-property":"all","transition-timing-function":"cubic-bezier(0.25, 0.1, 0.25, 1)","unicode-bidi":"embed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pt-br.facebook.com/</text:p>
          </table:table-cell>
          <table:table-cell table:formula="of:=([.H63]=[.D63])" office:value-type="boolean" office:boolean-value="true" calcext:value-type="boolean">
            <text:p>TRUE</text:p>
          </table:table-cell>
          <table:table-cell office:value-type="string" calcext:value-type="string">
            <text:p>https://pt-br.facebook.com/</text:p>
          </table:table-cell>
          <table:table-cell table:formula="of:=(IF(([.J63]=[.D63]);1;0))" office:value-type="float" office:value="1" calcext:value-type="float">
            <text:p>1</text:p>
          </table:table-cell>
          <table:table-cell office:value-type="string" calcext:value-type="string">
            <text:p>https://pt-br.facebook.com/</text:p>
          </table:table-cell>
          <table:table-cell table:formula="of:=(IF(([.L63]=[.D6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2]/UL[1]/LI[5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ar-ar.facebook.com/</text:p>
          </table:table-cell>
          <table:table-cell office:value-type="string" calcext:value-type="string">
            <text:p>{"xpath":"HTML/BODY[1]/DIV[1]/DIV[2]/DIV[1]/DIV[1]/DIV[2]/UL[1]/LI[5]/A[1]","snapshot":{"type":"DOM","prop":{"nodeName":"a","xpath":"html/body[1]/div[1]/div[2]/div[1]/div[1]/div[2]/ul[1]/li[5]/a[1]"}}}</text:p>
          </table:table-cell>
          <table:table-cell office:value-type="string" calcext:value-type="string">
            <text:p>{"nodeName":"A","textContent":"ﻅﻋ▒ﻅ٩ﻅ١ﻅﺎﻋ├ﻅﺏ","pos":1}</text:p>
          </table:table-cell>
          <table:table-cell office:value-type="string" calcext:value-type="string">
            <text:p>{"xpath":"HTML/BODY[1]/DIV[1]/DIV[2]/DIV[1]/DIV[1]/DIV[2]/UL[1]/LI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rtl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083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1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1.5px 7.5px","transform-style":"flat","transition-delay":"0s","transition-duration":"0s","transition-property":"all","transition-timing-function":"cubic-bezier(0.25, 0.1, 0.25, 1)","unicode-bidi":"embed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r-ar.facebook.com/</text:p>
          </table:table-cell>
          <table:table-cell table:formula="of:=([.H64]=[.D64])" office:value-type="boolean" office:boolean-value="true" calcext:value-type="boolean">
            <text:p>TRUE</text:p>
          </table:table-cell>
          <table:table-cell office:value-type="string" calcext:value-type="string">
            <text:p>https://ar-ar.facebook.com/</text:p>
          </table:table-cell>
          <table:table-cell table:formula="of:=(IF(([.J64]=[.D64]);1;0))" office:value-type="float" office:value="1" calcext:value-type="float">
            <text:p>1</text:p>
          </table:table-cell>
          <table:table-cell office:value-type="string" calcext:value-type="string">
            <text:p>https://ar-ar.facebook.com/</text:p>
          </table:table-cell>
          <table:table-cell table:formula="of:=(IF(([.L64]=[.D6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2]/UL[1]/LI[4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zh-cn.facebook.com/</text:p>
          </table:table-cell>
          <table:table-cell office:value-type="string" calcext:value-type="string">
            <text:p>{"xpath":"HTML/BODY[1]/DIV[1]/DIV[2]/DIV[1]/DIV[1]/DIV[2]/UL[1]/LI[4]/A[1]","snapshot":{"type":"DOM","prop":{"nodeName":"a","xpath":"html/body[1]/div[1]/div[2]/div[1]/div[1]/div[2]/ul[1]/li[4]/a[1]"}}}</text:p>
          </table:table-cell>
          <table:table-cell office:value-type="string" calcext:value-type="string">
            <text:p>{"nodeName":"A","textContent":"ﻟ٨ﺝﻧ≈┼(ﻫﺡ°ﻟﺵ±)","pos":1}</text:p>
          </table:table-cell>
          <table:table-cell office:value-type="string" calcext:value-type="string">
            <text:p>{"xpath":"HTML/BODY[1]/DIV[1]/DIV[2]/DIV[1]/DIV[1]/DIV[2]/U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083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7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7px 7.5px","transform-style":"flat","transition-delay":"0s","transition-duration":"0s","transition-property":"all","transition-timing-function":"cubic-bezier(0.25, 0.1, 0.25, 1)","unicode-bidi":"embed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zh-cn.facebook.com/</text:p>
          </table:table-cell>
          <table:table-cell table:formula="of:=([.H65]=[.D65])" office:value-type="boolean" office:boolean-value="true" calcext:value-type="boolean">
            <text:p>TRUE</text:p>
          </table:table-cell>
          <table:table-cell office:value-type="string" calcext:value-type="string">
            <text:p>https://zh-cn.facebook.com/</text:p>
          </table:table-cell>
          <table:table-cell table:formula="of:=(IF(([.J65]=[.D65]);1;0))" office:value-type="float" office:value="1" calcext:value-type="float">
            <text:p>1</text:p>
          </table:table-cell>
          <table:table-cell office:value-type="string" calcext:value-type="string">
            <text:p>https://zh-cn.facebook.com/</text:p>
          </table:table-cell>
          <table:table-cell table:formula="of:=(IF(([.L65]=[.D6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2]/UL[1]/LI[9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de-de.facebook.com/</text:p>
          </table:table-cell>
          <table:table-cell office:value-type="string" calcext:value-type="string">
            <text:p>{"xpath":"HTML/BODY[1]/DIV[1]/DIV[2]/DIV[1]/DIV[1]/DIV[2]/UL[1]/LI[9]/A[1]","snapshot":{"type":"DOM","prop":{"nodeName":"a","xpath":"html/body[1]/div[1]/div[2]/div[1]/div[1]/div[2]/ul[1]/li[9]/a[1]"}}}</text:p>
          </table:table-cell>
          <table:table-cell office:value-type="string" calcext:value-type="string">
            <text:p>{"nodeName":"A","textContent":"Deutsch","pos":1}</text:p>
          </table:table-cell>
          <table:table-cell office:value-type="string" calcext:value-type="string">
            <text:p>{"xpath":"HTML/BODY[1]/DIV[1]/DIV[2]/DIV[1]/DIV[1]/DIV[2]/UL[1]/LI[9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083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2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2.5px 7.5px","transform-style":"flat","transition-delay":"0s","transition-duration":"0s","transition-property":"all","transition-timing-function":"cubic-bezier(0.25, 0.1, 0.25, 1)","unicode-bidi":"embed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de-de.facebook.com/</text:p>
          </table:table-cell>
          <table:table-cell table:formula="of:=([.H66]=[.D66])" office:value-type="boolean" office:boolean-value="true" calcext:value-type="boolean">
            <text:p>TRUE</text:p>
          </table:table-cell>
          <table:table-cell office:value-type="string" calcext:value-type="string">
            <text:p>https://de-de.facebook.com/</text:p>
          </table:table-cell>
          <table:table-cell table:formula="of:=(IF(([.J66]=[.D66]);1;0))" office:value-type="float" office:value="1" calcext:value-type="float">
            <text:p>1</text:p>
          </table:table-cell>
          <table:table-cell office:value-type="string" calcext:value-type="string">
            <text:p>https://de-de.facebook.com/</text:p>
          </table:table-cell>
          <table:table-cell table:formula="of:=(IF(([.L66]=[.D6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5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badges/?ref=pf</text:p>
          </table:table-cell>
          <table:table-cell office:value-type="string" calcext:value-type="string">
            <text:p>{"xpath":"HTML/BODY[1]/DIV[1]/DIV[2]/DIV[2]/DIV[2]/TABLE[1]/TBODY[1]/TR[1]/TD[5]/A[1]","snapshot":{"type":"DOM","prop":{"nodeName":"a","xpath":"html/body[1]/div[1]/div[2]/div[2]/div[2]/table[1]/tbody[1]/tr[1]/td[5]/a[1]"}}}</text:p>
          </table:table-cell>
          <table:table-cell office:value-type="string" calcext:value-type="string">
            <text:p>{"nodeName":"A","textContent":"Badges","pos":1}</text:p>
          </table:table-cell>
          <table:table-cell office:value-type="string" calcext:value-type="string">
            <text:p>{"xpath":"HTML/BODY[1]/DIV[1]/DIV[2]/DIV[2]/DIV[2]/TABLE[1]/TBODY[1]/TR[1]/TD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1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1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badges/?ref=pf</text:p>
          </table:table-cell>
          <table:table-cell table:formula="of:=([.H67]=[.D67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badges/?ref=pf</text:p>
          </table:table-cell>
          <table:table-cell table:formula="of:=(IF(([.J67]=[.D67]);1;0))" office:value-type="float" office:value="1" calcext:value-type="float">
            <text:p>1</text:p>
          </table:table-cell>
          <table:table-cell office:value-type="string" calcext:value-type="string">
            <text:p>https://www.facebook.com/badges/?ref=pf</text:p>
          </table:table-cell>
          <table:table-cell table:formula="of:=(IF(([.L67]=[.D6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3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mobile/?ref=pf</text:p>
          </table:table-cell>
          <table:table-cell office:value-type="string" calcext:value-type="string">
            <text:p>{"xpath":"HTML/BODY[1]/DIV[1]/DIV[2]/DIV[2]/DIV[2]/TABLE[1]/TBODY[1]/TR[1]/TD[3]/A[1]","snapshot":{"type":"DOM","prop":{"nodeName":"a","xpath":"html/body[1]/div[1]/div[2]/div[2]/div[2]/table[1]/tbody[1]/tr[1]/td[3]/a[1]"}}}</text:p>
          </table:table-cell>
          <table:table-cell office:value-type="string" calcext:value-type="string">
            <text:p>{"nodeName":"A","textContent":"Mobile","pos":1}</text:p>
          </table:table-cell>
          <table:table-cell office:value-type="string" calcext:value-type="string">
            <text:p>{"xpath":"HTML/BODY[1]/DIV[1]/DIV[2]/DIV[2]/DIV[2]/TABLE[1]/TBODY[1]/TR[1]/TD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8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8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mobile/?ref=pf</text:p>
          </table:table-cell>
          <table:table-cell table:formula="of:=([.H68]=[.D68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mobile/?ref=pf</text:p>
          </table:table-cell>
          <table:table-cell table:formula="of:=(IF(([.J68]=[.D68]);1;0))" office:value-type="float" office:value="1" calcext:value-type="float">
            <text:p>1</text:p>
          </table:table-cell>
          <table:table-cell office:value-type="string" calcext:value-type="string">
            <text:p>https://www.facebook.com/mobile/?ref=pf</text:p>
          </table:table-cell>
          <table:table-cell table:formula="of:=(IF(([.L68]=[.D6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4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login.php?next=https%3A%2F%2Fwww.facebook.com%2Ffriends%2Frequests%2F%3Ffcref%3Dffi</text:p>
          </table:table-cell>
          <table:table-cell office:value-type="string" calcext:value-type="string">
            <text:p>{"xpath":"HTML/BODY[1]/DIV[1]/DIV[2]/DIV[2]/DIV[2]/TABLE[1]/TBODY[1]/TR[1]/TD[4]/A[1]","snapshot":{"type":"DOM","prop":{"nodeName":"a","xpath":"html/body[1]/div[1]/div[2]/div[2]/div[2]/table[1]/tbody[1]/tr[1]/td[4]/a[1]"}}}</text:p>
          </table:table-cell>
          <table:table-cell office:value-type="string" calcext:value-type="string">
            <text:p>{"nodeName":"A","textContent":"Find Friends","pos":1}</text:p>
          </table:table-cell>
          <table:table-cell office:value-type="string" calcext:value-type="string">
            <text:p>{"xpath":"HTML/BODY[1]/DIV[1]/DIV[2]/DIV[2]/DIV[2]/TABLE[1]/TBODY[1]/TR[1]/TD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4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34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login.php?next=https%3A%2F%2Fwww.facebook.com%2Ffriends%2Frequests%2F%3Ffcref%3Dffi</text:p>
          </table:table-cell>
          <table:table-cell table:formula="of:=([.H69]=[.D69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login.php?next=https%3A%2F%2Fwww.facebook.com%2Ffriends%2Frequests%2F%3Ffcref%3Dffi</text:p>
          </table:table-cell>
          <table:table-cell table:formula="of:=(IF(([.J69]=[.D69]);1;0))" office:value-type="float" office:value="1" calcext:value-type="float">
            <text:p>1</text:p>
          </table:table-cell>
          <table:table-cell office:value-type="string" calcext:value-type="string">
            <text:p>https://www.facebook.com/login.php?next=https%3A%2F%2Fwww.facebook.com%2Ffriends%2Frequests%2F%3Ffcref%3Dffi</text:p>
          </table:table-cell>
          <table:table-cell table:formula="of:=(IF(([.L69]=[.D6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1]/DIV[1]/DIV[2]/UL[1]/LI[8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ko-kr.facebook.com/</text:p>
          </table:table-cell>
          <table:table-cell office:value-type="string" calcext:value-type="string">
            <text:p>{"xpath":"HTML/BODY[1]/DIV[1]/DIV[2]/DIV[1]/DIV[1]/DIV[2]/UL[1]/LI[8]/A[1]","snapshot":{"type":"DOM","prop":{"nodeName":"a","xpath":"html/body[1]/div[1]/div[2]/div[1]/div[1]/div[2]/ul[1]/li[8]/a[1]"}}}</text:p>
          </table:table-cell>
          <table:table-cell office:value-type="string" calcext:value-type="string">
            <text:p>{"nodeName":"A","textContent":"ﻎ¼ﻳ٥ﺝﻌ≈٤","pos":1}</text:p>
          </table:table-cell>
          <table:table-cell office:value-type="string" calcext:value-type="string">
            <text:p>{"xpath":"HTML/BODY[1]/DIV[1]/DIV[2]/DIV[1]/DIV[1]/DIV[2]/UL[1]/LI[8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083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5px 7.5px","transform-style":"flat","transition-delay":"0s","transition-duration":"0s","transition-property":"all","transition-timing-function":"cubic-bezier(0.25, 0.1, 0.25, 1)","unicode-bidi":"embed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ko-kr.facebook.com/</text:p>
          </table:table-cell>
          <table:table-cell table:formula="of:=([.H70]=[.D70])" office:value-type="boolean" office:boolean-value="true" calcext:value-type="boolean">
            <text:p>TRUE</text:p>
          </table:table-cell>
          <table:table-cell office:value-type="string" calcext:value-type="string">
            <text:p>https://ko-kr.facebook.com/</text:p>
          </table:table-cell>
          <table:table-cell table:formula="of:=(IF(([.J70]=[.D70]);1;0))" office:value-type="float" office:value="1" calcext:value-type="float">
            <text:p>1</text:p>
          </table:table-cell>
          <table:table-cell office:value-type="string" calcext:value-type="string">
            <text:p>https://ko-kr.facebook.com/</text:p>
          </table:table-cell>
          <table:table-cell table:formula="of:=(IF(([.L70]=[.D7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7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directory/pages/</text:p>
          </table:table-cell>
          <table:table-cell office:value-type="string" calcext:value-type="string">
            <text:p>{"xpath":"HTML/BODY[1]/DIV[1]/DIV[2]/DIV[2]/DIV[2]/TABLE[1]/TBODY[1]/TR[1]/TD[7]/A[1]","snapshot":{"type":"DOM","prop":{"nodeName":"a","xpath":"html/body[1]/div[1]/div[2]/div[2]/div[2]/table[1]/tbody[1]/tr[1]/td[7]/a[1]"}}}</text:p>
          </table:table-cell>
          <table:table-cell office:value-type="string" calcext:value-type="string">
            <text:p>{"nodeName":"A","textContent":"Pages","pos":1}</text:p>
          </table:table-cell>
          <table:table-cell office:value-type="string" calcext:value-type="string">
            <text:p>{"xpath":"HTML/BODY[1]/DIV[1]/DIV[2]/DIV[2]/DIV[2]/TABLE[1]/TBODY[1]/TR[1]/TD[7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7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7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directory/pages/</text:p>
          </table:table-cell>
          <table:table-cell table:formula="of:=([.H71]=[.D71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directory/pages/</text:p>
          </table:table-cell>
          <table:table-cell table:formula="of:=(IF(([.J71]=[.D71]);1;0))" office:value-type="float" office:value="1" calcext:value-type="float">
            <text:p>1</text:p>
          </table:table-cell>
          <table:table-cell office:value-type="string" calcext:value-type="string">
            <text:p>https://www.facebook.com/directory/pages/</text:p>
          </table:table-cell>
          <table:table-cell table:formula="of:=(IF(([.L71]=[.D7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9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games/</text:p>
          </table:table-cell>
          <table:table-cell office:value-type="string" calcext:value-type="string">
            <text:p>{"xpath":"HTML/BODY[1]/DIV[1]/DIV[2]/DIV[2]/DIV[2]/TABLE[1]/TBODY[1]/TR[1]/TD[9]/A[1]","snapshot":{"type":"DOM","prop":{"nodeName":"a","xpath":"html/body[1]/div[1]/div[2]/div[2]/div[2]/table[1]/tbody[1]/tr[1]/td[9]/a[1]"}}}</text:p>
          </table:table-cell>
          <table:table-cell office:value-type="string" calcext:value-type="string">
            <text:p>{"nodeName":"A","textContent":"Games","pos":1}</text:p>
          </table:table-cell>
          <table:table-cell office:value-type="string" calcext:value-type="string">
            <text:p>{"xpath":"HTML/BODY[1]/DIV[1]/DIV[2]/DIV[2]/DIV[2]/TABLE[1]/TBODY[1]/TR[1]/TD[9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0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0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games/</text:p>
          </table:table-cell>
          <table:table-cell table:formula="of:=([.H72]=[.D72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games/</text:p>
          </table:table-cell>
          <table:table-cell table:formula="of:=(IF(([.J72]=[.D72]);1;0))" office:value-type="float" office:value="1" calcext:value-type="float">
            <text:p>1</text:p>
          </table:table-cell>
          <table:table-cell office:value-type="string" calcext:value-type="string">
            <text:p>https://www.facebook.com/games/</text:p>
          </table:table-cell>
          <table:table-cell table:formula="of:=(IF(([.L72]=[.D7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8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places/</text:p>
          </table:table-cell>
          <table:table-cell office:value-type="string" calcext:value-type="string">
            <text:p>{"xpath":"HTML/BODY[1]/DIV[1]/DIV[2]/DIV[2]/DIV[2]/TABLE[1]/TBODY[1]/TR[1]/TD[8]/A[1]","snapshot":{"type":"DOM","prop":{"nodeName":"a","xpath":"html/body[1]/div[1]/div[2]/div[2]/div[2]/table[1]/tbody[1]/tr[1]/td[8]/a[1]"}}}</text:p>
          </table:table-cell>
          <table:table-cell office:value-type="string" calcext:value-type="string">
            <text:p>{"nodeName":"A","textContent":"Places","pos":1}</text:p>
          </table:table-cell>
          <table:table-cell office:value-type="string" calcext:value-type="string">
            <text:p>{"xpath":"HTML/BODY[1]/DIV[1]/DIV[2]/DIV[2]/DIV[2]/TABLE[1]/TBODY[1]/TR[1]/TD[8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8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8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places/</text:p>
          </table:table-cell>
          <table:table-cell table:formula="of:=([.H73]=[.D73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places/</text:p>
          </table:table-cell>
          <table:table-cell table:formula="of:=(IF(([.J73]=[.D73]);1;0))" office:value-type="float" office:value="1" calcext:value-type="float">
            <text:p>1</text:p>
          </table:table-cell>
          <table:table-cell office:value-type="string" calcext:value-type="string">
            <text:p>https://www.facebook.com/places/</text:p>
          </table:table-cell>
          <table:table-cell table:formula="of:=(IF(([.L73]=[.D7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1]/TD[6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directory/people/</text:p>
          </table:table-cell>
          <table:table-cell office:value-type="string" calcext:value-type="string">
            <text:p>{"xpath":"HTML/BODY[1]/DIV[1]/DIV[2]/DIV[2]/DIV[2]/TABLE[1]/TBODY[1]/TR[1]/TD[6]/A[1]","snapshot":{"type":"DOM","prop":{"nodeName":"a","xpath":"html/body[1]/div[1]/div[2]/div[2]/div[2]/table[1]/tbody[1]/tr[1]/td[6]/a[1]"}}}</text:p>
          </table:table-cell>
          <table:table-cell office:value-type="string" calcext:value-type="string">
            <text:p>{"nodeName":"A","textContent":"People","pos":1}</text:p>
          </table:table-cell>
          <table:table-cell office:value-type="string" calcext:value-type="string">
            <text:p>{"xpath":"HTML/BODY[1]/DIV[1]/DIV[2]/DIV[2]/DIV[2]/TABLE[1]/TBODY[1]/TR[1]/TD[6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9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9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directory/people/</text:p>
          </table:table-cell>
          <table:table-cell table:formula="of:=([.H74]=[.D74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directory/people/</text:p>
          </table:table-cell>
          <table:table-cell table:formula="of:=(IF(([.J74]=[.D74]);1;0))" office:value-type="float" office:value="1" calcext:value-type="float">
            <text:p>1</text:p>
          </table:table-cell>
          <table:table-cell office:value-type="string" calcext:value-type="string">
            <text:p>https://www.facebook.com/directory/people/</text:p>
          </table:table-cell>
          <table:table-cell table:formula="of:=(IF(([.L74]=[.D7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1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directory/places/</text:p>
          </table:table-cell>
          <table:table-cell office:value-type="string" calcext:value-type="string">
            <text:p>{"xpath":"HTML/BODY[1]/DIV[1]/DIV[2]/DIV[2]/DIV[2]/TABLE[1]/TBODY[1]/TR[2]/TD[1]/A[1]","snapshot":{"type":"DOM","prop":{"nodeName":"a","xpath":"html/body[1]/div[1]/div[2]/div[2]/div[2]/table[1]/tbody[1]/tr[2]/td[1]/a[1]"}}}</text:p>
          </table:table-cell>
          <table:table-cell office:value-type="string" calcext:value-type="string">
            <text:p>{"nodeName":"A","textContent":"Locations","pos":1}</text:p>
          </table:table-cell>
          <table:table-cell office:value-type="string" calcext:value-type="string">
            <text:p>{"xpath":"HTML/BODY[1]/DIV[1]/DIV[2]/DIV[2]/DIV[2]/TABLE[1]/TBODY[1]/TR[2]/TD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6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6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directory/places/</text:p>
          </table:table-cell>
          <table:table-cell table:formula="of:=([.H75]=[.D75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directory/places/</text:p>
          </table:table-cell>
          <table:table-cell table:formula="of:=(IF(([.J75]=[.D75]);1;0))" office:value-type="float" office:value="1" calcext:value-type="float">
            <text:p>1</text:p>
          </table:table-cell>
          <table:table-cell office:value-type="string" calcext:value-type="string">
            <text:p>https://www.facebook.com/directory/places/</text:p>
          </table:table-cell>
          <table:table-cell table:formula="of:=(IF(([.L75]=[.D7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4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login.php?next=https%3A%2F%2Fwww.facebook.com%2Fpages%2Fcreate%2F%3Fref_type%3Dsitefooter</text:p>
          </table:table-cell>
          <table:table-cell office:value-type="string" calcext:value-type="string">
            <text:p>{"xpath":"HTML/BODY[1]/DIV[1]/DIV[2]/DIV[2]/DIV[2]/TABLE[1]/TBODY[1]/TR[2]/TD[4]/A[1]","snapshot":{"type":"DOM","prop":{"nodeName":"a","xpath":"html/body[1]/div[1]/div[2]/div[2]/div[2]/table[1]/tbody[1]/tr[2]/td[4]/a[1]"}}}</text:p>
          </table:table-cell>
          <table:table-cell office:value-type="string" calcext:value-type="string">
            <text:p>{"nodeName":"A","textContent":"Create Page","pos":1}</text:p>
          </table:table-cell>
          <table:table-cell office:value-type="string" calcext:value-type="string">
            <text:p>{"xpath":"HTML/BODY[1]/DIV[1]/DIV[2]/DIV[2]/DIV[2]/TABLE[1]/TBODY[1]/TR[2]/TD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3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login.php?next=https%3A%2F%2Fwww.facebook.com%2Fpages%2Fcreate%2F%3Fref_type%3Dsitefooter</text:p>
          </table:table-cell>
          <table:table-cell table:formula="of:=([.H76]=[.D76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login.php?next=https%3A%2F%2Fwww.facebook.com%2Fpages%2Fcreate%2F%3Fref_type%3Dsitefooter</text:p>
          </table:table-cell>
          <table:table-cell table:formula="of:=(IF(([.J76]=[.D76]);1;0))" office:value-type="float" office:value="1" calcext:value-type="float">
            <text:p>1</text:p>
          </table:table-cell>
          <table:table-cell office:value-type="string" calcext:value-type="string">
            <text:p>https://www.facebook.com/login.php?next=https%3A%2F%2Fwww.facebook.com%2Fpages%2Fcreate%2F%3Fref_type%3Dsitefooter</text:p>
          </table:table-cell>
          <table:table-cell table:formula="of:=(IF(([.L76]=[.D7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3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r.php?campaign_id=402047449186&amp;placement=pflo&amp;extra_1=not-admgr-user</text:p>
          </table:table-cell>
          <table:table-cell office:value-type="string" calcext:value-type="string">
            <text:p>{"xpath":"HTML/BODY[1]/DIV[1]/DIV[2]/DIV[2]/DIV[2]/TABLE[1]/TBODY[1]/TR[2]/TD[3]/A[1]","snapshot":{"type":"DOM","prop":{"nodeName":"a","xpath":"html/body[1]/div[1]/div[2]/div[2]/div[2]/table[1]/tbody[1]/tr[2]/td[3]/a[1]"}}}</text:p>
          </table:table-cell>
          <table:table-cell office:value-type="string" calcext:value-type="string">
            <text:p>{"nodeName":"A","textContent":"Create Ad","pos":1}</text:p>
          </table:table-cell>
          <table:table-cell office:value-type="string" calcext:value-type="string">
            <text:p>{"xpath":"HTML/BODY[1]/DIV[1]/DIV[2]/DIV[2]/DIV[2]/TABLE[1]/TBODY[1]/TR[2]/TD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8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8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r.php?campaign_id=402047449186&amp;placement=pflo&amp;extra_1=not-admgr-user</text:p>
          </table:table-cell>
          <table:table-cell table:formula="of:=([.H77]=[.D77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r.php?campaign_id=402047449186&amp;placement=pflo&amp;extra_1=not-admgr-user</text:p>
          </table:table-cell>
          <table:table-cell table:formula="of:=(IF(([.J77]=[.D77]);1;0))" office:value-type="float" office:value="1" calcext:value-type="float">
            <text:p>1</text:p>
          </table:table-cell>
          <table:table-cell office:value-type="string" calcext:value-type="string">
            <text:p>https://www.facebook.com/r.php?campaign_id=402047449186&amp;placement=pflo&amp;extra_1=not-admgr-user</text:p>
          </table:table-cell>
          <table:table-cell table:formula="of:=(IF(([.L77]=[.D7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7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policy.php</text:p>
          </table:table-cell>
          <table:table-cell office:value-type="string" calcext:value-type="string">
            <text:p>{"xpath":"HTML/BODY[1]/DIV[1]/DIV[2]/DIV[2]/DIV[2]/TABLE[1]/TBODY[1]/TR[2]/TD[7]/A[1]","snapshot":{"type":"DOM","prop":{"nodeName":"a","xpath":"html/body[1]/div[1]/div[2]/div[2]/div[2]/table[1]/tbody[1]/tr[2]/td[7]/a[1]"}}}</text:p>
          </table:table-cell>
          <table:table-cell office:value-type="string" calcext:value-type="string">
            <text:p>{"nodeName":"A","textContent":"Privacy","pos":1}</text:p>
          </table:table-cell>
          <table:table-cell office:value-type="string" calcext:value-type="string">
            <text:p>{"xpath":"HTML/BODY[1]/DIV[1]/DIV[2]/DIV[2]/DIV[2]/TABLE[1]/TBODY[1]/TR[2]/TD[7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1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21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policy.php</text:p>
          </table:table-cell>
          <table:table-cell table:formula="of:=([.H78]=[.D78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policy.php</text:p>
          </table:table-cell>
          <table:table-cell table:formula="of:=(IF(([.J78]=[.D78]);1;0))" office:value-type="float" office:value="1" calcext:value-type="float">
            <text:p>1</text:p>
          </table:table-cell>
          <table:table-cell office:value-type="string" calcext:value-type="string">
            <text:p>https://www.facebook.com/policy.php</text:p>
          </table:table-cell>
          <table:table-cell table:formula="of:=(IF(([.L78]=[.D7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9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www.facebook.com/policies/?ref=pf</text:p>
          </table:table-cell>
          <table:table-cell office:value-type="string" calcext:value-type="string">
            <text:p>{"xpath":"HTML/BODY[1]/DIV[1]/DIV[2]/DIV[2]/DIV[2]/TABLE[1]/TBODY[1]/TR[2]/TD[9]/A[1]","snapshot":{"type":"DOM","prop":{"nodeName":"a","xpath":"html/body[1]/div[1]/div[2]/div[2]/div[2]/table[1]/tbody[1]/tr[2]/td[9]/a[1]"}}}</text:p>
          </table:table-cell>
          <table:table-cell office:value-type="string" calcext:value-type="string">
            <text:p>{"nodeName":"A","textContent":"Terms","pos":2}</text:p>
          </table:table-cell>
          <table:table-cell office:value-type="string" calcext:value-type="string">
            <text:p>{"xpath":"HTML/BODY[1]/DIV[1]/DIV[2]/DIV[2]/DIV[2]/TABLE[1]/TBODY[1]/TR[2]/TD[9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7.5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7.5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www.facebook.com/policies/?ref=pf</text:p>
          </table:table-cell>
          <table:table-cell table:formula="of:=([.H79]=[.D79])" office:value-type="boolean" office:boolean-value="true" calcext:value-type="boolean">
            <text:p>TRUE</text:p>
          </table:table-cell>
          <table:table-cell office:value-type="string" calcext:value-type="string">
            <text:p>https://www.facebook.com/policies/?ref=pf</text:p>
          </table:table-cell>
          <table:table-cell table:formula="of:=(IF(([.J79]=[.D79]);1;0))" office:value-type="float" office:value="1" calcext:value-type="float">
            <text:p>1</text:p>
          </table:table-cell>
          <table:table-cell office:value-type="string" calcext:value-type="string">
            <text:p>https://www.facebook.com/policies/?ref=pf</text:p>
          </table:table-cell>
          <table:table-cell table:formula="of:=(IF(([.L79]=[.D7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HTML/BODY/DIV[1]/DIV[2]/DIV[2]/DIV[2]/TABLE[1]/TBODY[1]/TR[2]/TD[5]/A[1]</text:p>
          </table:table-cell>
          <table:table-cell office:value-type="string" calcext:value-type="string">
            <text:p>https://www.facebook.com/</text:p>
          </table:table-cell>
          <table:table-cell office:value-type="string" calcext:value-type="string">
            <text:p>https://developers.facebook.com/?ref=pf</text:p>
          </table:table-cell>
          <table:table-cell office:value-type="string" calcext:value-type="string">
            <text:p>{"xpath":"HTML/BODY[1]/DIV[1]/DIV[2]/DIV[2]/DIV[2]/TABLE[1]/TBODY[1]/TR[2]/TD[5]/A[1]","snapshot":{"type":"DOM","prop":{"nodeName":"a","xpath":"html/body[1]/div[1]/div[2]/div[2]/div[2]/table[1]/tbody[1]/tr[2]/td[5]/a[1]"}}}</text:p>
          </table:table-cell>
          <table:table-cell office:value-type="string" calcext:value-type="string">
            <text:p>{"nodeName":"A","textContent":"Developers","pos":1}</text:p>
          </table:table-cell>
          <table:table-cell office:value-type="string" calcext:value-type="string">
            <text:p>{"xpath":"HTML/BODY[1]/DIV[1]/DIV[2]/DIV[2]/DIV[2]/TABLE[1]/TBODY[1]/TR[2]/TD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9, 89, 152)","border-bottom-left-radius":"0px","border-bottom-right-radius":"0px","border-bottom-style":"none","border-bottom-width":"0px","border-collapse":"collapse","border-image-outset":"0 0 0 0","border-image-repeat":"stretch stretch","border-image-slice":"100% 100% 100% 100%","border-image-source":"none","border-image-width":"1 1 1 1","border-left-color":"rgb(59, 89, 152)","border-left-style":"none","border-left-width":"0px","border-right-color":"rgb(59, 89, 152)","border-right-style":"none","border-right-width":"0px","border-spacing":"0px 0px","border-top-color":"rgb(59, 89, 152)","border-top-left-radius":"0px","border-top-right-radius":"0px","border-top-style":"none","border-top-width":"0px","bottom":"auto","box-decoration-break":"slice","box-shadow":"none","box-sizing":"content-box","caption-side":"top","clear":"none","clip":"auto","color":"rgb(59, 89, 152)","content":"none","counter-increment":"none","counter-reset":"none","cursor":"pointer","direction":"ltr","display":"inline","empty-cells":"show","flex-basis":"auto","flex-direction":"row","flex-grow":"0","flex-shrink":"1","flex-wrap":"nowrap","float":"none","font-family":"\"lucida grande\",tahoma,verdana,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20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2px 7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32px 7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9, 89, 15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9, 89, 15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developers.facebook.com/?ref=pf</text:p>
          </table:table-cell>
          <table:table-cell table:formula="of:=([.H80]=[.D80])" office:value-type="boolean" office:boolean-value="true" calcext:value-type="boolean">
            <text:p>TRUE</text:p>
          </table:table-cell>
          <table:table-cell office:value-type="string" calcext:value-type="string">
            <text:p>https://developers.facebook.com/?ref=pf</text:p>
          </table:table-cell>
          <table:table-cell table:formula="of:=(IF(([.J80]=[.D80]);1;0))" office:value-type="float" office:value="1" calcext:value-type="float">
            <text:p>1</text:p>
          </table:table-cell>
          <table:table-cell office:value-type="string" calcext:value-type="string">
            <text:p>https://developers.facebook.com/?ref=pf</text:p>
          </table:table-cell>
          <table:table-cell table:formula="of:=(IF(([.L80]=[.D80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HTML/BODY/DIV[2]/DIV[1]/DIV[2]/DIV[1]/DIV[1]/DIV[1]/UL[1]/LI[2]/A[1]</text:p>
          </table:table-cell>
          <table:table-cell office:value-type="string" calcext:value-type="string">
            <text:p>http://www.youtube.com/</text:p>
          </table:table-cell>
          <table:table-cell office:value-type="string" calcext:value-type="string">
            <text:p>http://www.youtube.com/feed/music</text:p>
          </table:table-cell>
          <table:table-cell office:value-type="string" calcext:value-type="string">
            <text:p>{"xpath":"HTML/BODY[1]/DIV[2]/DIV[1]/DIV[2]/DIV[1]/DIV[1]/DIV[1]/UL[1]/LI[2]/A[1]","snapshot":{"type":"DOM","prop":{"nodeName":"a","xpath":"html/body[1]/div[2]/div[1]/div[2]/div[1]/div[1]/div[1]/ul[1]/li[2]/a[1]"}}}</text:p>
          </table:table-cell>
          <table:table-cell office:value-type="string" calcext:value-type="string">
            <text:p>{"nodeName":"A","textContent":"Music ","pos":1}</text:p>
          </table:table-cell>
          <table:table-cell office:value-type="string" calcext:value-type="string">
            <text:p>{"xpath":"HTML/BODY[1]/DIV[2]/DIV[1]/DIV[2]/DIV[1]/DIV[1]/DIV[1]/UL[1]/LI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border-box","caption-side":"top","clear":"none","clip":"auto","color":"rgb(102, 102, 102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2px","font-size-adjust":"none","font-stretch":"normal","font-style":"normal","font-variant":"normal","font-weight":"400","height":"40px","image-orientation":"0deg","ime-mode":"auto","justify-content":"flex-start","left":"auto","letter-spacing":"normal","line-height":"4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102, 102, 102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7.5px 20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17.5px 20px","transform-style":"flat","transition-delay":"0s","transition-duration":"0s","transition-property":"all","transition-timing-function":"cubic-bezier(0.25, 0.1, 0.25, 1)","unicode-bidi":"normal","vertical-align":"bottom","visibility":"visible","white-space":"nowrap","width":"3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outube.com/feed/music</text:p>
          </table:table-cell>
          <table:table-cell table:formula="of:=([.H81]=[.D81])" office:value-type="boolean" office:boolean-value="true" calcext:value-type="boolean">
            <text:p>TRUE</text:p>
          </table:table-cell>
          <table:table-cell office:value-type="string" calcext:value-type="string">
            <text:p>http://www.youtube.com/feed/music?spfreload=10</text:p>
          </table:table-cell>
          <table:table-cell table:formula="of:=(IF(([.J81]=[.D81]);1;0))" office:value-type="float" office:value="0" calcext:value-type="float">
            <text:p>0</text:p>
          </table:table-cell>
          <table:table-cell office:value-type="string" calcext:value-type="string">
            <text:p>http://www.youtube.com/feed/music</text:p>
          </table:table-cell>
          <table:table-cell table:formula="of:=(IF(([.L81]=[.D81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HTML/BODY/DIV[2]/DIV[3]/DIV[1]/DIV[5]/DIV[1]/DIV[1]/DIV[1]/DIV[1]/DIV[1]/DIV[2]/DIV[1]/DIV[1]/OL[1]/LI[5]/OL[1]/LI[1]/DIV[1]/DIV[1]/DIV[1]/DIV[1]/SPAN[1]/BUTTON[1]</text:p>
          </table:table-cell>
          <table:table-cell office:value-type="string" calcext:value-type="string">
            <text:p>http://www.youtube.com/</text:p>
          </table:table-cell>
          <table:table-cell office:value-type="string" calcext:value-type="string">
            <text:p>https://accounts.google.com/ServiceLogin?service=youtube&amp;uilel=3&amp;continue=http%3A%2F%2Fwww.youtube.com%2Fsignin%3Faction_handle_signin%3Dtrue%26app%3Ddesktop%26feature%3Dsubscribe%26continue_action%3DQUFFLUhqbmtEa0N2U3c2WThkLWttcmJqRTdaUDhRX3N5Z3xBQ3Jtc0tuYS1Nb3laZnhOYy16TndacGhxLVY1VjkzYWwtYThaNDljS2tvMDF0NGRsR24yQVAwdXlYWUVqdDdYU2dVMG0yNDVKTkRHWFRMUmhWMXVCT0tGN1FxS2Rrd2pEQ0MzQ3B6N2x2R2RtYWoyOXhSbXh4VXNrOTVaaGZVOHRuRy1MS29WeHZsWXIzcDE4dTBnazhpOG5YYkZTdW9aVEhYSjRwc2dpWjJmb3dUZVB6aUdUM2x1TUxIZFQ5RDFoRXpEc2ZDbzVSZ3lkMFZlc3VSdzJKcFprSFJsMGl5Ykl3%26next%3D%252Fchannel%252FUC9zX2xZIJ4cnwRsgBpHGvMg%26hl%3Den&amp;hl=en&amp;passive=true</text:p>
          </table:table-cell>
          <table:table-cell office:value-type="string" calcext:value-type="string">
            <text:p>{"xpath":"HTML/BODY[1]/DIV[2]/DIV[3]/DIV[1]/DIV[5]/DIV[1]/DIV[1]/DIV[1]/DIV[1]/DIV[1]/DIV[2]/DIV[1]/DIV[1]/OL[1]/LI[5]/OL[1]/LI[1]/DIV[1]/DIV[1]/DIV[1]/DIV[1]/SPAN[1]/BUTTON[1]","snapshot":{"type":"DOM","prop":{"nodeName":"button","xpath":"html/body[1]/div[2]/div[3]/div[1]/div[5]/div[1]/div[1]/div[1]/div[1]/div[1]/div[2]/div[1]/div[1]/ol[1]/li[5]/ol[1]/li[1]/div[1]/div[1]/div[1]/div[1]/span[1]/button[1]"}}}</text:p>
          </table:table-cell>
          <table:table-cell office:value-type="string" calcext:value-type="string">
            <text:p>{"nodeName":"BUTTON","textContent":"SubscribeSubscribedUnsubscribe ","pos":4}</text:p>
          </table:table-cell>
          <table:table-cell office:value-type="string" calcext:value-type="string">
            <text:p>{"xpath":"HTML/BODY[1]/DIV[2]/DIV[3]/DIV[1]/DIV[5]/DIV[1]/DIV[1]/DIV[1]/DIV[1]/DIV[1]/DIV[2]/DIV[1]/DIV[1]/OL[1]/LI[5]/OL[1]/LI[1]/DIV[1]/DIV[1]/DIV[1]/DIV[1]/SPAN[1]/BUTTO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230, 33, 23)","background-image":"none","background-origin":"padding-box","background-position":"0% 0%","background-repeat":"repeat","background-size":"auto auto","border-bottom-color":"transparent","border-bottom-left-radius":"2px","border-bottom-right-radius":"2px","border-bottom-style":"solid","border-bottom-width":"1px","border-collapse":"separate","border-image-outset":"0 0 0 0","border-image-repeat":"stretch stretch","border-image-slice":"100% 100% 100% 100%","border-image-source":"none","border-image-width":"1 1 1 1","border-left-color":"transparent","border-left-style":"solid","border-left-width":"1px","border-right-color":"transparent","border-right-style":"solid","border-right-width":"1px","border-spacing":"0px 0px","border-top-color":"transparent","border-top-left-radius":"2px","border-top-right-radius":"2px","border-top-style":"solid","border-top-width":"1px","bottom":"auto","box-decoration-break":"slice","box-shadow":"rgba(0, 0, 0, 0.05) 0px 1px 0px 0px","box-sizing":"border-box","caption-side":"top","clear":"none","clip":"auto","color":"rgb(254, 254, 254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rial,sans-serif","font-size":"11px","font-size-adjust":"none","font-stretch":"normal","font-style":"normal","font-variant":"normal","font-weight":"700","height":"24px","image-orientation":"0deg","ime-mode":"auto","justify-content":"flex-start","left":"auto","letter-spacing":"normal","line-height":"13px","list-style-image":"none","list-style-position":"outside","list-style-type":"none","margin-bottom":"0px","margin-left":"0px","margin-right":"0px","margin-top":"0px","marker-offset":"auto","max-height":"none","max-width":"152.5px","min-height":"0px","min-width":"0px","mix-blend-mode":"normal","opacity":"1","order":"0","outline-color":"rgb(254, 254, 254)","outline-offset":"0px","outline-style":"none","outline-width":"0px","overflow":"visible","overflow-x":"visible","overflow-y":"visible","padding-bottom":"0px","padding-left":"5.5px","padding-right":"8px","padding-top":"0px","page-break-after":"auto","page-break-before":"auto","page-break-inside":"auto","perspective":"none","perspective-origin":"46.25px 12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46.25px 12px","transform-style":"flat","transition-delay":"0s","transition-duration":"0s","transition-property":"all","transition-timing-function":"cubic-bezier(0.25, 0.1, 0.25, 1)","unicode-bidi":"normal","vertical-align":"middle","visibility":"visible","white-space":"nowrap","width":"92.5px","word-break":"normal","word-spacing":"0px","word-wrap":"normal","z-index":"auto","-moz-appearance":"button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254, 254, 25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54, 254, 254)","-moz-text-decoration-line":"none","-moz-text-decoration-style":"solid","-moz-text-size-adjust":"auto","-moz-user-focus":"none","-moz-user-input":"auto","-moz-user-modify":"read-only","-moz-user-select":"none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s://accounts.google.com/ServiceLogin?hl=en&amp;continue=http%3A%2F%2Fwww.youtube.com%2Fsignin%3Fapp%3Ddesktop%26feature%3Dsubscribe%26action_handle_signin%3Dtrue%26continue_action%3DQUFFLUhqbTdyVHJQSUl6M3VHS0dVOGZnVUM2UWFIemo1QXxBQ3Jtc0tuTU5KZThZRy1hQWxrVW5OdTNXd1QteDZEMll4UVVtemZqRzg5bENfaTVJSGtpeG9sRzhIOGJ4RzhUaGtJQnlCOWc5SE5zUEx0aXF4c08zaHpaTkJiNzNXLU5XLUxuLXJCSWYya2VRNHpSX0lqMjdnXzNsckJJMWhhSU94ejYwRnFIUnZ0cC1XWl9zMUk0cVVZZXZUeHNZOFh5M2U4UVpGaTVIbGFaMENyU3djUU4xWWx3VENCX3RnanNPLVdnSVMtak9ZUWF2Y3hRaVBUTk90aHc2OWZfTXQ5ZUZn%26next%3D%252Fchannel%252FUCi8e0iOVk1fEOogdfu4YgfA%26hl%3Den&amp;passive=true&amp;service=youtube&amp;uilel=3</text:p>
          </table:table-cell>
          <table:table-cell table:formula="of:=([.H82]=[.D82])" office:value-type="boolean" office:boolean-value="false" calcext:value-type="boolean">
            <text:p>FALSE</text:p>
          </table:table-cell>
          <table:table-cell office:value-type="string" calcext:value-type="string">
            <text:p>https://accounts.google.com/ServiceLogin?service=youtube&amp;uilel=3&amp;hl=en&amp;passive=true&amp;continue=http%3A%2F%2Fwww.youtube.com%2Fsignin%3Faction_handle_signin%3Dtrue%26feature%3Dsubscribe%26continue_action%3DQUFFLUhqbnAyOUVwTVVhak9CTlhPMHBSUzFvOFVvYXB4Z3xBQ3Jtc0tta19GZmZtOWFZSE9VR29aV0tkQzRwdmEwNkx6cWNWRVhGNHVkWWR6SjhmQnk2Tno3OE0wdTVKNUkwejFnd2xHQzNJLXFheGRuRXU0Q05qWFVvZG95U3k5MFFiUmdZbUxfdHpZN2pIdTdwY1lmUnFuRTZnSzJ6YWg0WG5aMUZXS243Q0NGUnpvNkZJaTZvVllSUk83em5ZaG5sSmtpNDllWEIwQ01MR29QbkFyTkRRQ1NEcXYtdnJKbXNEXzAxYnlwNXB4T3gxYTYxV09RTWJDNkR2YjZ2V3ZnNzln%26hl%3Den%26app%3Ddesktop%26next%3D%252Fchannel%252FUC_976xMxPgzIa290Hqtk-9g</text:p>
          </table:table-cell>
          <table:table-cell table:formula="of:=(IF(([.J82]=[.D82]);1;0))" office:value-type="float" office:value="0" calcext:value-type="float">
            <text:p>0</text:p>
          </table:table-cell>
          <table:table-cell office:value-type="string" calcext:value-type="string">
            <text:p>http://www.youtube.com/</text:p>
          </table:table-cell>
          <table:table-cell table:formula="of:=(IF(([.L82]=[.D82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string" calcext:value-type="string">
            <text:p>HTML/BODY/DIV[2]/DIV[3]/DIV[1]/DIV[5]/DIV[1]/DIV[1]/DIV[1]/DIV[1]/DIV[1]/DIV[2]/DIV[1]/DIV[1]/OL[1]/LI[6]/OL[1]/LI[1]/DIV[1]/DIV[1]/DIV[2]/DIV[1]/UL[1]/LI[1]/DIV[1]/DIV[1]/DIV[2]/DIV[1]/A[1]</text:p>
          </table:table-cell>
          <table:table-cell office:value-type="string" calcext:value-type="string">
            <text:p>http://www.youtube.com/</text:p>
          </table:table-cell>
          <table:table-cell office:value-type="string" calcext:value-type="string">
            <text:p>http://www.youtube.com/user/TaylorSwiftVEVO</text:p>
          </table:table-cell>
          <table:table-cell office:value-type="string" calcext:value-type="string">
            <text:p>{"xpath":"HTML/BODY[1]/DIV[2]/DIV[3]/DIV[1]/DIV[5]/DIV[1]/DIV[1]/DIV[1]/DIV[1]/DIV[1]/DIV[2]/DIV[1]/DIV[1]/OL[1]/LI[6]/OL[1]/LI[1]/DIV[1]/DIV[1]/DIV[2]/DIV[1]/UL[1]/LI[1]/DIV[1]/DIV[1]/DIV[2]/DIV[1]/A[1]","snapshot":{"type":"DOM","prop":{"nodeName":"a","xpath":"html/body[1]/div[2]/div[3]/div[1]/div[5]/div[1]/div[1]/div[1]/div[1]/div[1]/div[2]/div[1]/div[1]/ol[1]/li[6]/ol[1]/li[1]/div[1]/div[1]/div[2]/div[1]/ul[1]/li[1]/div[1]/div[1]/div[2]/div[1]/a[1]"}}}</text:p>
          </table:table-cell>
          <table:table-cell office:value-type="string" calcext:value-type="string">
            <text:p>{"nodeName":"A","textContent":"TEDx Talks","pos":1}</text:p>
          </table:table-cell>
          <table:table-cell office:value-type="string" calcext:value-type="string">
            <text:p>{"xpath":"HTML/BODY[1]/DIV[2]/DIV[3]/DIV[1]/DIV[5]/DIV[1]/DIV[1]/DIV[1]/DIV[1]/DIV[1]/DIV[2]/DIV[1]/DIV[1]/OL[1]/LI[6]/OL[1]/LI[1]/DIV[1]/DIV[1]/DIV[2]/DIV[1]/UL[1]/LI[1]/DIV[1]/DIV[1]/DIV[2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19, 119, 119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19, 119, 119)","border-left-style":"none","border-left-width":"0px","border-right-color":"rgb(119, 119, 119)","border-right-style":"none","border-right-width":"0px","border-spacing":"0px 0px","border-top-color":"rgb(119, 119, 119)","border-top-left-radius":"0px","border-top-right-radius":"0px","border-top-style":"none","border-top-width":"0px","bottom":"auto","box-decoration-break":"slice","box-shadow":"none","box-sizing":"content-box","caption-side":"top","clear":"none","clip":"auto","color":"rgb(119, 119, 119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1px","font-size-adjust":"none","font-stretch":"normal","font-style":"normal","font-variant":"normal","font-weight":"400","height":"auto","image-orientation":"0deg","ime-mode":"auto","justify-content":"flex-start","left":"auto","letter-spacing":"normal","line-height":"14.3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8.5px 6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8.5px 6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break-word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19, 119, 119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19, 119, 119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outube.com/user/disneyanimation</text:p>
          </table:table-cell>
          <table:table-cell table:formula="of:=([.H83]=[.D83])" office:value-type="boolean" office:boolean-value="false" calcext:value-type="boolean">
            <text:p>FALSE</text:p>
          </table:table-cell>
          <table:table-cell office:value-type="string" calcext:value-type="string">
            <text:p>http://www.youtube.com/</text:p>
          </table:table-cell>
          <table:table-cell table:formula="of:=(IF(([.J83]=[.D83]);1;0))" office:value-type="float" office:value="0" calcext:value-type="float">
            <text:p>0</text:p>
          </table:table-cell>
          <table:table-cell office:value-type="string" calcext:value-type="string">
            <text:p>https://accounts.google.com/ServiceLogin?continue=https%3A%2F%2Fwww.youtube.com%2Fsignin%3Fnext%3D%252F%26action_handle_signin%3Dtrue%26feature%3Dsign_in_promo%26hl%3Den%26app%3Ddesktop&amp;passive=true&amp;hl=en&amp;uilel=3&amp;service=youtube</text:p>
          </table:table-cell>
          <table:table-cell table:formula="of:=(IF(([.L83]=[.D83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1]/DIV[2]/DIV[3]/DIV[1]/DIV[1]/DIV[1]/OL[1]/LI[8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search.yahoo.com/search?p=Tablets+on+sale&amp;fr=fp-tts-thg-901&amp;fr2=p:fp,m:tn,ct:gift,pg:1,stl:sgl&amp;woeid=12797957&amp;fp=1</text:p>
          </table:table-cell>
          <table:table-cell office:value-type="string" calcext:value-type="string">
            <text:p>{"xpath":"HTML/BODY[1]/DIV[1]/DIV[2]/DIV[3]/DIV[1]/DIV[1]/DIV[1]/OL[1]/LI[8]/A[1]","snapshot":{"type":"DOM","prop":{"nodeName":"a","xpath":"html/body[1]/div[1]/div[2]/div[3]/div[1]/div[1]/div[1]/ol[1]/li[8]/a[1]"}}}</text:p>
          </table:table-cell>
          <table:table-cell office:value-type="string" calcext:value-type="string">
            <text:p>{"nodeName":"A","textContent":"Cocktail recipes","pos":1}</text:p>
          </table:table-cell>
          <table:table-cell office:value-type="string" calcext:value-type="string">
            <text:p>{"xpath":"HTML/BODY[1]/DIV[1]/DIV[2]/DIV[3]/DIV[1]/DIV[1]/DIV[1]/OL[1]/LI[8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0, 79, 22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0, 79, 225)","border-left-style":"none","border-left-width":"0px","border-right-color":"rgb(50, 79, 225)","border-right-style":"none","border-right-width":"0px","border-spacing":"0px 0px","border-top-color":"rgb(50, 79, 225)","border-top-left-radius":"0px","border-top-right-radius":"0px","border-top-style":"none","border-top-width":"0px","bottom":"auto","box-decoration-break":"slice","box-shadow":"none","box-sizing":"content-box","caption-side":"top","clear":"none","clip":"auto","color":"rgb(50, 79, 225)","content":"none","counter-increment":"none","counter-reset":"none","cursor":"pointer","direction":"ltr","display":"inline","empty-cells":"show","flex-basis":"auto","flex-direction":"row","flex-grow":"0","flex-shrink":"1","flex-wrap":"nowrap","float":"none","font-family":"\"Helvetica Neue\",Helvetica,Arial","font-size":"11px","font-size-adjust":"none","font-stretch":"normal","font-style":"normal","font-variant":"normal","font-weight":"700","height":"auto","image-orientation":"0deg","ime-mode":"auto","justify-content":"flex-start","left":"auto","letter-spacing":"normal","line-height":"11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ellipsis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50, 79, 22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0, 79, 22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earch.yahoo.com/search?p=Betty+Lou+Bredemus&amp;fr=fp-tts-901&amp;fr2=ps&amp;woeid=12797957&amp;fp=1</text:p>
          </table:table-cell>
          <table:table-cell table:formula="of:=([.H84]=[.D84])" office:value-type="boolean" office:boolean-value="false" calcext:value-type="boolean">
            <text:p>FALSE</text:p>
          </table:table-cell>
          <table:table-cell office:value-type="string" calcext:value-type="string">
            <text:p>http://www.yahoo.com/</text:p>
          </table:table-cell>
          <table:table-cell table:formula="of:=(IF(([.J84]=[.D84]);1;0))" office:value-type="float" office:value="0" calcext:value-type="float">
            <text:p>0</text:p>
          </table:table-cell>
          <table:table-cell office:value-type="string" calcext:value-type="string">
            <text:p>http://search.yahoo.com/search?p=Betty+Lou+Bredemus&amp;fr=fp-tts-901&amp;fr2=ps&amp;woeid=12797957&amp;fp=1</text:p>
          </table:table-cell>
          <table:table-cell table:formula="of:=(IF(([.L84]=[.D84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2]/DIV[2]/DIV[1]/DIV[1]/DIV[1]/UL[1]/LI[4]/A[1]/I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finance.yahoo.com/</text:p>
          </table:table-cell>
          <table:table-cell office:value-type="string" calcext:value-type="string">
            <text:p>{"xpath":"HTML/BODY[1]/DIV[3]/DIV[1]/DIV[2]/DIV[2]/DIV[1]/DIV[1]/DIV[1]/UL[1]/LI[4]/A[1]/I[1]","snapshot":{"type":"DOM","prop":{"nodeName":"i","xpath":"html/body[1]/div[3]/div[1]/div[2]/div[2]/div[1]/div[1]/div[1]/ul[1]/li[4]/a[1]/i[1]"}}}</text:p>
          </table:table-cell>
          <table:table-cell office:value-type="string" calcext:value-type="string">
            <text:p>{"nodeName":"I","textContent":"","pos":7}</text:p>
          </table:table-cell>
          <table:table-cell office:value-type="string" calcext:value-type="string">
            <text:p>{"xpath":"HTML/BODY[1]/DIV[3]/DIV[1]/DIV[2]/DIV[2]/DIV[1]/DIV[1]/DIV[1]/UL[1]/LI[4]/A[1]/I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s.yimg.com/dh/ap/default/150130/pc_icons_btns_sprite_0130_430pm.png\")","background-origin":"padding-box","background-position":"-85px -66px","background-repeat":"no-repeat","background-size":"auto auto","border-bottom-color":"rgb(29, 29, 16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9, 29, 163)","border-left-style":"none","border-left-width":"0px","border-right-color":"rgb(29, 29, 163)","border-right-style":"none","border-right-width":"0px","border-spacing":"0px 0px","border-top-color":"rgb(29, 29, 163)","border-top-left-radius":"0px","border-top-right-radius":"0px","border-top-style":"none","border-top-width":"0px","bottom":"auto","box-decoration-break":"slice","box-shadow":"none","box-sizing":"content-box","caption-side":"top","clear":"none","clip":"auto","color":"rgb(29, 29, 163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Helvetica Neue\",Helvetica,Arial","font-size":"15px","font-size-adjust":"none","font-stretch":"normal","font-style":"italic","font-variant":"normal","font-weight":"300","height":"20px","image-orientation":"0deg","ime-mode":"auto","justify-content":"flex-start","left":"auto","letter-spacing":"normal","line-height":"18.75px","list-style-image":"none","list-style-position":"outside","list-style-type":"none","margin-bottom":"0px","margin-left":"0px","margin-right":"1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0px 1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0px 10px","transform-style":"flat","transition-delay":"0s","transition-duration":"0s","transition-property":"all","transition-timing-function":"cubic-bezier(0.25, 0.1, 0.25, 1)","unicode-bidi":"normal","vertical-align":"text-bottom","visibility":"visible","white-space":"nowrap","width":"2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5px","-moz-column-rule-color":"rgb(29, 29, 16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9, 29, 16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finance.yahoo.com/</text:p>
          </table:table-cell>
          <table:table-cell table:formula="of:=([.H85]=[.D85])" office:value-type="boolean" office:boolean-value="true" calcext:value-type="boolean">
            <text:p>TRUE</text:p>
          </table:table-cell>
          <table:table-cell office:value-type="string" calcext:value-type="string">
            <text:p>http://finance.yahoo.com/</text:p>
          </table:table-cell>
          <table:table-cell table:formula="of:=(IF(([.J85]=[.D85]);1;0))" office:value-type="float" office:value="1" calcext:value-type="float">
            <text:p>1</text:p>
          </table:table-cell>
          <table:table-cell office:value-type="string" calcext:value-type="string">
            <text:p>http://finance.yahoo.com/</text:p>
          </table:table-cell>
          <table:table-cell table:formula="of:=(IF(([.L85]=[.D8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2]/DIV[2]/DIV[1]/DIV[1]/DIV[1]/UL[1]/LI[7]/A[1]/I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homes.yahoo.com/</text:p>
          </table:table-cell>
          <table:table-cell office:value-type="string" calcext:value-type="string">
            <text:p>{"xpath":"HTML/BODY[1]/DIV[3]/DIV[1]/DIV[2]/DIV[2]/DIV[1]/DIV[1]/DIV[1]/UL[1]/LI[7]/A[1]/I[1]","snapshot":{"type":"DOM","prop":{"nodeName":"i","xpath":"html/body[1]/div[3]/div[1]/div[2]/div[2]/div[1]/div[1]/div[1]/ul[1]/li[7]/a[1]/i[1]"}}}</text:p>
          </table:table-cell>
          <table:table-cell office:value-type="string" calcext:value-type="string">
            <text:p>{"nodeName":"I","textContent":"","pos":10}</text:p>
          </table:table-cell>
          <table:table-cell office:value-type="string" calcext:value-type="string">
            <text:p>{"xpath":"HTML/BODY[1]/DIV[3]/DIV[1]/DIV[2]/DIV[2]/DIV[1]/DIV[1]/DIV[1]/UL[1]/LI[7]/A[1]/I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s.yimg.com/dh/ap/default/150130/pc_icons_btns_sprite_0130_430pm.png\")","background-origin":"padding-box","background-position":"-21px -67px","background-repeat":"no-repeat","background-size":"auto auto","border-bottom-color":"rgb(29, 29, 16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9, 29, 163)","border-left-style":"none","border-left-width":"0px","border-right-color":"rgb(29, 29, 163)","border-right-style":"none","border-right-width":"0px","border-spacing":"0px 0px","border-top-color":"rgb(29, 29, 163)","border-top-left-radius":"0px","border-top-right-radius":"0px","border-top-style":"none","border-top-width":"0px","bottom":"auto","box-decoration-break":"slice","box-shadow":"none","box-sizing":"content-box","caption-side":"top","clear":"none","clip":"auto","color":"rgb(29, 29, 163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Helvetica Neue\",Helvetica,Arial","font-size":"15px","font-size-adjust":"none","font-stretch":"normal","font-style":"italic","font-variant":"normal","font-weight":"300","height":"20px","image-orientation":"0deg","ime-mode":"auto","justify-content":"flex-start","left":"auto","letter-spacing":"normal","line-height":"18.75px","list-style-image":"none","list-style-position":"outside","list-style-type":"none","margin-bottom":"0px","margin-left":"0px","margin-right":"1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0px 1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0px 10px","transform-style":"flat","transition-delay":"0s","transition-duration":"0s","transition-property":"all","transition-timing-function":"cubic-bezier(0.25, 0.1, 0.25, 1)","unicode-bidi":"normal","vertical-align":"text-bottom","visibility":"visible","white-space":"nowrap","width":"2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5px","-moz-column-rule-color":"rgb(29, 29, 16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9, 29, 16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homes.yahoo.com/</text:p>
          </table:table-cell>
          <table:table-cell table:formula="of:=([.H86]=[.D86])" office:value-type="boolean" office:boolean-value="true" calcext:value-type="boolean">
            <text:p>TRUE</text:p>
          </table:table-cell>
          <table:table-cell office:value-type="string" calcext:value-type="string">
            <text:p>http://homes.yahoo.com/</text:p>
          </table:table-cell>
          <table:table-cell table:formula="of:=(IF(([.J86]=[.D86]);1;0))" office:value-type="float" office:value="1" calcext:value-type="float">
            <text:p>1</text:p>
          </table:table-cell>
          <table:table-cell office:value-type="string" calcext:value-type="string">
            <text:p>http://homes.yahoo.com/</text:p>
          </table:table-cell>
          <table:table-cell table:formula="of:=(IF(([.L86]=[.D8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2]/DIV[2]/DIV[1]/DIV[1]/DIV[1]/UL[1]/LI[15]/A[1]/I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yahoo.com/food</text:p>
          </table:table-cell>
          <table:table-cell office:value-type="string" calcext:value-type="string">
            <text:p>{"xpath":"HTML/BODY[1]/DIV[3]/DIV[1]/DIV[2]/DIV[2]/DIV[1]/DIV[1]/DIV[1]/UL[1]/LI[15]/A[1]/I[1]","snapshot":{"type":"DOM","prop":{"nodeName":"i","xpath":"html/body[1]/div[3]/div[1]/div[2]/div[2]/div[1]/div[1]/div[1]/ul[1]/li[15]/a[1]/i[1]"}}}</text:p>
          </table:table-cell>
          <table:table-cell office:value-type="string" calcext:value-type="string">
            <text:p>{"nodeName":"I","textContent":"","pos":18}</text:p>
          </table:table-cell>
          <table:table-cell office:value-type="string" calcext:value-type="string">
            <text:p>{"xpath":"HTML/BODY[1]/DIV[3]/DIV[1]/DIV[2]/DIV[2]/DIV[1]/DIV[1]/DIV[1]/UL[1]/LI[15]/A[1]/I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s.yimg.com/dh/ap/default/150130/pc_icons_btns_sprite_0130_430pm.png\")","background-origin":"padding-box","background-position":"-140px -22px","background-repeat":"no-repeat","background-size":"auto auto","border-bottom-color":"rgb(29, 29, 16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9, 29, 163)","border-left-style":"none","border-left-width":"0px","border-right-color":"rgb(29, 29, 163)","border-right-style":"none","border-right-width":"0px","border-spacing":"0px 0px","border-top-color":"rgb(29, 29, 163)","border-top-left-radius":"0px","border-top-right-radius":"0px","border-top-style":"none","border-top-width":"0px","bottom":"auto","box-decoration-break":"slice","box-shadow":"none","box-sizing":"content-box","caption-side":"top","clear":"none","clip":"auto","color":"rgb(29, 29, 163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Helvetica Neue\",Helvetica,Arial","font-size":"15px","font-size-adjust":"none","font-stretch":"normal","font-style":"italic","font-variant":"normal","font-weight":"300","height":"20px","image-orientation":"0deg","ime-mode":"auto","justify-content":"flex-start","left":"auto","letter-spacing":"normal","line-height":"18.75px","list-style-image":"none","list-style-position":"outside","list-style-type":"none","margin-bottom":"0px","margin-left":"0px","margin-right":"1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0px 1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0px 10px","transform-style":"flat","transition-delay":"0s","transition-duration":"0s","transition-property":"all","transition-timing-function":"cubic-bezier(0.25, 0.1, 0.25, 1)","unicode-bidi":"normal","vertical-align":"text-bottom","visibility":"visible","white-space":"nowrap","width":"2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5px","-moz-column-rule-color":"rgb(29, 29, 16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9, 29, 16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food</text:p>
          </table:table-cell>
          <table:table-cell table:formula="of:=([.H87]=[.D87])" office:value-type="boolean" office:boolean-value="true" calcext:value-type="boolean">
            <text:p>TRUE</text:p>
          </table:table-cell>
          <table:table-cell office:value-type="string" calcext:value-type="string">
            <text:p>http://www.yahoo.com/food</text:p>
          </table:table-cell>
          <table:table-cell table:formula="of:=(IF(([.J87]=[.D87]);1;0))" office:value-type="float" office:value="1" calcext:value-type="float">
            <text:p>1</text:p>
          </table:table-cell>
          <table:table-cell office:value-type="string" calcext:value-type="string">
            <text:p>http://www.yahoo.com/food</text:p>
          </table:table-cell>
          <table:table-cell table:formula="of:=(IF(([.L87]=[.D87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2]/DIV[2]/DIV[1]/DIV[1]/DIV[1]/DIV[4]/DIV[1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mobile.yahoo.com/yahoo/?src=gta</text:p>
          </table:table-cell>
          <table:table-cell office:value-type="string" calcext:value-type="string">
            <text:p>{"xpath":"HTML/BODY[1]/DIV[3]/DIV[1]/DIV[2]/DIV[2]/DIV[1]/DIV[1]/DIV[1]/DIV[4]/DIV[1]/A[1]","snapshot":{"type":"DOM","prop":{"nodeName":"a","xpath":"html/body[1]/div[3]/div[1]/div[2]/div[2]/div[1]/div[1]/div[1]/div[4]/div[1]/a[1]"}}}</text:p>
          </table:table-cell>
          <table:table-cell office:value-type="string" calcext:value-type="string">
            <text:p>{"nodeName":"A","textContent":"\n <text:s text:c="15"/>\n <text:s text:c="15"/>Get the App\n <text:s text:c="11"/>","pos":1}</text:p>
          </table:table-cell>
          <table:table-cell office:value-type="string" calcext:value-type="string">
            <text:p>{"xpath":"HTML/BODY[1]/DIV[3]/DIV[1]/DIV[2]/DIV[2]/DIV[1]/DIV[1]/DIV[1]/DIV[4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55, 117, 221)","background-image":"none","background-origin":"padding-box","background-position":"0% 0%","background-repeat":"repeat","background-size":"auto auto","border-bottom-color":"rgb(255, 255, 255)","border-bottom-left-radius":"3px","border-bottom-right-radius":"3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55, 255, 255)","border-left-style":"none","border-left-width":"0px","border-right-color":"rgb(255, 255, 255)","border-right-style":"none","border-right-width":"0px","border-spacing":"0px 0px","border-top-color":"rgb(255, 255, 255)","border-top-left-radius":"3px","border-top-right-radius":"3px","border-top-style":"none","border-top-width":"0px","bottom":"auto","box-decoration-break":"slice","box-shadow":"rgb(33, 72, 127) 0px 2px 0px 0px","box-sizing":"content-box","caption-side":"top","clear":"none","clip":"auto","color":"rgb(255, 255, 25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","font-size":"11px","font-size-adjust":"none","font-stretch":"normal","font-style":"normal","font-variant":"normal","font-weight":"200","height":"24px","image-orientation":"0deg","ime-mode":"auto","justify-content":"flex-start","left":"auto","letter-spacing":"normal","line-height":"22px","list-style-image":"none","list-style-position":"outside","list-style-type":"disc","margin-bottom":"5px","margin-left":"0px","margin-right":"0px","margin-top":"5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8px 12px","pointer-events":"auto","position":"static","quotes":"\"ﻗ°\" \"ﻗ°ﻻ\" \"ﻗ°»\" \"ﻗ°ﻷ\"","resize":"none","right":"auto","table-layout":"auto","text-align":"center","text-decoration":"none","text-indent":"0px","text-overflow":"clip","text-shadow":"none","text-transform":"none","top":"auto","transform":"none","transform-origin":"38px 12px","transform-style":"flat","transition-delay":"0s","transition-duration":"0s","transition-property":"all","transition-timing-function":"cubic-bezier(0.25, 0.1, 0.25, 1)","unicode-bidi":"normal","vertical-align":"baseline","visibility":"visible","white-space":"normal","width":"7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255, 255, 25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55, 255, 25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mobile.yahoo.com/yahoo/?src=gta</text:p>
          </table:table-cell>
          <table:table-cell table:formula="of:=([.H88]=[.D88])" office:value-type="boolean" office:boolean-value="true" calcext:value-type="boolean">
            <text:p>TRUE</text:p>
          </table:table-cell>
          <table:table-cell office:value-type="string" calcext:value-type="string">
            <text:p>http://mobile.yahoo.com/yahoo/?src=gta</text:p>
          </table:table-cell>
          <table:table-cell table:formula="of:=(IF(([.J88]=[.D88]);1;0))" office:value-type="float" office:value="1" calcext:value-type="float">
            <text:p>1</text:p>
          </table:table-cell>
          <table:table-cell office:value-type="string" calcext:value-type="string">
            <text:p>http://mobile.yahoo.com/yahoo/?src=gta</text:p>
          </table:table-cell>
          <table:table-cell table:formula="of:=(IF(([.L88]=[.D8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2]/DIV[2]/DIV[1]/DIV[1]/DIV[1]/DIV[3]/DIV[1]/DIV[1]/DIV[1]/DIV[1]/P[2]/A[1]/BR[2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equifax.com/premier495/DSP2/</text:p>
          </table:table-cell>
          <table:table-cell office:value-type="string" calcext:value-type="string">
            <text:p>{"xpath":"HTML/BODY[1]/DIV[3]/DIV[1]/DIV[2]/DIV[2]/DIV[1]/DIV[1]/DIV[1]/DIV[3]/DIV[1]/DIV[1]/DIV[1]/DIV[1]/P[2]/A[1]/BR[2]","snapshot":{"type":"DOM","prop":{"nodeName":"br","xpath":"html/body[1]/div[3]/div[1]/div[2]/div[2]/div[1]/div[1]/div[1]/div[3]/div[1]/div[1]/div[1]/div[1]/p[2]/a[1]/br[2]"}}}</text:p>
          </table:table-cell>
          <table:table-cell office:value-type="string" calcext:value-type="string">
            <text:p>{"nodeName":"BR","textContent":"","pos":2}</text:p>
          </table:table-cell>
          <table:table-cell office:value-type="string" calcext:value-type="string">
            <text:p>{"xpath":"HTML/BODY[1]/DIV[3]/DIV[1]/DIV[2]/DIV[2]/DIV[1]/DIV[1]/DIV[1]/DIV[3]/DIV[1]/DIV[1]/DIV[1]/DIV[1]/P[2]/A[1]/BR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29, 29, 16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9, 29, 163)","border-left-style":"none","border-left-width":"0px","border-right-color":"rgb(29, 29, 163)","border-right-style":"none","border-right-width":"0px","border-spacing":"0px 0px","border-top-color":"rgb(29, 29, 163)","border-top-left-radius":"0px","border-top-right-radius":"0px","border-top-style":"none","border-top-width":"0px","bottom":"auto","box-decoration-break":"slice","box-shadow":"none","box-sizing":"content-box","caption-side":"top","clear":"none","clip":"auto","color":"rgb(29, 29, 163)","content":"none","counter-increment":"none","counter-reset":"none","cursor":"pointer","direction":"ltr","display":"inline","empty-cells":"show","flex-basis":"auto","flex-direction":"row","flex-grow":"0","flex-shrink":"1","flex-wrap":"nowrap","float":"none","font-family":"\"Helvetica Neue\",Helvetica,Arial","font-size":"10.4px","font-size-adjust":"none","font-stretch":"normal","font-style":"normal","font-variant":"normal","font-weight":"300","height":"13px","image-orientation":"0deg","ime-mode":"auto","justify-content":"flex-start","left":"auto","letter-spacing":"normal","line-height":"13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0.0166667px 6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0.0166667px 6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0.0166667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0.4px","-moz-column-rule-color":"rgb(29, 29, 16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29, 29, 16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</text:p>
          </table:table-cell>
          <table:table-cell table:formula="of:=([.H89]=[.D89])" office:value-type="boolean" office:boolean-value="false" calcext:value-type="boolean">
            <text:p>FALSE</text:p>
          </table:table-cell>
          <table:table-cell office:value-type="string" calcext:value-type="string">
            <text:p>http://smallbusiness.yahoo.com/ecommerce?p=MONGO&amp;forceAB=MS1&amp;s_fpmktg=ms_acq_q1tl1filler_20130305</text:p>
          </table:table-cell>
          <table:table-cell table:formula="of:=(IF(([.J89]=[.D89]);1;0))" office:value-type="float" office:value="0" calcext:value-type="float">
            <text:p>0</text:p>
          </table:table-cell>
          <table:table-cell office:value-type="string" calcext:value-type="string">
            <text:p>http://www.verizonwireless.com/prepaid/npanxxchangelocation.jsp?setLocationPage=y</text:p>
          </table:table-cell>
          <table:table-cell table:formula="of:=(IF(([.L89]=[.D89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3]/DIV[1]/DIV[2]/DIV[1]/DIV[1]/DIV[1]/UL[1]/LI[1]/UL[1]/LI[5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search.yahoo.com/search?p=Kendall+Jenner&amp;fr=fp-tts-901&amp;woeid=12797957&amp;fp=1&amp;fr2=p:fp,m:tn,ct:all,pg:1,stl:crsl</text:p>
          </table:table-cell>
          <table:table-cell office:value-type="string" calcext:value-type="string">
            <text:p>{"xpath":"HTML/BODY[1]/DIV[3]/DIV[1]/DIV[3]/DIV[1]/DIV[2]/DIV[1]/DIV[1]/DIV[1]/UL[1]/LI[1]/UL[1]/LI[5]/A[1]","snapshot":{"type":"DOM","prop":{"nodeName":"a","xpath":"html/body[1]/div[3]/div[1]/div[3]/div[1]/div[2]/div[1]/div[1]/div[1]/ul[1]/li[1]/ul[1]/li[5]/a[1]"}}}</text:p>
          </table:table-cell>
          <table:table-cell office:value-type="string" calcext:value-type="string">
            <text:p>{"nodeName":"A","textContent":"Sharleen Joynt","pos":1}</text:p>
          </table:table-cell>
          <table:table-cell office:value-type="string" calcext:value-type="string">
            <text:p>{"xpath":"HTML/BODY[1]/DIV[3]/DIV[1]/DIV[3]/DIV[1]/DIV[2]/DIV[1]/DIV[1]/DIV[1]/UL[1]/LI[1]/UL[1]/LI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0, 79, 22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0, 79, 225)","border-left-style":"none","border-left-width":"0px","border-right-color":"rgb(50, 79, 225)","border-right-style":"none","border-right-width":"0px","border-spacing":"0px 0px","border-top-color":"rgb(50, 79, 225)","border-top-left-radius":"0px","border-top-right-radius":"0px","border-top-style":"none","border-top-width":"0px","bottom":"auto","box-decoration-break":"slice","box-shadow":"none","box-sizing":"content-box","caption-side":"top","clear":"none","clip":"auto","color":"rgb(50, 79, 22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","font-size":"13px","font-size-adjust":"none","font-stretch":"normal","font-style":"normal","font-variant":"normal","font-weight":"700","height":"24.9667px","image-orientation":"0deg","ime-mode":"auto","justify-content":"flex-start","left":"auto","letter-spacing":"normal","line-height":"24.9667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20px","padding-right":"0px","padding-top":"0px","page-break-after":"auto","page-break-before":"auto","page-break-inside":"auto","perspective":"none","perspective-origin":"83.45px 12.4833px","pointer-events":"auto","position":"static","quotes":"\"ﻗ°\" \"ﻗ°ﻻ\" \"ﻗ°»\" \"ﻗ°ﻷ\"","resize":"none","right":"auto","table-layout":"auto","text-align":"start","text-decoration":"none","text-indent":"0px","text-overflow":"ellipsis","text-shadow":"none","text-transform":"none","top":"auto","transform":"none","transform-origin":"83.45px 12.4833px","transform-style":"flat","transition-delay":"0s","transition-duration":"0s","transition-property":"all","transition-timing-function":"cubic-bezier(0.25, 0.1, 0.25, 1)","unicode-bidi":"normal","vertical-align":"baseline","visibility":"visible","white-space":"nowrap","width":"146.9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0, 79, 22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0, 79, 22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earch.yahoo.com/search?p=Karolina+Pliskova&amp;fr=fp-tts-901&amp;woeid=12797957&amp;fp=1&amp;fr2=p:fp,m:tn,ct:all,pg:1,stl:crsl</text:p>
          </table:table-cell>
          <table:table-cell table:formula="of:=([.H90]=[.D90])" office:value-type="boolean" office:boolean-value="false" calcext:value-type="boolean">
            <text:p>FALSE</text:p>
          </table:table-cell>
          <table:table-cell office:value-type="string" calcext:value-type="string">
            <text:p>http://www.yahoo.com/</text:p>
          </table:table-cell>
          <table:table-cell table:formula="of:=(IF(([.J90]=[.D90]);1;0))" office:value-type="float" office:value="0" calcext:value-type="float">
            <text:p>0</text:p>
          </table:table-cell>
          <table:table-cell office:value-type="string" calcext:value-type="string">
            <text:p>http://search.yahoo.com/search?p=Karolina+Pliskova&amp;fr=fp-tts-901&amp;woeid=12797957&amp;fp=1&amp;fr2=p:fp,m:tn,ct:all,pg:1,stl:crsl</text:p>
          </table:table-cell>
          <table:table-cell table:formula="of:=(IF(([.L90]=[.D9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3]/DIV[1]/DIV[2]/DIV[7]/DIV[1]/DIV[11]/DIV[1]/DIV[1]/DIV[1]/UL[1]/LI[5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yahoo.com/#</text:p>
          </table:table-cell>
          <table:table-cell office:value-type="string" calcext:value-type="string">
            <text:p>{"xpath":"HTML/BODY[1]/DIV[3]/DIV[1]/DIV[3]/DIV[1]/DIV[2]/DIV[7]/DIV[1]/DIV[11]/DIV[1]/DIV[1]/DIV[1]/UL[1]/LI[5]/A[1]","snapshot":{"type":"DOM","prop":{"nodeName":"a","xpath":"html/body[1]/div[3]/div[1]/div[3]/div[1]/div[2]/div[7]/div[1]/div[11]/div[1]/div[1]/div[1]/ul[1]/li[5]/a[1]"}}}</text:p>
          </table:table-cell>
          <table:table-cell office:value-type="string" calcext:value-type="string">
            <text:p>{"nodeName":"A","textContent":"Luann","pos":1}</text:p>
          </table:table-cell>
          <table:table-cell office:value-type="string" calcext:value-type="string">
            <text:p>{"xpath":"HTML/BODY[1]/DIV[3]/DIV[1]/DIV[3]/DIV[1]/DIV[2]/DIV[7]/DIV[1]/DIV[11]/DIV[1]/DIV[1]/DIV[1]/UL[1]/LI[5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69, 73, 8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69, 73, 83)","border-left-style":"none","border-left-width":"0px","border-right-color":"rgb(69, 73, 83)","border-right-style":"none","border-right-width":"0px","border-spacing":"0px 0px","border-top-color":"rgb(69, 73, 83)","border-top-left-radius":"0px","border-top-right-radius":"0px","border-top-style":"none","border-top-width":"0px","bottom":"auto","box-decoration-break":"slice","box-shadow":"none","box-sizing":"content-box","caption-side":"top","clear":"none","clip":"auto","color":"rgb(69, 73, 83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Helvetica Neue\",Helvetica,Arial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6.2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ellipsis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80%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69, 73, 8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69, 73, 8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</text:p>
          </table:table-cell>
          <table:table-cell table:formula="of:=([.H91]=[.D91])" office:value-type="boolean" office:boolean-value="false" calcext:value-type="boolean">
            <text:p>FALSE</text:p>
          </table:table-cell>
          <table:table-cell office:value-type="string" calcext:value-type="string">
            <text:p>http://www.yahoo.com/</text:p>
          </table:table-cell>
          <table:table-cell table:formula="of:=(IF(([.J91]=[.D91]);1;0))" office:value-type="float" office:value="0" calcext:value-type="float">
            <text:p>0</text:p>
          </table:table-cell>
          <table:table-cell office:value-type="string" calcext:value-type="string">
            <text:p>http://www.yahoo.com/</text:p>
          </table:table-cell>
          <table:table-cell table:formula="of:=(IF(([.L91]=[.D9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3]/DIV[1]/DIV[2]/DIV[7]/DIV[1]/DIV[11]/DIV[1]/DIV[1]/DIV[1]/UL[1]/LI[6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yahoo.com/#</text:p>
          </table:table-cell>
          <table:table-cell office:value-type="string" calcext:value-type="string">
            <text:p>{"xpath":"HTML/BODY[1]/DIV[3]/DIV[1]/DIV[3]/DIV[1]/DIV[2]/DIV[7]/DIV[1]/DIV[11]/DIV[1]/DIV[1]/DIV[1]/UL[1]/LI[6]/A[1]","snapshot":{"type":"DOM","prop":{"nodeName":"a","xpath":"html/body[1]/div[3]/div[1]/div[3]/div[1]/div[2]/div[7]/div[1]/div[11]/div[1]/div[1]/div[1]/ul[1]/li[6]/a[1]"}}}</text:p>
          </table:table-cell>
          <table:table-cell office:value-type="string" calcext:value-type="string">
            <text:p>{"nodeName":"A","textContent":"Wizard of Id","pos":1}</text:p>
          </table:table-cell>
          <table:table-cell office:value-type="string" calcext:value-type="string">
            <text:p>{"xpath":"HTML/BODY[1]/DIV[3]/DIV[1]/DIV[3]/DIV[1]/DIV[2]/DIV[7]/DIV[1]/DIV[11]/DIV[1]/DIV[1]/DIV[1]/UL[1]/LI[6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69, 73, 83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69, 73, 83)","border-left-style":"none","border-left-width":"0px","border-right-color":"rgb(69, 73, 83)","border-right-style":"none","border-right-width":"0px","border-spacing":"0px 0px","border-top-color":"rgb(69, 73, 83)","border-top-left-radius":"0px","border-top-right-radius":"0px","border-top-style":"none","border-top-width":"0px","bottom":"auto","box-decoration-break":"slice","box-shadow":"none","box-sizing":"content-box","caption-side":"top","clear":"none","clip":"auto","color":"rgb(69, 73, 83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Helvetica Neue\",Helvetica,Arial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6.2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ellipsis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80%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69, 73, 83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69, 73, 83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#</text:p>
          </table:table-cell>
          <table:table-cell table:formula="of:=([.H92]=[.D92])" office:value-type="boolean" office:boolean-value="true" calcext:value-type="boolean">
            <text:p>TRUE</text:p>
          </table:table-cell>
          <table:table-cell office:value-type="string" calcext:value-type="string">
            <text:p>http://www.yahoo.com/</text:p>
          </table:table-cell>
          <table:table-cell table:formula="of:=(IF(([.J92]=[.D92]);1;0))" office:value-type="float" office:value="0" calcext:value-type="float">
            <text:p>0</text:p>
          </table:table-cell>
          <table:table-cell office:value-type="string" calcext:value-type="string">
            <text:p>http://www.yahoo.com/#</text:p>
          </table:table-cell>
          <table:table-cell table:formula="of:=(IF(([.L92]=[.D9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4]/DIV[1]/DIV[3]/DIV[1]/DIV[1]/DIV[1]/DIV[2]/DIV[1]/DIV[2]/A[2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yahoo.com/#</text:p>
          </table:table-cell>
          <table:table-cell office:value-type="string" calcext:value-type="string">
            <text:p>{"xpath":"HTML/BODY[1]/DIV[3]/DIV[1]/DIV[4]/DIV[1]/DIV[3]/DIV[1]/DIV[1]/DIV[1]/DIV[2]/DIV[1]/DIV[2]/A[2]","snapshot":{"type":"DOM","prop":{"nodeName":"a","xpath":"html/body[1]/div[3]/div[1]/div[4]/div[1]/div[3]/div[1]/div[1]/div[1]/div[2]/div[1]/div[2]/a[2]"}}}</text:p>
          </table:table-cell>
          <table:table-cell office:value-type="string" calcext:value-type="string">
            <text:p>{"nodeName":"A","textContent":"\n <text:s text:c="23"/>Next set of stories\n <text:s text:c="15"/>","pos":1}</text:p>
          </table:table-cell>
          <table:table-cell office:value-type="string" calcext:value-type="string">
            <text:p>{"xpath":"HTML/BODY[1]/DIV[3]/DIV[1]/DIV[4]/DIV[1]/DIV[3]/DIV[1]/DIV[1]/DIV[1]/DIV[2]/DIV[1]/DIV[2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255, 255, 255)","background-image":"none","background-origin":"padding-box","background-position":"0% 0%","background-repeat":"repeat","background-size":"auto auto","border-bottom-color":"rgb(50, 79, 22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0, 79, 225)","border-left-style":"none","border-left-width":"0px","border-right-color":"rgb(50, 79, 225)","border-right-style":"none","border-right-width":"0px","border-spacing":"0px 0px","border-top-color":"rgb(50, 79, 225)","border-top-left-radius":"0px","border-top-right-radius":"0px","border-top-style":"none","border-top-width":"0px","bottom":"1px","box-decoration-break":"slice","box-shadow":"rgb(173, 173, 173) -1px 0px 4px 0px","box-sizing":"content-box","caption-side":"top","clear":"none","clip":"auto","color":"rgb(50, 79, 22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","font-size":"13px","font-size-adjust":"none","font-stretch":"normal","font-style":"normal","font-variant":"normal","font-weight":"400","height":"92px","image-orientation":"0deg","ime-mode":"auto","justify-content":"flex-start","left":"572.2px","letter-spacing":"normal","line-height":"16.2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1px 46px","pointer-events":"auto","position":"absolute","quotes":"\"ﻗ°\" \"ﻗ°ﻻ\" \"ﻗ°»\" \"ﻗ°ﻷ\"","resize":"none","right":"1px","table-layout":"auto","text-align":"start","text-decoration":"none","text-indent":"-12987px","text-overflow":"clip","text-shadow":"none","text-transform":"none","top":"252.5px","transform":"none","transform-origin":"11px 46px","transform-style":"flat","transition-delay":"0s","transition-duration":"0s","transition-property":"all","transition-timing-function":"cubic-bezier(0.25, 0.1, 0.25, 1)","unicode-bidi":"normal","vertical-align":"baseline","visibility":"visible","white-space":"normal","width":"22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0, 79, 22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0, 79, 22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#</text:p>
          </table:table-cell>
          <table:table-cell table:formula="of:=([.H93]=[.D93])" office:value-type="boolean" office:boolean-value="true" calcext:value-type="boolean">
            <text:p>TRUE</text:p>
          </table:table-cell>
          <table:table-cell office:value-type="string" calcext:value-type="string">
            <text:p>http://www.yahoo.com/#</text:p>
          </table:table-cell>
          <table:table-cell table:formula="of:=(IF(([.J93]=[.D93]);1;0))" office:value-type="float" office:value="1" calcext:value-type="float">
            <text:p>1</text:p>
          </table:table-cell>
          <table:table-cell office:value-type="string" calcext:value-type="string">
            <text:p>http://www.yahoo.com/#</text:p>
          </table:table-cell>
          <table:table-cell table:formula="of:=(IF(([.L93]=[.D9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HTML/BODY/DIV[3]/DIV[1]/DIV[4]/DIV[1]/DIV[5]/DIV[1]/DIV[2]/DIV[1]/UL[1]/LI[3]/A[1]</text:p>
          </table:table-cell>
          <table:table-cell office:value-type="string" calcext:value-type="string">
            <text:p>http://www.yahoo.com/</text:p>
          </table:table-cell>
          <table:table-cell office:value-type="string" calcext:value-type="string">
            <text:p>http://www.yahoo.com/#</text:p>
          </table:table-cell>
          <table:table-cell office:value-type="string" calcext:value-type="string">
            <text:p>{"xpath":"HTML/BODY[1]/DIV[3]/DIV[1]/DIV[4]/DIV[1]/DIV[5]/DIV[1]/DIV[2]/DIV[1]/UL[1]/LI[3]/A[1]","snapshot":{"type":"DOM","prop":{"nodeName":"a","xpath":"html/body[1]/div[3]/div[1]/div[4]/div[1]/div[5]/div[1]/div[2]/div[1]/ul[1]/li[3]/a[1]"}}}</text:p>
          </table:table-cell>
          <table:table-cell office:value-type="string" calcext:value-type="string">
            <text:p>{"nodeName":"A","textContent":"Local","pos":2}</text:p>
          </table:table-cell>
          <table:table-cell office:value-type="string" calcext:value-type="string">
            <text:p>{"xpath":"HTML/BODY[1]/DIV[3]/DIV[1]/DIV[4]/DIV[1]/DIV[5]/DIV[1]/DIV[2]/DIV[1]/U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px 50%","background-repeat":"repeat","background-size":"auto auto","border-bottom-color":"rgb(172, 150, 24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72, 150, 241)","border-left-style":"none","border-left-width":"0px","border-right-color":"rgb(172, 150, 241)","border-right-style":"none","border-right-width":"0px","border-spacing":"0px 0px","border-top-color":"rgb(172, 150, 241)","border-top-left-radius":"0px","border-top-right-radius":"0px","border-top-style":"none","border-top-width":"0px","bottom":"auto","box-decoration-break":"slice","box-shadow":"none","box-sizing":"content-box","caption-side":"top","clear":"none","clip":"auto","color":"rgb(172, 150, 241)","content":"none","counter-increment":"none","counter-reset":"none","cursor":"pointer","direction":"ltr","display":"inline","empty-cells":"show","flex-basis":"auto","flex-direction":"row","flex-grow":"0","flex-shrink":"1","flex-wrap":"nowrap","float":"none","font-family":"\"Helvetica Neue\",Helvetica,Arial","font-size":"15px","font-size-adjust":"none","font-stretch":"normal","font-style":"normal","font-variant":"normal","font-weight":"300","height":"auto","image-orientation":"0deg","ime-mode":"auto","justify-content":"flex-start","left":"auto","letter-spacing":"normal","line-height":"18.75px","list-style-image":"none","list-style-position":"outside","list-style-type":"none","margin-bottom":"0px","margin-left":"0px","margin-right":"15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5px","padding-left":"0px","padding-right":"0px","padding-top":"5px","page-break-after":"auto","page-break-before":"auto","page-break-inside":"auto","perspective":"none","perspective-origin":"17.5px 16.5px","pointer-events":"auto","position":"static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17.5px 16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5px","-moz-column-rule-color":"rgb(172, 150, 24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2, 150, 24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yahoo.com/</text:p>
          </table:table-cell>
          <table:table-cell table:formula="of:=([.H94]=[.D94])" office:value-type="boolean" office:boolean-value="false" calcext:value-type="boolean">
            <text:p>FALSE</text:p>
          </table:table-cell>
          <table:table-cell office:value-type="string" calcext:value-type="string">
            <text:p>http://www.yahoo.com/</text:p>
          </table:table-cell>
          <table:table-cell table:formula="of:=(IF(([.J94]=[.D94]);1;0))" office:value-type="float" office:value="0" calcext:value-type="float">
            <text:p>0</text:p>
          </table:table-cell>
          <table:table-cell office:value-type="string" calcext:value-type="string">
            <text:p>http://www.yahoo.com/#</text:p>
          </table:table-cell>
          <table:table-cell table:formula="of:=(IF(([.L94]=[.D94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HTML/BODY/DIV[2]/DIV[1]/DIV[1]/DIV[1]/DIV[1]/TABLE[1]/TBODY[1]/TR[1]/TD[5]/DIV[2]/DIV[1]/UL[1]/LI[2]/A[1]/SPAN[1]</text:p>
          </table:table-cell>
          <table:table-cell office:value-type="string" calcext:value-type="string">
            <text:p>http://www.ebay.com/</text:p>
          </table:table-cell>
          <table:table-cell office:value-type="string" calcext:value-type="string">
            <text:p>http://www.ebay.com/rpp/womens-clothing</text:p>
          </table:table-cell>
          <table:table-cell office:value-type="string" calcext:value-type="string">
            <text:p>{"xpath":"HTML/BODY[1]/DIV[2]/DIV[1]/DIV[1]/DIV[1]/DIV[1]/TABLE[1]/TBODY[1]/TR[1]/TD[5]/DIV[2]/DIV[1]/UL[1]/LI[2]/A[1]/SPAN[1]","snapshot":{"type":"DOM","prop":{"nodeName":"span","xpath":"html/body[1]/div[2]/div[1]/div[1]/div[1]/div[1]/table[1]/tbody[1]/tr[1]/td[5]/div[2]/div[1]/ul[1]/li[2]/a[1]/span[1]"}}}</text:p>
          </table:table-cell>
          <table:table-cell office:value-type="string" calcext:value-type="string">
            <text:p>{"nodeName":"SPAN","textContent":"","pos":7}</text:p>
          </table:table-cell>
          <table:table-cell office:value-type="string" calcext:value-type="string">
            <text:p>{"xpath":"HTML/BODY[1]/DIV[2]/DIV[1]/DIV[1]/DIV[1]/DIV[1]/TABLE[1]/TBODY[1]/TR[1]/TD[5]/DIV[2]/DIV[1]/UL[1]/LI[2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p.ebaystatic.com/aw/home/feed/sprite_201501281618_opt.png\")","background-origin":"padding-box","background-position":"-683px -97px","background-repeat":"no-repeat","background-size":"auto auto","border-bottom-color":"rgb(85, 85, 8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85, 85, 85)","border-left-style":"none","border-left-width":"0px","border-right-color":"rgb(85, 85, 85)","border-right-style":"none","border-right-width":"0px","border-spacing":"0px 0px","border-top-color":"rgb(85, 85, 85)","border-top-left-radius":"0px","border-top-right-radius":"0px","border-top-style":"none","border-top-width":"0px","bottom":"auto","box-decoration-break":"slice","box-shadow":"none","box-sizing":"content-box","caption-side":"top","clear":"none","clip":"auto","color":"rgb(85, 85, 8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,sans-serif","font-size":"12px","font-size-adjust":"none","font-stretch":"normal","font-style":"normal","font-variant":"normal","font-weight":"400","height":"30px","image-orientation":"0deg","ime-mode":"auto","justify-content":"flex-start","left":"0px","letter-spacing":"normal","line-height":"12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absolute","quotes":"\"ﻗ°\" \"ﻗ°ﻻ\" \"ﻗ°»\" \"ﻗ°ﻷ\"","resize":"none","right":"auto","table-layout":"auto","text-align":"left","text-decoration":"none","text-indent":"0px","text-overflow":"clip","text-shadow":"none","text-transform":"none","top":"0px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3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85, 85, 8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85, 85, 8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ebay.com/rpp/womens-clothing</text:p>
          </table:table-cell>
          <table:table-cell table:formula="of:=([.H95]=[.D95])" office:value-type="boolean" office:boolean-value="true" calcext:value-type="boolean">
            <text:p>TRUE</text:p>
          </table:table-cell>
          <table:table-cell office:value-type="string" calcext:value-type="string">
            <text:p>http://www.ebay.com/rpp/womens-clothing</text:p>
          </table:table-cell>
          <table:table-cell table:formula="of:=(IF(([.J95]=[.D95]);1;0))" office:value-type="float" office:value="1" calcext:value-type="float">
            <text:p>1</text:p>
          </table:table-cell>
          <table:table-cell office:value-type="string" calcext:value-type="string">
            <text:p>http://www.ebay.com/rpp/womens-clothing</text:p>
          </table:table-cell>
          <table:table-cell table:formula="of:=(IF(([.L95]=[.D95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HTML/BODY/DIV[2]/DIV[1]/DIV[1]/DIV[1]/DIV[1]/TABLE[1]/TBODY[1]/TR[1]/TD[5]/DIV[2]/DIV[1]/UL[1]/LI[1]/A[1]/SPAN[1]</text:p>
          </table:table-cell>
          <table:table-cell office:value-type="string" calcext:value-type="string">
            <text:p>http://www.ebay.com/</text:p>
          </table:table-cell>
          <table:table-cell office:value-type="string" calcext:value-type="string">
            <text:p>http://www.ebay.com/rpp/mens-clothing</text:p>
          </table:table-cell>
          <table:table-cell office:value-type="string" calcext:value-type="string">
            <text:p>{"xpath":"HTML/BODY[1]/DIV[2]/DIV[1]/DIV[1]/DIV[1]/DIV[1]/TABLE[1]/TBODY[1]/TR[1]/TD[5]/DIV[2]/DIV[1]/UL[1]/LI[1]/A[1]/SPAN[1]","snapshot":{"type":"DOM","prop":{"nodeName":"span","xpath":"html/body[1]/div[2]/div[1]/div[1]/div[1]/div[1]/table[1]/tbody[1]/tr[1]/td[5]/div[2]/div[1]/ul[1]/li[1]/a[1]/span[1]"}}}</text:p>
          </table:table-cell>
          <table:table-cell office:value-type="string" calcext:value-type="string">
            <text:p>{"nodeName":"SPAN","textContent":"","pos":6}</text:p>
          </table:table-cell>
          <table:table-cell office:value-type="string" calcext:value-type="string">
            <text:p>{"xpath":"HTML/BODY[1]/DIV[2]/DIV[1]/DIV[1]/DIV[1]/DIV[1]/TABLE[1]/TBODY[1]/TR[1]/TD[5]/DIV[2]/DIV[1]/UL[1]/LI[1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p.ebaystatic.com/aw/home/feed/sprite_201501281618_opt.png\")","background-origin":"padding-box","background-position":"-747px -129px","background-repeat":"no-repeat","background-size":"auto auto","border-bottom-color":"rgb(85, 85, 8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85, 85, 85)","border-left-style":"none","border-left-width":"0px","border-right-color":"rgb(85, 85, 85)","border-right-style":"none","border-right-width":"0px","border-spacing":"0px 0px","border-top-color":"rgb(85, 85, 85)","border-top-left-radius":"0px","border-top-right-radius":"0px","border-top-style":"none","border-top-width":"0px","bottom":"auto","box-decoration-break":"slice","box-shadow":"none","box-sizing":"content-box","caption-side":"top","clear":"none","clip":"auto","color":"rgb(85, 85, 8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,sans-serif","font-size":"12px","font-size-adjust":"none","font-stretch":"normal","font-style":"normal","font-variant":"normal","font-weight":"400","height":"30px","image-orientation":"0deg","ime-mode":"auto","justify-content":"flex-start","left":"0px","letter-spacing":"normal","line-height":"12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absolute","quotes":"\"ﻗ°\" \"ﻗ°ﻻ\" \"ﻗ°»\" \"ﻗ°ﻷ\"","resize":"none","right":"auto","table-layout":"auto","text-align":"left","text-decoration":"none","text-indent":"0px","text-overflow":"clip","text-shadow":"none","text-transform":"none","top":"0px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3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85, 85, 8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85, 85, 8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ebay.com/rpp/mens-clothing</text:p>
          </table:table-cell>
          <table:table-cell table:formula="of:=([.H96]=[.D96])" office:value-type="boolean" office:boolean-value="true" calcext:value-type="boolean">
            <text:p>TRUE</text:p>
          </table:table-cell>
          <table:table-cell office:value-type="string" calcext:value-type="string">
            <text:p>http://www.ebay.com/rpp/mens-clothing</text:p>
          </table:table-cell>
          <table:table-cell table:formula="of:=(IF(([.J96]=[.D96]);1;0))" office:value-type="float" office:value="1" calcext:value-type="float">
            <text:p>1</text:p>
          </table:table-cell>
          <table:table-cell office:value-type="string" calcext:value-type="string">
            <text:p>http://www.ebay.com/rpp/mens-clothing</text:p>
          </table:table-cell>
          <table:table-cell table:formula="of:=(IF(([.L96]=[.D96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4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4]","snapshot":{"type":"DOM","prop":{"nodeName":"div","xpath":"html/body[1]/div[1]/div[4]"}}}</text:p>
          </table:table-cell>
          <table:table-cell office:value-type="string" calcext:value-type="string">
            <text:p>{"nodeName":"DIV","textContent":"","pos":26}</text:p>
          </table:table-cell>
          <table:table-cell office:value-type="string" calcext:value-type="string">
            <text:p>{"xpath":"HTML/BODY[1]/DIV[1]/DIV[4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35.5px 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935.5px 0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187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97]=[.D97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97]=[.D97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97]=[.D97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HTML/BODY/DIV[2]/DIV[1]/DIV[1]/DIV[1]/DIV[1]/TABLE[1]/TBODY[1]/TR[1]/TD[5]/DIV[2]/DIV[1]/UL[1]/LI[3]/A[1]/SPAN[1]</text:p>
          </table:table-cell>
          <table:table-cell office:value-type="string" calcext:value-type="string">
            <text:p>http://www.ebay.com/</text:p>
          </table:table-cell>
          <table:table-cell office:value-type="string" calcext:value-type="string">
            <text:p>http://www.ebay.com/rpp/kids-baby</text:p>
          </table:table-cell>
          <table:table-cell office:value-type="string" calcext:value-type="string">
            <text:p>{"xpath":"HTML/BODY[1]/DIV[2]/DIV[1]/DIV[1]/DIV[1]/DIV[1]/TABLE[1]/TBODY[1]/TR[1]/TD[5]/DIV[2]/DIV[1]/UL[1]/LI[3]/A[1]/SPAN[1]","snapshot":{"type":"DOM","prop":{"nodeName":"span","xpath":"html/body[1]/div[2]/div[1]/div[1]/div[1]/div[1]/table[1]/tbody[1]/tr[1]/td[5]/div[2]/div[1]/ul[1]/li[3]/a[1]/span[1]"}}}</text:p>
          </table:table-cell>
          <table:table-cell office:value-type="string" calcext:value-type="string">
            <text:p>{"nodeName":"SPAN","textContent":"","pos":8}</text:p>
          </table:table-cell>
          <table:table-cell office:value-type="string" calcext:value-type="string">
            <text:p>{"xpath":"HTML/BODY[1]/DIV[2]/DIV[1]/DIV[1]/DIV[1]/DIV[1]/TABLE[1]/TBODY[1]/TR[1]/TD[5]/DIV[2]/DIV[1]/UL[1]/LI[3]/A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url(\"http://p.ebaystatic.com/aw/home/feed/sprite_201501281618_opt.png\")","background-origin":"padding-box","background-position":"-747px -33px","background-repeat":"no-repeat","background-size":"auto auto","border-bottom-color":"rgb(85, 85, 8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85, 85, 85)","border-left-style":"none","border-left-width":"0px","border-right-color":"rgb(85, 85, 85)","border-right-style":"none","border-right-width":"0px","border-spacing":"0px 0px","border-top-color":"rgb(85, 85, 85)","border-top-left-radius":"0px","border-top-right-radius":"0px","border-top-style":"none","border-top-width":"0px","bottom":"auto","box-decoration-break":"slice","box-shadow":"none","box-sizing":"content-box","caption-side":"top","clear":"none","clip":"auto","color":"rgb(85, 85, 8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,sans-serif","font-size":"12px","font-size-adjust":"none","font-stretch":"normal","font-style":"normal","font-variant":"normal","font-weight":"400","height":"30px","image-orientation":"0deg","ime-mode":"auto","justify-content":"flex-start","left":"0px","letter-spacing":"normal","line-height":"12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absolute","quotes":"\"ﻗ°\" \"ﻗ°ﻻ\" \"ﻗ°»\" \"ﻗ°ﻷ\"","resize":"none","right":"auto","table-layout":"auto","text-align":"left","text-decoration":"none","text-indent":"0px","text-overflow":"clip","text-shadow":"none","text-transform":"none","top":"0px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3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85, 85, 8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85, 85, 8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ebay.com/rpp/kids-baby</text:p>
          </table:table-cell>
          <table:table-cell table:formula="of:=([.H98]=[.D98])" office:value-type="boolean" office:boolean-value="true" calcext:value-type="boolean">
            <text:p>TRUE</text:p>
          </table:table-cell>
          <table:table-cell office:value-type="string" calcext:value-type="string">
            <text:p>http://www.ebay.com/rpp/kids-baby</text:p>
          </table:table-cell>
          <table:table-cell table:formula="of:=(IF(([.J98]=[.D98]);1;0))" office:value-type="float" office:value="1" calcext:value-type="float">
            <text:p>1</text:p>
          </table:table-cell>
          <table:table-cell office:value-type="string" calcext:value-type="string">
            <text:p>http://www.ebay.com/rpp/kids-baby</text:p>
          </table:table-cell>
          <table:table-cell table:formula="of:=(IF(([.L98]=[.D98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bay.com</text:p>
          </table:table-cell>
          <table:table-cell office:value-type="string" calcext:value-type="string">
            <text:p>HTML/BODY/DIV[2]/DIV[1]/DIV[1]/DIV[1]/DIV[1]/TABLE[1]/TBODY[1]/TR[1]/TD[5]/DIV[2]/DIV[1]/UL[1]/LI[3]/A[1]</text:p>
          </table:table-cell>
          <table:table-cell office:value-type="string" calcext:value-type="string">
            <text:p>http://www.ebay.com/</text:p>
          </table:table-cell>
          <table:table-cell office:value-type="string" calcext:value-type="string">
            <text:p>http://www.ebay.com/rpp/kids-baby</text:p>
          </table:table-cell>
          <table:table-cell office:value-type="string" calcext:value-type="string">
            <text:p>{"xpath":"HTML/BODY[1]/DIV[2]/DIV[1]/DIV[1]/DIV[1]/DIV[1]/TABLE[1]/TBODY[1]/TR[1]/TD[5]/DIV[2]/DIV[1]/UL[1]/LI[3]/A[1]","snapshot":{"type":"DOM","prop":{"nodeName":"a","xpath":"html/body[1]/div[2]/div[1]/div[1]/div[1]/div[1]/table[1]/tbody[1]/tr[1]/td[5]/div[2]/div[1]/ul[1]/li[3]/a[1]"}}}</text:p>
          </table:table-cell>
          <table:table-cell office:value-type="string" calcext:value-type="string">
            <text:p>{"nodeName":"A","textContent":"\n\t\t\t <text:s text:c="59"/>Kids &amp; Baby","pos":1}</text:p>
          </table:table-cell>
          <table:table-cell office:value-type="string" calcext:value-type="string">
            <text:p>{"xpath":"HTML/BODY[1]/DIV[2]/DIV[1]/DIV[1]/DIV[1]/DIV[1]/TABLE[1]/TBODY[1]/TR[1]/TD[5]/DIV[2]/DIV[1]/U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85, 85, 85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85, 85, 85)","border-left-style":"none","border-left-width":"0px","border-right-color":"rgb(85, 85, 85)","border-right-style":"none","border-right-width":"0px","border-spacing":"0px 0px","border-top-color":"rgb(85, 85, 85)","border-top-left-radius":"0px","border-top-right-radius":"0px","border-top-style":"none","border-top-width":"0px","bottom":"auto","box-decoration-break":"slice","box-shadow":"none","box-sizing":"content-box","caption-side":"top","clear":"none","clip":"auto","color":"rgb(85, 85, 85)","content":"none","counter-increment":"none","counter-reset":"none","cursor":"pointer","direction":"ltr","display":"block","empty-cells":"show","flex-basis":"auto","flex-direction":"row","flex-grow":"0","flex-shrink":"1","flex-wrap":"nowrap","float":"none","font-family":"\"Helvetica neue\",Helvetica,Arial,sans-serif","font-size":"12px","font-size-adjust":"none","font-stretch":"normal","font-style":"normal","font-variant":"normal","font-weight":"400","height":"auto","image-orientation":"0deg","ime-mode":"auto","justify-content":"flex-start","left":"auto","letter-spacing":"normal","line-height":"12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5px","padding-left":"38px","padding-right":"0px","padding-top":"5px","page-break-after":"auto","page-break-before":"auto","page-break-inside":"auto","perspective":"none","perspective-origin":"50% 50%","pointer-events":"auto","position":"relative","quotes":"\"ﻗ°\" \"ﻗ°ﻻ\" \"ﻗ°»\" \"ﻗ°ﻷ\"","resize":"none","right":"auto","table-layout":"auto","text-align":"lef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85, 85, 85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85, 85, 85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ebay.com/rpp/kids-baby</text:p>
          </table:table-cell>
          <table:table-cell table:formula="of:=([.H99]=[.D99])" office:value-type="boolean" office:boolean-value="true" calcext:value-type="boolean">
            <text:p>TRUE</text:p>
          </table:table-cell>
          <table:table-cell office:value-type="string" calcext:value-type="string">
            <text:p>http://www.ebay.com/rpp/kids-baby</text:p>
          </table:table-cell>
          <table:table-cell table:formula="of:=(IF(([.J99]=[.D99]);1;0))" office:value-type="float" office:value="1" calcext:value-type="float">
            <text:p>1</text:p>
          </table:table-cell>
          <table:table-cell office:value-type="string" calcext:value-type="string">
            <text:p>http://www.ebay.com/rpp/kids-baby</text:p>
          </table:table-cell>
          <table:table-cell table:formula="of:=(IF(([.L99]=[.D99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1]","snapshot":{"type":"DOM","prop":{"nodeName":"div","xpath":"html/body[1]/div[1]/div[5]/span[1]/center[1]/div[1]"}}}</text:p>
          </table:table-cell>
          <table:table-cell office:value-type="string" calcext:value-type="string">
            <text:p>{"nodeName":"DIV","textContent":"._P7b{height:26px;opacity:0.8;position:absolute;width:26px}._P7b:hover{opacity:1}._aGb,._bGb{height:22px;position:absolute;width:22px}._aGb{border-radius:6px;left:0;top:0}._bGb{left:2px;top:2px}a:active ._aGb,a:active ._bGb{margin:2px}","pos":1}</text:p>
          </table:table-cell>
          <table:table-cell office:value-type="string" calcext:value-type="string">
            <text:p>{"xpath":"HTML/BODY[1]/DIV[1]/DIV[5]/SPAN[1]/CENTER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31px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5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35.5px 115.5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935.5px 115.5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187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0]=[.D100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0]=[.D100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0]=[.D10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1]/DIV[1]/DIV[1]/DIV[1]","snapshot":{"type":"DOM","prop":{"nodeName":"div","xpath":"html/body[1]/div[1]/div[5]/span[1]/center[1]/div[1]/div[1]/div[1]/div[1]"}}}</text:p>
          </table:table-cell>
          <table:table-cell office:value-type="string" calcext:value-type="string">
            <text:p>{"nodeName":"DIV","textContent":"","pos":27}</text:p>
          </table:table-cell>
          <table:table-cell office:value-type="string" calcext:value-type="string">
            <text:p>{"xpath":"HTML/BODY[1]/DIV[1]/DIV[5]/SPAN[1]/CENTER[1]/DIV[1]/DIV[1]/DIV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21px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6px","image-orientation":"0deg","ime-mode":"auto","justify-content":"flex-start","left":"424px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0.8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px 13px","pointer-events":"auto","position":"absolute","quotes":"\"ﻗ°\" \"ﻗ°ﻻ\" \"ﻗ°»\" \"ﻗ°ﻷ\"","resize":"none","right":"50px","table-layout":"auto","text-align":"-moz-center","text-decoration":"none","text-indent":"0px","text-overflow":"clip","text-shadow":"none","text-transform":"none","top":"153px","transform":"none","transform-origin":"13px 13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2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1]=[.D101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1]=[.D101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1]=[.D10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1]/DIV[1]/DIV[1]","snapshot":{"type":"DOM","prop":{"nodeName":"div","xpath":"html/body[1]/div[1]/div[5]/span[1]/center[1]/div[1]/div[1]/div[1]"}}}</text:p>
          </table:table-cell>
          <table:table-cell office:value-type="string" calcext:value-type="string">
            <text:p>{"nodeName":"DIV","textContent":"._P7b{height:26px;opacity:0.8;position:absolute;width:26px}._P7b:hover{opacity:1}._aGb,._bGb{height:22px;position:absolute;width:22px}._aGb{border-radius:6px;left:0;top:0}._bGb{left:2px;top:2px}a:active ._aGb,a:active ._bGb{margin:2px}","pos":3}</text:p>
          </table:table-cell>
          <table:table-cell office:value-type="string" calcext:value-type="string">
            <text:p>{"xpath":"HTML/BODY[1]/DIV[1]/DIV[5]/SPAN[1]/CENTER[1]/DIV[1]/DIV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0px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50px 0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250px 0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50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2]=[.D102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2]=[.D102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2]=[.D102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A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search?site=&amp;q=Valentine%27s+Day&amp;oi=ddle&amp;ct=valentines-day-2015-5081660856991744&amp;hl=en&amp;sa=X&amp;ei=kHjfVNC9JZO1oQSK14LACQ&amp;ved=0CAQQNg&amp;gws_rd=ssl</text:p>
          </table:table-cell>
          <table:table-cell office:value-type="string" calcext:value-type="string">
            <text:p>{"xpath":"HTML/BODY[1]/DIV[1]/DIV[5]/SPAN[1]/CENTER[1]/DIV[1]/DIV[1]/A[1]","snapshot":{"type":"DOM","prop":{"nodeName":"a","xpath":"html/body[1]/div[1]/div[5]/span[1]/center[1]/div[1]/div[1]/a[1]"}}}</text:p>
          </table:table-cell>
          <table:table-cell office:value-type="string" calcext:value-type="string">
            <text:p>{"nodeName":"A","textContent":"","pos":3}</text:p>
          </table:table-cell>
          <table:table-cell office:value-type="string" calcext:value-type="string">
            <text:p>{"xpath":"HTML/BODY[1]/DIV[1]/DIV[5]/SPAN[1]/CENTER[1]/DIV[1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3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7, 34, 204)","border-left-style":"none","border-left-width":"0px","border-right-color":"rgb(17, 34, 204)","border-right-style":"none","border-right-width":"0px","border-spacing":"0px 0px","border-top-color":"rgb(17, 3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17, 3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50px 7.5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250px 7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7, 3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3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upport.google.com/websearch/answer/186645?form=bb&amp;hl=en-GB</text:p>
          </table:table-cell>
          <table:table-cell table:formula="of:=([.H103]=[.D103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3]=[.D103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3]=[.D103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A[1]/IMG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search?site=&amp;q=Valentine%27s+Day&amp;oi=ddle&amp;ct=valentines-day-2015-5081660856991744&amp;hl=en&amp;sa=X&amp;ei=knjfVNXGMZeYoQT4s4KwAg&amp;ved=0CAQQNg&amp;biw=1871&amp;bih=1073&amp;dpr=1&amp;gws_rd=ssl</text:p>
          </table:table-cell>
          <table:table-cell office:value-type="string" calcext:value-type="string">
            <text:p>{"xpath":"HTML/BODY[1]/DIV[1]/DIV[5]/SPAN[1]/CENTER[1]/DIV[1]/DIV[1]/A[1]/IMG[1]","snapshot":{"type":"DOM","prop":{"nodeName":"img","xpath":"html/body[1]/div[1]/div[5]/span[1]/center[1]/div[1]/div[1]/a[1]/img[1]"}}}</text:p>
          </table:table-cell>
          <table:table-cell office:value-type="string" calcext:value-type="string">
            <text:p>{"nodeName":"IMG","textContent":"","pos":2}</text:p>
          </table:table-cell>
          <table:table-cell office:value-type="string" calcext:value-type="string">
            <text:p>{"xpath":"HTML/BODY[1]/DIV[1]/DIV[5]/SPAN[1]/CENTER[1]/DIV[1]/DIV[1]/A[1]/IMG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34, 204)","border-bottom-left-radius":"0px","border-bottom-right-radius":"0px","border-bottom-style":"solid","border-bottom-width":"0px","border-collapse":"separate","border-image-outset":"0 0 0 0","border-image-repeat":"stretch stretch","border-image-slice":"100% 100% 100% 100%","border-image-source":"none","border-image-width":"1 1 1 1","border-left-color":"rgb(17, 34, 204)","border-left-style":"solid","border-left-width":"0px","border-right-color":"rgb(17, 34, 204)","border-right-style":"solid","border-right-width":"0px","border-spacing":"0px 0px","border-top-color":"rgb(17, 34, 204)","border-top-left-radius":"0px","border-top-right-radius":"0px","border-top-style":"solid","border-top-width":"0px","bottom":"auto","box-decoration-break":"slice","box-shadow":"none","box-sizing":"content-box","caption-side":"top","clear":"none","clip":"auto","color":"rgb(17, 3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00px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7px","page-break-after":"auto","page-break-before":"auto","page-break-inside":"auto","perspective":"none","perspective-origin":"250px 103.5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250px 103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50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7, 3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3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4]=[.D104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4]=[.D104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4]=[.D104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/DIV[1]/A[1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1]/DIV[1]/DIV[1]/DIV[1]/A[1]/DIV[1]","snapshot":{"type":"DOM","prop":{"nodeName":"div","xpath":"html/body[1]/div[1]/div[5]/span[1]/center[1]/div[1]/div[1]/div[1]/div[1]/a[1]/div[1]"}}}</text:p>
          </table:table-cell>
          <table:table-cell office:value-type="string" calcext:value-type="string">
            <text:p>{"nodeName":"DIV","textContent":"","pos":28}</text:p>
          </table:table-cell>
          <table:table-cell office:value-type="string" calcext:value-type="string">
            <text:p>{"xpath":"HTML/BODY[1]/DIV[1]/DIV[5]/SPAN[1]/CENTER[1]/DIV[1]/DIV[1]/DIV[1]/DIV[1]/A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255, 255, 255)","background-image":"none","background-origin":"padding-box","background-position":"0% 0%","background-repeat":"repeat","background-size":"auto auto","border-bottom-color":"rgb(255, 255, 255)","border-bottom-left-radius":"6px","border-bottom-right-radius":"6px","border-bottom-style":"solid","border-bottom-width":"2px","border-collapse":"separate","border-image-outset":"0 0 0 0","border-image-repeat":"stretch stretch","border-image-slice":"100% 100% 100% 100%","border-image-source":"none","border-image-width":"1 1 1 1","border-left-color":"rgb(255, 255, 255)","border-left-style":"solid","border-left-width":"2px","border-right-color":"rgb(255, 255, 255)","border-right-style":"solid","border-right-width":"2px","border-spacing":"0px 0px","border-top-color":"rgb(255, 255, 255)","border-top-left-radius":"6px","border-top-right-radius":"6px","border-top-style":"solid","border-top-width":"2px","bottom":"0px","box-decoration-break":"slice","box-shadow":"none","box-sizing":"content-box","caption-side":"top","clear":"none","clip":"auto","color":"rgb(17, 3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2px","image-orientation":"0deg","ime-mode":"auto","justify-content":"flex-start","left":"0px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0.8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px 13px","pointer-events":"auto","position":"absolute","quotes":"\"ﻗ°\" \"ﻗ°ﻻ\" \"ﻗ°»\" \"ﻗ°ﻷ\"","resize":"none","right":"0px","table-layout":"auto","text-align":"-moz-center","text-decoration":"none","text-indent":"0px","text-overflow":"clip","text-shadow":"none","text-transform":"none","top":"0px","transform":"none","transform-origin":"13px 13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22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7, 3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3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5]=[.D105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5]=[.D105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5]=[.D105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/DIV[1]/A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#ddle=1</text:p>
          </table:table-cell>
          <table:table-cell office:value-type="string" calcext:value-type="string">
            <text:p>{"xpath":"HTML/BODY[1]/DIV[1]/DIV[5]/SPAN[1]/CENTER[1]/DIV[1]/DIV[1]/DIV[1]/DIV[1]/A[1]","snapshot":{"type":"DOM","prop":{"nodeName":"a","xpath":"html/body[1]/div[1]/div[5]/span[1]/center[1]/div[1]/div[1]/div[1]/div[1]/a[1]"}}}</text:p>
          </table:table-cell>
          <table:table-cell office:value-type="string" calcext:value-type="string">
            <text:p>{"nodeName":"A","textContent":"","pos":4}</text:p>
          </table:table-cell>
          <table:table-cell office:value-type="string" calcext:value-type="string">
            <text:p>{"xpath":"HTML/BODY[1]/DIV[1]/DIV[5]/SPAN[1]/CENTER[1]/DIV[1]/DIV[1]/DIV[1]/DIV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34, 20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7, 34, 204)","border-left-style":"none","border-left-width":"0px","border-right-color":"rgb(17, 34, 204)","border-right-style":"none","border-right-width":"0px","border-spacing":"0px 0px","border-top-color":"rgb(17, 34, 204)","border-top-left-radius":"0px","border-top-right-radius":"0px","border-top-style":"none","border-top-width":"0px","bottom":"auto","box-decoration-break":"slice","box-shadow":"none","box-sizing":"content-box","caption-side":"top","clear":"none","clip":"auto","color":"rgb(17, 34, 204)","content":"none","counter-increment":"none","counter-reset":"none","cursor":"pointer","direction":"ltr","display":"inli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0px 7.5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0px 7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7, 3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3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support.google.com/websearch/answer/186645?form=bb&amp;hl=en-GB</text:p>
          </table:table-cell>
          <table:table-cell table:formula="of:=([.H106]=[.D106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6]=[.D106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6]=[.D106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2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2]","snapshot":{"type":"DOM","prop":{"nodeName":"div","xpath":"html/body[1]/div[1]/div[5]/span[1]/center[1]/div[2]"}}}</text:p>
          </table:table-cell>
          <table:table-cell office:value-type="string" calcext:value-type="string">
            <text:p>{"nodeName":"DIV","textContent":"","pos":30}</text:p>
          </table:table-cell>
          <table:table-cell office:value-type="string" calcext:value-type="string">
            <text:p>{"xpath":"HTML/BODY[1]/DIV[1]/DIV[5]/SPAN[1]/CENTER[1]/DIV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102px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35.5px 51px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935.5px 51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187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7]=[.D107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7]=[.D107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7]=[.D107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/DIV[1]/A[1]/INPUT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#ddle=1</text:p>
          </table:table-cell>
          <table:table-cell office:value-type="string" calcext:value-type="string">
            <text:p>{"xpath":"HTML/BODY[1]/DIV[1]/DIV[5]/SPAN[1]/CENTER[1]/DIV[1]/DIV[1]/DIV[1]/DIV[1]/A[1]/INPUT[1]","snapshot":{"type":"DOM","prop":{"nodeName":"input","xpath":"html/body[1]/div[1]/div[5]/span[1]/center[1]/div[1]/div[1]/div[1]/div[1]/a[1]/input[1]"}}}</text:p>
          </table:table-cell>
          <table:table-cell office:value-type="string" calcext:value-type="string">
            <text:p>{"nodeName":"INPUT","textContent":"","pos":10}</text:p>
          </table:table-cell>
          <table:table-cell office:value-type="string" calcext:value-type="string">
            <text:p>{"xpath":"HTML/BODY[1]/DIV[1]/DIV[5]/SPAN[1]/CENTER[1]/DIV[1]/DIV[1]/DIV[1]/DIV[1]/A[1]/INPUT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rgb(255, 255, 255)","background-image":"none","background-origin":"padding-box","background-position":"0% 0%","background-repeat":"repeat","background-size":"auto auto","border-bottom-color":"rgb(60, 60, 60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60, 60, 60)","border-left-style":"none","border-left-width":"0px","border-right-color":"rgb(60, 60, 60)","border-right-style":"none","border-right-width":"0px","border-spacing":"0px 0px","border-top-color":"rgb(60, 60, 60)","border-top-left-radius":"0px","border-top-right-radius":"0px","border-top-style":"none","border-top-width":"0px","bottom":"auto","box-decoration-break":"slice","box-shadow":"none","box-sizing":"content-box","caption-side":"top","clear":"none","clip":"auto","color":"rgb(60, 60, 60)","content":"none","counter-increment":"none","counter-reset":"none","cursor":"auto","direction":"ltr","display":"none","empty-cells":"show","flex-basis":"auto","flex-direction":"row","flex-grow":"0","flex-shrink":"1","flex-wrap":"nowrap","float":"none","font-family":"Ubuntu","font-size":"14.6667px","font-size-adjust":"none","font-stretch":"normal","font-style":"normal","font-variant":"normal","font-weight":"400","height":"auto","image-orientation":"0deg","ime-mode":"auto","justify-content":"flex-start","left":"auto","letter-spacing":"normal","line-height":"17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4.6667px","-moz-column-rule-color":"rgb(60, 60, 60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60, 60, 60)","-moz-text-decoration-line":"none","-moz-text-decoration-style":"solid","-moz-text-size-adjust":"auto","-moz-user-focus":"ignore","-moz-user-input":"auto","-moz-user-modify":"read-only","-moz-user-select":"text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optimizelegibility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8]=[.D108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8]=[.D108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08]=[.D108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1]/DIV[1]/DIV[1]/DIV[1]/A[1]/IMG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1]/DIV[1]/DIV[1]/DIV[1]/A[1]/IMG[1]","snapshot":{"type":"DOM","prop":{"nodeName":"img","xpath":"html/body[1]/div[1]/div[5]/span[1]/center[1]/div[1]/div[1]/div[1]/div[1]/a[1]/img[1]"}}}</text:p>
          </table:table-cell>
          <table:table-cell office:value-type="string" calcext:value-type="string">
            <text:p>{"nodeName":"IMG","textContent":"","pos":3}</text:p>
          </table:table-cell>
          <table:table-cell office:value-type="string" calcext:value-type="string">
            <text:p>{"xpath":"HTML/BODY[1]/DIV[1]/DIV[5]/SPAN[1]/CENTER[1]/DIV[1]/DIV[1]/DIV[1]/DIV[1]/A[1]/IMG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34, 204)","border-bottom-left-radius":"0px","border-bottom-right-radius":"0px","border-bottom-style":"solid","border-bottom-width":"0px","border-collapse":"separate","border-image-outset":"0 0 0 0","border-image-repeat":"stretch stretch","border-image-slice":"100% 100% 100% 100%","border-image-source":"none","border-image-width":"1 1 1 1","border-left-color":"rgb(17, 34, 204)","border-left-style":"solid","border-left-width":"0px","border-right-color":"rgb(17, 34, 204)","border-right-style":"solid","border-right-width":"0px","border-spacing":"0px 0px","border-top-color":"rgb(17, 34, 204)","border-top-left-radius":"0px","border-top-right-radius":"0px","border-top-style":"solid","border-top-width":"0px","bottom":"2px","box-decoration-break":"slice","box-shadow":"none","box-sizing":"content-box","caption-side":"top","clear":"none","clip":"auto","color":"rgb(17, 34, 204)","content":"none","counter-increment":"none","counter-reset":"none","cursor":"pointer","direction":"ltr","display":"block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22px","image-orientation":"0deg","ime-mode":"auto","justify-content":"flex-start","left":"2px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1px 11px","pointer-events":"auto","position":"absolute","quotes":"\"ﻗ°\" \"ﻗ°ﻻ\" \"ﻗ°»\" \"ﻗ°ﻷ\"","resize":"none","right":"2px","table-layout":"auto","text-align":"-moz-center","text-decoration":"none","text-indent":"0px","text-overflow":"clip","text-shadow":"none","text-transform":"none","top":"2px","transform":"none","transform-origin":"11px 11px","transform-style":"flat","transition-delay":"0s","transition-duration":"0s","transition-property":"all","transition-timing-function":"cubic-bezier(0.25, 0.1, 0.25, 1)","unicode-bidi":"normal","vertical-align":"baseline","visibility":"visible","white-space":"normal","width":"22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7, 34, 20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34, 20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09]=[.D109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09]=[.D109]);1;0))" office:value-type="float" office:value="0" calcext:value-type="float">
            <text:p>0</text:p>
          </table:table-cell>
          <table:table-cell office:value-type="string" calcext:value-type="string">
            <text:p>http://www.google.co.uk/webhp?hl=en</text:p>
          </table:table-cell>
          <table:table-cell table:formula="of:=(IF(([.L109]=[.D109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DIV[1]","snapshot":{"type":"DOM","prop":{"nodeName":"div","xpath":"html/body[1]/div[1]/div[5]/div[1]"}}}</text:p>
          </table:table-cell>
          <table:table-cell office:value-type="string" calcext:value-type="string">
            <text:p>{"nodeName":"DIV","textContent":" <text:s/>.fmulti{}._dQc{bottom:0;left:0;position:absolute;right:0}._GR{background:#f2f2f2;left:0;right:0;-webkit-text-size-adjust:none}.fbar p{display:inline}.fbar a,#fsettl{text-decoration:none;white-space:nowrap}.fbar{margin-left:-27px}._Gs{padding-left:27px;margin:0 !important}._eA{padding:0 !important;margin:0 !important}#fbarcnt{display:block}._E2 a:hover{text-decoration:underline}._HR img{margin-right:4px}._HR a,._GR #swml a{text-decoration:none}.fmulti{text-align:center}.fmulti #fsr{display:block;float:none}.fmulti #fuser{display:block;float:none}#fuserm{line-height:25px}#fsr{float:right;white-space:nowrap}#fsl{white-space:nowrap}#fsett{background:#fff;border:1px solid #999;bottom:30px;padding:10px 0;position:absolute;box-shadow:0 2px 4px rgba(0,0,0,0.2);-moz-box-shadow:0 2px 4px rgba(0,0,0,0.2);text-align:left;z-index:100}#fsett a{display:block;line-height:44px;padding:0 20px;text-decoration:none;white-space:nowrap}._E2 #fsettl:hover{text-decoration:underline}._E2 #fsett a:hover{text-decoration:underline}._mk{color:#777}._Nh{color:#222;font-size:14px;font-weight:normal;-moz-tap-highlight-color:rgba(0,0,0,0)}._Nh:hover,._Nh:active{color:#444}._Mo{display:inline-block;position:relative}._Nh ._Mo:before{opacity:0.55}a._Nh:hover ._Mo:before,a._Nh:active ._Mo:before{opacity:1.0}._ri,._Wk{height:13px;width:8px}._ri:before,._Wk:before{border:8px solid rgba(255,255,255,0);border-radius:8px;content:';position:absolute}._ri:before{border-left:8px solid #777;left:1px}._Wk:before{border-right:8px solid #777;left:-9px}._ri:after,._Wk:after{border:12px solid rgba(255,255,255,0);content:';position:absolute;top:-4px}._ri:after{border-left:10px solid #f6f6f6;left:-4px}._Wk:after{border-right:10px solid #f6f6f6;left:-10px}._sN ._ri:after{border-left:10px solid white}._sN ._Wk:after{border-right:10px solid white}._Nh{padding:8px 16px;margin-right:10px}._mk{margin:40px 0}._dD{margin-right:10px}._nW{margin-left:135px}#fbar{background:#f2f2f2;border-top:1px solid #e4e4e4;line-height:40px;min-width:980px}._xac{margin-left:135px}.fbar p,.fbar a,#fsettl,#fsett a{color:#777}.fbar a:hover,#fsett a:hover{color:#333}.fbar{font-size:small}#fuser{float:right}._HR{margin-left:135px;line-height:15px;} #fsl{margin-left:30px}#fsr{margin-right:30px}.fmulti #fsl{margin-left:0}.fmulti #fsr{margin-right:0} <text:s text:c="4"/>Privacy Terms <text:s text:c="4"/>Settings <text:s/>Search settings <text:s/>Advanced search <text:s text:c="3"/>History <text:s/>Search Help <text:s text:c="2"/>Send feedback <text:s text:c="7"/>Advertising Business About <text:s text:c="3"/>#epb-ok{background-color:#4d90fe;background-image:-moz-linear-gradient(top,#4d90fe,#4787ed);border:1px solid #3079ed;border-radius:2px;color:#fff;cursor:default;display:inline-block;font-size:11px;font-weight:bold;height:20px;line-height:20px;margin-right:0px;min-width:26px;outline:0;padding:0 8px;text-align:center;white-space:nowrap}#epb-ok:hover{background-color:#357ae8;background-image:-moz-linear-gradient(top,#4d90fe,#357ae8);border:1px solid #2f5bb7;border-bottom-color:2f 5bb 7}#epb-ok:active{background:#357ae8;border:1px solid #2f5bb7;border-top:1px solid #2f5bb7;-moz-box-shadow:inset 0 1px 2px rgba(0,0,0,.3)}#epb-ok:focus{border:1px solid #fff;border:1px solid rgba(0,0,0,0);-moz-box-shadow:inset 0 0 0 1px #fff;outline:none}#epb-lm{color:#12c;cursor:pointer;text-decoration:none}#epb-lm:hover{text-decoration:underline}#epb-lm:visited{color:#609}#epb-lm:active{color:#dd4b39}Cookies help us deliver our services. By using our services, you agree to our use of cookies.Learn moreGot it <text:s text:c="5"/>","pos":1}</text:p>
          </table:table-cell>
          <table:table-cell office:value-type="string" calcext:value-type="string">
            <text:p>{"xpath":"HTML/BODY[1]/DIV[1]/DIV[5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0px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.3333px","font-size-adjust":"none","font-stretch":"normal","font-style":"normal","font-variant":"normal","font-weight":"400","height":"35px","image-orientation":"0deg","ime-mode":"auto","justify-content":"flex-start","left":"0px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98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35.5px 17.5px","pointer-events":"auto","position":"absolute","quotes":"\"ﻗ°\" \"ﻗ°ﻻ\" \"ﻗ°»\" \"ﻗ°ﻷ\"","resize":"none","right":"0px","table-layout":"auto","text-align":"start","text-decoration":"none","text-indent":"0px","text-overflow":"clip","text-shadow":"none","text-transform":"none","top":"1038px","transform":"none","transform-origin":"935.5px 17.5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187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.333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10]=[.D110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10]=[.D110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10]=[.D11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SPAN[1]/CENTER[1]/DIV[3]/SCRIPT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SPAN[1]/CENTER[1]/DIV[3]/SCRIPT[1]","snapshot":{"type":"DOM","prop":{"nodeName":"script","xpath":"html/body[1]/div[1]/div[5]/span[1]/center[1]/div[3]/script[1]"}}}</text:p>
          </table:table-cell>
          <table:table-cell office:value-type="string" calcext:value-type="string">
            <text:p>{"nodeName":"SCRIPT","textContent":"window.gbar&amp;&amp;gbar.up&amp;&amp;gbar.up.tp&amp;&amp;gbar.up.tp();","pos":1}</text:p>
          </table:table-cell>
          <table:table-cell office:value-type="string" calcext:value-type="string">
            <text:p>{"xpath":"HTML/BODY[1]/DIV[1]/DIV[5]/SPAN[1]/CENTER[1]/DIV[3]/SCRIPT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none","empty-cells":"show","flex-basis":"auto","flex-direction":"row","flex-grow":"0","flex-shrink":"1","flex-wrap":"nowrap","float":"none","font-family":"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5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-moz-center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11]=[.D111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11]=[.D111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11]=[.D11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gle.co.uk</text:p>
          </table:table-cell>
          <table:table-cell office:value-type="string" calcext:value-type="string">
            <text:p>HTML/BODY/DIV[1]/DIV[5]/DIV[1]/DIV[1]</text:p>
          </table:table-cell>
          <table:table-cell office:value-type="string" calcext:value-type="string">
            <text:p>http://www.google.co.uk/?gws_rd=ssl</text:p>
          </table:table-cell>
          <table:table-cell office:value-type="string" calcext:value-type="string">
            <text:p>http://www.google.co.uk/</text:p>
          </table:table-cell>
          <table:table-cell office:value-type="string" calcext:value-type="string">
            <text:p>{"xpath":"HTML/BODY[1]/DIV[1]/DIV[5]/DIV[1]/DIV[1]","snapshot":{"type":"DOM","prop":{"nodeName":"div","xpath":"html/body[1]/div[1]/div[5]/div[1]/div[1]"}}}</text:p>
          </table:table-cell>
          <table:table-cell office:value-type="string" calcext:value-type="string">
            <text:p>{"nodeName":"DIV","textContent":" .fmulti{}._dQc{bottom:0;left:0;position:absolute;right:0}._GR{background:#f2f2f2;left:0;right:0;-webkit-text-size-adjust:none}.fbar p{display:inline}.fbar a,#fsettl{text-decoration:none;white-space:nowrap}.fbar{margin-left:-27px}._Gs{padding-left:27px;margin:0 !important}._eA{padding:0 !important;margin:0 !important}#fbarcnt{display:block}._E2 a:hover{text-decoration:underline}._HR img{margin-right:4px}._HR a,._GR #swml a{text-decoration:none}.fmulti{text-align:center}.fmulti #fsr{display:block;float:none}.fmulti #fuser{display:block;float:none}#fuserm{line-height:25px}#fsr{float:right;white-space:nowrap}#fsl{white-space:nowrap}#fsett{background:#fff;border:1px solid #999;bottom:30px;padding:10px 0;position:absolute;box-shadow:0 2px 4px rgba(0,0,0,0.2);-moz-box-shadow:0 2px 4px rgba(0,0,0,0.2);text-align:left;z-index:100}#fsett a{display:block;line-height:44px;padding:0 20px;text-decoration:none;white-space:nowrap}._E2 #fsettl:hover{text-decoration:underline}._E2 #fsett a:hover{text-decoration:underline}._mk{color:#777}._Nh{color:#222;font-size:14px;font-weight:normal;-moz-tap-highlight-color:rgba(0,0,0,0)}._Nh:hover,._Nh:active{color:#444}._Mo{display:inline-block;position:relative}._Nh ._Mo:before{opacity:0.55}a._Nh:hover ._Mo:before,a._Nh:active ._Mo:before{opacity:1.0}._ri,._Wk{height:13px;width:8px}._ri:before,._Wk:before{border:8px solid rgba(255,255,255,0);border-radius:8px;content:';position:absolute}._ri:before{border-left:8px solid #777;left:1px}._Wk:before{border-right:8px solid #777;left:-9px}._ri:after,._Wk:after{border:12px solid rgba(255,255,255,0);content:';position:absolute;top:-4px}._ri:after{border-left:10px solid #f6f6f6;left:-4px}._Wk:after{border-right:10px solid #f6f6f6;left:-10px}._sN ._ri:after{border-left:10px solid white}._sN ._Wk:after{border-right:10px solid white}._Nh{padding:8px 16px;margin-right:10px}._mk{margin:40px 0}._dD{margin-right:10px}._nW{margin-left:135px}#fbar{background:#f2f2f2;border-top:1px solid #e4e4e4;line-height:40px;min-width:980px}._xac{margin-left:135px}.fbar p,.fbar a,#fsettl,#fsett a{color:#777}.fbar a:hover,#fsett a:hover{color:#333}.fbar{font-size:small}#fuser{float:right}._HR{margin-left:135px;line-height:15px;} #fsl{margin-left:30px}#fsr{margin-right:30px}.fmulti #fsl{margin-left:0}.fmulti #fsr{margin-right:0} <text:s text:c="4"/>Privacy Terms <text:s text:c="4"/>Settings <text:s/>Search settings <text:s/>Advanced search <text:s text:c="3"/>History <text:s/>Search Help <text:s text:c="2"/>Send feedback <text:s text:c="7"/>Advertising Business About <text:s text:c="3"/>#epb-ok{background-color:#4d90fe;background-image:-moz-linear-gradient(top,#4d90fe,#4787ed);border:1px solid #3079ed;border-radius:2px;color:#fff;cursor:default;display:inline-block;font-size:11px;font-weight:bold;height:20px;line-height:20px;margin-right:0px;min-width:26px;outline:0;padding:0 8px;text-align:center;white-space:nowrap}#epb-ok:hover{background-color:#357ae8;background-image:-moz-linear-gradient(top,#4d90fe,#357ae8);border:1px solid #2f5bb7;border-bottom-color:2f 5bb 7}#epb-ok:active{background:#357ae8;border:1px solid #2f5bb7;border-top:1px solid #2f5bb7;-moz-box-shadow:inset 0 1px 2px rgba(0,0,0,.3)}#epb-ok:focus{border:1px solid #fff;border:1px solid rgba(0,0,0,0);-moz-box-shadow:inset 0 0 0 1px #fff;outline:none}#epb-lm{color:#12c;cursor:pointer;text-decoration:none}#epb-lm:hover{text-decoration:underline}#epb-lm:visited{color:#609}#epb-lm:active{color:#dd4b39}Cookies help us deliver our services. By using our services, you agree to our use of cookies.Learn moreGot it <text:s text:c="2"/>","pos":1}</text:p>
          </table:table-cell>
          <table:table-cell office:value-type="string" calcext:value-type="string">
            <text:p>{"xpath":"HTML/BODY[1]/DIV[1]/DIV[5]/DIV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34, 34, 34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34, 34, 34)","border-left-style":"none","border-left-width":"0px","border-right-color":"rgb(34, 34, 34)","border-right-style":"none","border-right-width":"0px","border-spacing":"0px 0px","border-top-color":"rgb(34, 34, 34)","border-top-left-radius":"0px","border-top-right-radius":"0px","border-top-style":"none","border-top-width":"0px","bottom":"auto","box-decoration-break":"slice","box-shadow":"none","box-sizing":"content-box","caption-side":"top","clear":"none","clip":"auto","color":"rgb(34, 34, 34)","content":"none","counter-increment":"none","counter-reset":"none","cursor":"auto","direction":"ltr","display":"block","empty-cells":"show","flex-basis":"auto","flex-direction":"row","flex-grow":"0","flex-shrink":"1","flex-wrap":"nowrap","float":"none","font-family":"arial,sans-serif","font-size":"13.3333px","font-size-adjust":"none","font-stretch":"normal","font-style":"normal","font-variant":"normal","font-weight":"400","height":"0px","image-orientation":"0deg","ime-mode":"auto","justify-content":"flex-start","left":"auto","letter-spacing":"normal","line-height":"16px","list-style-image":"none","list-style-position":"outside","list-style-type":"disc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35.5px 0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935.5px 0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1871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.3333px","-moz-column-rule-color":"rgb(34, 34, 34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34, 34, 34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google.co.uk/?gws_rd=ssl</text:p>
          </table:table-cell>
          <table:table-cell table:formula="of:=([.H112]=[.D112])" office:value-type="boolean" office:boolean-value="false" calcext:value-type="boolean">
            <text:p>FALSE</text:p>
          </table:table-cell>
          <table:table-cell office:value-type="string" calcext:value-type="string">
            <text:p>http://www.google.co.uk/?gws_rd=ssl</text:p>
          </table:table-cell>
          <table:table-cell table:formula="of:=(IF(([.J112]=[.D112]);1;0))" office:value-type="float" office:value="0" calcext:value-type="float">
            <text:p>0</text:p>
          </table:table-cell>
          <table:table-cell office:value-type="string" calcext:value-type="string">
            <text:p>http://www.google.co.uk/?gws_rd=ssl</text:p>
          </table:table-cell>
          <table:table-cell table:formula="of:=(IF(([.L112]=[.D112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3]/DIV[1]/DIV[1]/DIV[1]/A[2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#</text:p>
          </table:table-cell>
          <table:table-cell office:value-type="string" calcext:value-type="string">
            <text:p>{"xpath":"HTML/BODY[1]/DIV[4]/DIV[1]/MAIN[1]/DIV[3]/DIV[1]/DIV[1]/DIV[1]/A[2]","snapshot":{"type":"DOM","prop":{"nodeName":"a","xpath":"html/body[1]/div[4]/div[1]/main[1]/div[3]/div[1]/div[1]/div[1]/a[2]"}}}</text:p>
          </table:table-cell>
          <table:table-cell office:value-type="string" calcext:value-type="string">
            <text:p>{"nodeName":"A","textContent":"Edit Settings","pos":1}</text:p>
          </table:table-cell>
          <table:table-cell office:value-type="string" calcext:value-type="string">
            <text:p>{"xpath":"HTML/BODY[1]/DIV[4]/DIV[1]/MAIN[1]/DIV[3]/DIV[1]/DIV[1]/DIV[1]/A[2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transparent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transparent","border-left-style":"none","border-left-width":"0px","border-right-color":"transparent","border-right-style":"none","border-right-width":"0px","border-spacing":"0px 0px","border-top-color":"transparent","border-top-left-radius":"0px","border-top-right-radius":"0px","border-top-style":"none","border-top-width":"0px","bottom":"auto","box-decoration-break":"slice","box-shadow":"none","box-sizing":"border-box","caption-side":"top","clear":"none","clip":"auto","color":"transparent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a","font-size":"0px","font-size-adjust":"none","font-stretch":"normal","font-style":"normal","font-variant":"normal","font-weight":"400","height":"19px","image-orientation":"0deg","ime-mode":"auto","justify-content":"flex-start","left":"auto","letter-spacing":"normal","line-height":"0px","list-style-image":"none","list-style-position":"outside","list-style-type":"disc","margin-bottom":"0px","margin-left":"1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9px 9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9px 9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18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transparent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transparent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#</text:p>
          </table:table-cell>
          <table:table-cell table:formula="of:=([.H113]=[.D113])" office:value-type="boolean" office:boolean-value="true" calcext:value-type="boolean">
            <text:p>TRUE</text:p>
          </table:table-cell>
          <table:table-cell office:value-type="string" calcext:value-type="string">
            <text:p>http://www.msn.com/#</text:p>
          </table:table-cell>
          <table:table-cell table:formula="of:=(IF(([.J113]=[.D113]);1;0))" office:value-type="float" office:value="1" calcext:value-type="float">
            <text:p>1</text:p>
          </table:table-cell>
          <table:table-cell office:value-type="string" calcext:value-type="string">
            <text:p>http://www.msn.com/#</text:p>
          </table:table-cell>
          <table:table-cell table:formula="of:=(IF(([.L113]=[.D113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3]/DIV[1]/DIV[1]/DIV[1]/A[1]/IMG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weather/today/us/Berkeley,California,United-States/we-city-37.875,-122.243</text:p>
          </table:table-cell>
          <table:table-cell office:value-type="string" calcext:value-type="string">
            <text:p>{"xpath":"HTML/BODY[1]/DIV[4]/DIV[1]/MAIN[1]/DIV[3]/DIV[1]/DIV[1]/DIV[1]/A[1]/IMG[1]","snapshot":{"type":"DOM","prop":{"nodeName":"img","xpath":"html/body[1]/div[4]/div[1]/main[1]/div[3]/div[1]/div[1]/div[1]/a[1]/img[1]"}}}</text:p>
          </table:table-cell>
          <table:table-cell office:value-type="string" calcext:value-type="string">
            <text:p>{"nodeName":"IMG","textContent":"","pos":12}</text:p>
          </table:table-cell>
          <table:table-cell office:value-type="string" calcext:value-type="string">
            <text:p>{"xpath":"HTML/BODY[1]/DIV[4]/DIV[1]/MAIN[1]/DIV[3]/DIV[1]/DIV[1]/DIV[1]/A[1]/IMG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border-box","caption-side":"top","clear":"none","clip":"auto","color":"rgb(102, 102, 102)","content":"none","counter-increment":"none","counter-reset":"none","cursor":"pointer","direction":"ltr","display":"block","empty-cells":"show","flex-basis":"auto","flex-direction":"row","flex-grow":"0","flex-shrink":"1","flex-wrap":"nowrap","float":"left","font-family":"\"Segoe UI\",\"Segoe WP\",Arial,sans-serif","font-size":"13px","font-size-adjust":"none","font-stretch":"normal","font-style":"normal","font-variant":"normal","font-weight":"600","height":"30px","image-orientation":"0deg","ime-mode":"auto","justify-content":"flex-start","left":"auto","letter-spacing":"normal","line-height":"18px","list-style-image":"none","list-style-position":"outside","list-style-type":"disc","margin-bottom":"0px","margin-left":"0px","margin-right":"4px","margin-top":"-5px","marker-offset":"auto","max-height":"none","max-width":"175.6px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5px 1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5px 1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3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weather/today/Berkeley,California,United-States/we-city-37.875,-122.243</text:p>
          </table:table-cell>
          <table:table-cell table:formula="of:=([.H114]=[.D114])" office:value-type="boolean" office:boolean-value="false" calcext:value-type="boolean">
            <text:p>FALSE</text:p>
          </table:table-cell>
          <table:table-cell office:value-type="string" calcext:value-type="string">
            <text:p>http://www.msn.com/en-us/weather/today/Berkeley,California,United-States/we-city-37.875,-122.243</text:p>
          </table:table-cell>
          <table:table-cell table:formula="of:=(IF(([.J114]=[.D114]);1;0))" office:value-type="float" office:value="0" calcext:value-type="float">
            <text:p>0</text:p>
          </table:table-cell>
          <table:table-cell office:value-type="string" calcext:value-type="string">
            <text:p>http://www.msn.com/en-us/weather/today/Berkeley,California,United-States/we-city-37.875,-122.243</text:p>
          </table:table-cell>
          <table:table-cell table:formula="of:=(IF(([.L114]=[.D114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6]/UL[1]/LI[1]/DIV[1]/UL[1]/LI[1]/A[1]/DIV[1]/SPAN[2]/IMG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us/deputy-leaves-gun-on-bed-daughter-picks-it-up-and-shoots-her-sister/ar-AA9nHLL</text:p>
          </table:table-cell>
          <table:table-cell office:value-type="string" calcext:value-type="string">
            <text:p>{"xpath":"HTML/BODY[1]/DIV[4]/DIV[1]/MAIN[1]/DIV[6]/UL[1]/LI[1]/DIV[1]/UL[1]/LI[1]/A[1]/DIV[1]/SPAN[2]/IMG[1]","snapshot":{"type":"DOM","prop":{"nodeName":"img","xpath":"html/body[1]/div[4]/div[1]/main[1]/div[6]/ul[1]/li[1]/div[1]/ul[1]/li[1]/a[1]/div[1]/span[2]/img[1]"}}}</text:p>
          </table:table-cell>
          <table:table-cell office:value-type="string" calcext:value-type="string">
            <text:p>{"nodeName":"IMG","textContent":"","pos":14}</text:p>
          </table:table-cell>
          <table:table-cell office:value-type="string" calcext:value-type="string">
            <text:p>{"xpath":"HTML/BODY[1]/DIV[4]/DIV[1]/MAIN[1]/DIV[6]/UL[1]/LI[1]/DIV[1]/UL[1]/LI[1]/A[1]/DIV[1]/SPAN[2]/IMG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60, 160, 160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60, 160, 160)","border-left-style":"none","border-left-width":"0px","border-right-color":"rgb(160, 160, 160)","border-right-style":"none","border-right-width":"0px","border-spacing":"0px 0px","border-top-color":"rgb(160, 160, 160)","border-top-left-radius":"0px","border-top-right-radius":"0px","border-top-style":"none","border-top-width":"0px","bottom":"-1px","box-decoration-break":"slice","box-shadow":"none","box-sizing":"border-box","caption-side":"top","clear":"none","clip":"auto","color":"rgb(160, 160, 160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1px","font-size-adjust":"none","font-stretch":"normal","font-style":"normal","font-variant":"normal","font-weight":"600","height":"16px","image-orientation":"0deg","ime-mode":"auto","justify-content":"flex-start","left":"0px","letter-spacing":"normal","line-height":"15px","list-style-image":"none","list-style-position":"outside","list-style-type":"none","margin-bottom":"0px","margin-left":"0px","margin-right":"6px","margin-top":"0px","marker-offset":"auto","max-height":"none","max-width":"167px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8px 8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1px","transform":"none","transform-origin":"8px 8px","transform-style":"flat","transition-delay":"0s","transition-duration":"0s","transition-property":"all","transition-timing-function":"cubic-bezier(0.25, 0.1, 0.25, 1)","unicode-bidi":"normal","vertical-align":"bottom","visibility":"visible","white-space":"nowrap","width":"1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60, 160, 160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60, 160, 160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news/crime/police-suspect-bragged-about-las-vegas-road-rage-killing/ar-BBhMOrY</text:p>
          </table:table-cell>
          <table:table-cell table:formula="of:=([.H115]=[.D115])" office:value-type="boolean" office:boolean-value="false" calcext:value-type="boolean">
            <text:p>FALSE</text:p>
          </table:table-cell>
          <table:table-cell office:value-type="string" calcext:value-type="string">
            <text:p>http://www.msn.com/en-us/news/crime/police-suspect-bragged-about-las-vegas-road-rage-killing/ar-BBhMOrY</text:p>
          </table:table-cell>
          <table:table-cell table:formula="of:=(IF(([.J115]=[.D115]);1;0))" office:value-type="float" office:value="0" calcext:value-type="float">
            <text:p>0</text:p>
          </table:table-cell>
          <table:table-cell office:value-type="string" calcext:value-type="string">
            <text:p>http://www.msn.com/en-us/news/crime/police-suspect-bragged-about-las-vegas-road-rage-killing/ar-BBhMOrY</text:p>
          </table:table-cell>
          <table:table-cell table:formula="of:=(IF(([.L115]=[.D115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6]/UL[1]/LI[3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other/facebook-thinks-some-native-american-names-are-inauthentic/ar-AA9pfDZ</text:p>
          </table:table-cell>
          <table:table-cell office:value-type="string" calcext:value-type="string">
            <text:p>{"xpath":"HTML/BODY[1]/DIV[4]/DIV[1]/MAIN[1]/DIV[6]/UL[1]/LI[3]/A[1]/DIV[1]/SPAN[1]","snapshot":{"type":"DOM","prop":{"nodeName":"span","xpath":"html/body[1]/div[4]/div[1]/main[1]/div[6]/ul[1]/li[3]/a[1]/div[1]/span[1]"}}}</text:p>
          </table:table-cell>
          <table:table-cell office:value-type="string" calcext:value-type="string">
            <text:p>{"nodeName":"SPAN","textContent":"Facebook Thinks Some Native American Names Are Inauthentic","pos":1}</text:p>
          </table:table-cell>
          <table:table-cell office:value-type="string" calcext:value-type="string">
            <text:p>{"xpath":"HTML/BODY[1]/DIV[4]/DIV[1]/MAIN[1]/DIV[6]/UL[1]/LI[3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4px","box-decoration-break":"slice","box-shadow":"none","box-sizing":"border-box","caption-side":"top","clear":"none","clip":"auto","color":"rgb(51, 51, 51)","content":"none","counter-increment":"none","counter-reset":"none","cursor":"pointer","direction":"ltr","display":"block","empty-cells":"show","flex-basis":"auto","flex-direction":"row","flex-grow":"0","flex-shrink":"1","flex-wrap":"nowrap","float":"none","font-family":"\"Segoe UI\",\"Segoe WP\",Arial,sans-serif","font-size":"13px","font-size-adjust":"none","font-stretch":"normal","font-style":"normal","font-variant":"normal","font-weight":"600","height":"54px","image-orientation":"0deg","ime-mode":"auto","justify-content":"flex-start","left":"0px","letter-spacing":"normal","line-height":"18px","list-style-image":"none","list-style-position":"outside","list-style-type":"none","margin-bottom":"0px","margin-left":"0px","margin-right":"0px","margin-top":"0px","marker-offset":"auto","max-height":"55px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85px 27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-4px","transform":"none","transform-origin":"85px 27px","transform-style":"flat","transition-delay":"0s","transition-duration":"0s","transition-property":"all","transition-timing-function":"cubic-bezier(0.25, 0.1, 0.25, 1)","unicode-bidi":"normal","vertical-align":"baseline","visibility":"visible","white-space":"normal","width":"17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sports/nfl/peyton-manning-pay-cut-request-will-be-hard-for-broncos-to-justify/ar-BBhNMCp</text:p>
          </table:table-cell>
          <table:table-cell table:formula="of:=([.H116]=[.D116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16]=[.D116]);1;0))" office:value-type="float" office:value="0" calcext:value-type="float">
            <text:p>0</text:p>
          </table:table-cell>
          <table:table-cell office:value-type="string" calcext:value-type="string">
            <text:p>http://www.msn.com/en-us/sports/nfl/peyton-manning-pay-cut-request-will-be-hard-for-broncos-to-justify/ar-BBhNMCp</text:p>
          </table:table-cell>
          <table:table-cell table:formula="of:=(IF(([.L116]=[.D116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6]/UL[1]/LI[8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money/inside-the-ticker/amex-grip-on-wealthy-consumers-seen-slipping-as-rivals-take-bite/ar-AA9iuBN</text:p>
          </table:table-cell>
          <table:table-cell office:value-type="string" calcext:value-type="string">
            <text:p>{"xpath":"HTML/BODY[1]/DIV[4]/DIV[1]/MAIN[1]/DIV[6]/UL[1]/LI[8]/A[1]/DIV[1]/SPAN[1]","snapshot":{"type":"DOM","prop":{"nodeName":"span","xpath":"html/body[1]/div[4]/div[1]/main[1]/div[6]/ul[1]/li[8]/a[1]/div[1]/span[1]"}}}</text:p>
          </table:table-cell>
          <table:table-cell office:value-type="string" calcext:value-type="string">
            <text:p>{"nodeName":"SPAN","textContent":"These are the impacts of climate change we will never be able to fix","pos":1}</text:p>
          </table:table-cell>
          <table:table-cell office:value-type="string" calcext:value-type="string">
            <text:p>{"xpath":"HTML/BODY[1]/DIV[4]/DIV[1]/MAIN[1]/DIV[6]/UL[1]/LI[8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4px","box-decoration-break":"slice","box-shadow":"none","box-sizing":"border-box","caption-side":"top","clear":"none","clip":"auto","color":"rgb(51, 51, 51)","content":"none","counter-increment":"none","counter-reset":"none","cursor":"pointer","direction":"ltr","display":"block","empty-cells":"show","flex-basis":"auto","flex-direction":"row","flex-grow":"0","flex-shrink":"1","flex-wrap":"nowrap","float":"none","font-family":"\"Segoe UI\",\"Segoe WP\",Arial,sans-serif","font-size":"13px","font-size-adjust":"none","font-stretch":"normal","font-style":"normal","font-variant":"normal","font-weight":"600","height":"54px","image-orientation":"0deg","ime-mode":"auto","justify-content":"flex-start","left":"0px","letter-spacing":"normal","line-height":"18px","list-style-image":"none","list-style-position":"outside","list-style-type":"none","margin-bottom":"0px","margin-left":"0px","margin-right":"0px","margin-top":"0px","marker-offset":"auto","max-height":"55px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85px 27px","pointer-events":"auto","position":"relative","quotes":"\"ﻗ°\" \"ﻗ°ﻻ\" \"ﻗ°»\" \"ﻗ°ﻷ\"","resize":"none","right":"0px","table-layout":"auto","text-align":"start","text-decoration":"none","text-indent":"0px","text-overflow":"clip","text-shadow":"none","text-transform":"none","top":"-4px","transform":"none","transform-origin":"85px 27px","transform-style":"flat","transition-delay":"0s","transition-duration":"0s","transition-property":"all","transition-timing-function":"cubic-bezier(0.25, 0.1, 0.25, 1)","unicode-bidi":"normal","vertical-align":"baseline","visibility":"visible","white-space":"normal","width":"17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health/wellness/the-one-thing-youre-doing-in-bed-thats-a-total-turn-off/ar-AA9pcma</text:p>
          </table:table-cell>
          <table:table-cell table:formula="of:=([.H117]=[.D117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17]=[.D117]);1;0))" office:value-type="float" office:value="0" calcext:value-type="float">
            <text:p>0</text:p>
          </table:table-cell>
          <table:table-cell office:value-type="string" calcext:value-type="string">
            <text:p>http://www.msn.com/en-us/health/wellness/the-one-thing-youre-doing-in-bed-thats-a-total-turn-off/ar-AA9pcma</text:p>
          </table:table-cell>
          <table:table-cell table:formula="of:=(IF(([.L117]=[.D117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7]/SECTION[1]/UL[1]/LI[2]/UL[1]/LI[2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bing.com/search?q=rhonda+glenn&amp;form=PRHPS1&amp;mkt=en-us&amp;refig=e9dad546cb3b472ea10584d1ce1cfdc9</text:p>
          </table:table-cell>
          <table:table-cell office:value-type="string" calcext:value-type="string">
            <text:p>{"xpath":"HTML/BODY[1]/DIV[4]/DIV[1]/MAIN[1]/DIV[7]/SECTION[1]/UL[1]/LI[2]/UL[1]/LI[2]/A[1]","snapshot":{"type":"DOM","prop":{"nodeName":"a","xpath":"html/body[1]/div[4]/div[1]/main[1]/div[7]/section[1]/ul[1]/li[2]/ul[1]/li[2]/a[1]"}}}</text:p>
          </table:table-cell>
          <table:table-cell office:value-type="string" calcext:value-type="string">
            <text:p>{"nodeName":"A","textContent":"\n <text:s text:c="15"/>\n <text:s text:c="15"/>\n <text:s text:c="19"/>'Laugh-In' star dies\n <text:s text:c="15"/>\n <text:s text:c="11"/>","pos":1}</text:p>
          </table:table-cell>
          <table:table-cell office:value-type="string" calcext:value-type="string">
            <text:p>{"xpath":"HTML/BODY[1]/DIV[4]/DIV[1]/MAIN[1]/DIV[7]/SECTION[1]/UL[1]/LI[2]/UL[1]/LI[2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91, 146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7, 91, 146)","border-left-style":"none","border-left-width":"0px","border-right-color":"rgb(17, 91, 146)","border-right-style":"none","border-right-width":"0px","border-spacing":"0px 0px","border-top-color":"rgb(17, 91, 146)","border-top-left-radius":"0px","border-top-right-radius":"0px","border-top-style":"none","border-top-width":"0px","bottom":"auto","box-decoration-break":"slice","box-shadow":"none","box-sizing":"border-box","caption-side":"top","clear":"none","clip":"auto","color":"rgb(17, 91, 146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2px","font-size-adjust":"none","font-stretch":"normal","font-style":"normal","font-variant":"normal","font-weight":"400","height":"100%","image-orientation":"0deg","ime-mode":"auto","justify-content":"flex-start","left":"auto","letter-spacing":"normal","line-height":"2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5px","padding-left":"0px","padding-right":"0px","padding-top":"5px","page-break-after":"auto","page-break-before":"auto","page-break-inside":"auto","perspective":"none","perspective-origin":"0px 13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0px 13.5px","transform-style":"flat","transition-delay":"0s","transition-duration":"0s","transition-property":"all","transition-timing-function":"cubic-bezier(0.25, 0.1, 0.25, 1)","unicode-bidi":"normal","vertical-align":"baseline","visibility":"visible","white-space":"nowrap","width":"100%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17, 91, 146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91, 146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bing.com/search?q=eric+nowsch+las+vegas+road+rage&amp;go=Submit&amp;qs=bs&amp;form=prhps1&amp;mkt=en-us&amp;refig=fde01adcdf5c41aca2d01c4a4d610814</text:p>
          </table:table-cell>
          <table:table-cell table:formula="of:=([.H118]=[.D118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18]=[.D118]);1;0))" office:value-type="float" office:value="0" calcext:value-type="float">
            <text:p>0</text:p>
          </table:table-cell>
          <table:table-cell office:value-type="string" calcext:value-type="string">
            <text:p>http://www.bing.com/search?q=eric+nowsch+las+vegas+road+rage&amp;go=Submit&amp;qs=bs&amp;form=prhps1&amp;mkt=en-us&amp;refig=b8821860f6e24d84abf84bb8241802c7</text:p>
          </table:table-cell>
          <table:table-cell table:formula="of:=(IF(([.L118]=[.D118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7]/SECTION[1]/UL[1]/LI[10]/UL[1]/LI[2]/A[1]/H3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bing.com/search?q=halle+berry+plastic+surgery&amp;form=PRHPS1&amp;mkt=en-us&amp;refig=b8025987b9784420897fc9373ce1a231</text:p>
          </table:table-cell>
          <table:table-cell office:value-type="string" calcext:value-type="string">
            <text:p>{"xpath":"HTML/BODY[1]/DIV[4]/DIV[1]/MAIN[1]/DIV[7]/SECTION[1]/UL[1]/LI[10]/UL[1]/LI[2]/A[1]/H3[1]","snapshot":{"type":"DOM","prop":{"nodeName":"h3","xpath":"html/body[1]/div[4]/div[1]/main[1]/div[7]/section[1]/ul[1]/li[10]/ul[1]/li[2]/a[1]/h3[1]"}}}</text:p>
          </table:table-cell>
          <table:table-cell office:value-type="string" calcext:value-type="string">
            <text:p>{"nodeName":"H3","textContent":"\n <text:s text:c="19"/>Scarlett shows off sleek bod\n <text:s text:c="15"/>","pos":1}</text:p>
          </table:table-cell>
          <table:table-cell office:value-type="string" calcext:value-type="string">
            <text:p>{"xpath":"HTML/BODY[1]/DIV[4]/DIV[1]/MAIN[1]/DIV[7]/SECTION[1]/UL[1]/LI[10]/UL[1]/LI[2]/A[1]/H3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7, 91, 146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229, 229, 229)","border-left-style":"solid","border-left-width":"1px","border-right-color":"rgb(17, 91, 146)","border-right-style":"none","border-right-width":"0px","border-spacing":"0px 0px","border-top-color":"rgb(17, 91, 146)","border-top-left-radius":"0px","border-top-right-radius":"0px","border-top-style":"none","border-top-width":"0px","bottom":"auto","box-decoration-break":"slice","box-shadow":"none","box-sizing":"border-box","caption-side":"top","clear":"none","clip":"auto","color":"rgb(17, 91, 146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2px","font-size-adjust":"none","font-stretch":"normal","font-style":"normal","font-variant":"normal","font-weight":"400","height":"auto","image-orientation":"0deg","ime-mode":"auto","justify-content":"flex-start","left":"auto","letter-spacing":"normal","line-height":"16.3667px","list-style-image":"none","list-style-position":"outside","list-style-type":"none","margin-bottom":"0px","margin-left":"3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6px","padding-right":"0px","padding-top":"0px","page-break-after":"auto","page-break-before":"auto","page-break-inside":"auto","perspective":"none","perspective-origin":"76.5px 8.5px","pointer-events":"auto","position":"static","quotes":"\"ﻗ°\" \"ﻗ°ﻻ\" \"ﻗ°»\" \"ﻗ°ﻷ\"","resize":"none","right":"auto","table-layout":"auto","text-align":"start","text-decoration":"none","text-indent":"0px","text-overflow":"ellipsis","text-shadow":"none","text-transform":"none","top":"auto","transform":"none","transform-origin":"76.5px 8.5px","transform-style":"flat","transition-delay":"0s","transition-duration":"0s","transition-property":"all","transition-timing-function":"cubic-bezier(0.25, 0.1, 0.25, 1)","unicode-bidi":"-moz-isolate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2px","-moz-column-rule-color":"rgb(17, 91, 146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7, 91, 146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bing.com/search?q=ronan+farrow+msnbc&amp;form=PRHPS1&amp;mkt=en-us&amp;refig=4e9fe59c4c294abd9400eddb65427ef9</text:p>
          </table:table-cell>
          <table:table-cell table:formula="of:=([.H119]=[.D119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19]=[.D119]);1;0))" office:value-type="float" office:value="0" calcext:value-type="float">
            <text:p>0</text:p>
          </table:table-cell>
          <table:table-cell office:value-type="string" calcext:value-type="string">
            <text:p>http://www.bing.com/search?q=ronan+farrow+msnbc&amp;form=PRHPS1&amp;mkt=en-us&amp;refig=acd26a7bcfb74c00be47195a5c2dec91</text:p>
          </table:table-cell>
          <table:table-cell table:formula="of:=(IF(([.L119]=[.D119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UL[1]/LI[1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us/100-paralyzed-children-each-a-mystery/ar-AA9dPhX</text:p>
          </table:table-cell>
          <table:table-cell office:value-type="string" calcext:value-type="string">
            <text:p>{"xpath":"HTML/BODY[1]/DIV[4]/DIV[1]/MAIN[1]/DIV[8]/DIV[1]/DIV[1]/DIV[1]/SECTION[1]/UL[1]/LI[4]/UL[1]/LI[1]/A[1]","snapshot":{"type":"DOM","prop":{"nodeName":"a","xpath":"html/body[1]/div[4]/div[1]/main[1]/div[8]/div[1]/div[1]/div[1]/section[1]/ul[1]/li[4]/ul[1]/li[1]/a[1]"}}}</text:p>
          </table:table-cell>
          <table:table-cell office:value-type="string" calcext:value-type="string">
            <text:p>{"nodeName":"A","textContent":"\n <text:s text:c="31"/>\n <text:s text:c="35"/>\n <text:s text:c="39"/>Connecticut Schools Pin Down and Restrain ﻗ°»Staggeringﻗ°ﻷ Number of Kids\n <text:s text:c="35"/>\n <text:s text:c="35"/>\n <text:s text:c="39"/>ProPublica\n <text:s text:c="35"/>\n <text:s text:c="31"/>\n <text:s text:c="27"/>","pos":1}</text:p>
          </table:table-cell>
          <table:table-cell office:value-type="string" calcext:value-type="string">
            <text:p>{"xpath":"HTML/BODY[1]/DIV[4]/DIV[1]/MAIN[1]/DIV[8]/DIV[1]/DIV[1]/DIV[1]/SECTION[1]/UL[1]/LI[4]/UL[1]/LI[1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36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6.883px 18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36.883px 18px","transform-style":"flat","transition-delay":"0s","transition-duration":"0s","transition-property":"all","transition-timing-function":"cubic-bezier(0.25, 0.1, 0.25, 1)","unicode-bidi":"normal","vertical-align":"middle","visibility":"visible","white-space":"normal","width":"273.7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0]=[.D120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0]=[.D120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0]=[.D12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3]/UL[1]/LI[4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video/animals/puppy-rescued-from-hole-in-wall/vi-AA9lSDX</text:p>
          </table:table-cell>
          <table:table-cell office:value-type="string" calcext:value-type="string">
            <text:p>{"xpath":"HTML/BODY[1]/DIV[4]/DIV[1]/MAIN[1]/DIV[8]/DIV[1]/DIV[1]/DIV[1]/SECTION[1]/UL[1]/LI[3]/UL[1]/LI[4]/A[1]/DIV[1]/SPAN[1]","snapshot":{"type":"DOM","prop":{"nodeName":"span","xpath":"html/body[1]/div[4]/div[1]/main[1]/div[8]/div[1]/div[1]/div[1]/section[1]/ul[1]/li[3]/ul[1]/li[4]/a[1]/div[1]/span[1]"}}}</text:p>
          </table:table-cell>
          <table:table-cell office:value-type="string" calcext:value-type="string">
            <text:p>{"nodeName":"SPAN","textContent":"\n <text:s text:c="39"/>Newsflare\n <text:s text:c="35"/>","pos":1}</text:p>
          </table:table-cell>
          <table:table-cell office:value-type="string" calcext:value-type="string">
            <text:p>{"xpath":"HTML/BODY[1]/DIV[4]/DIV[1]/MAIN[1]/DIV[8]/DIV[1]/DIV[1]/DIV[1]/SECTION[1]/UL[1]/LI[3]/UL[1]/LI[4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63, 158, 158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63, 158, 158)","border-left-style":"none","border-left-width":"0px","border-right-color":"rgb(163, 158, 158)","border-right-style":"none","border-right-width":"0px","border-spacing":"0px 0px","border-top-color":"rgb(163, 158, 158)","border-top-left-radius":"0px","border-top-right-radius":"0px","border-top-style":"none","border-top-width":"0px","bottom":"auto","box-decoration-break":"slice","box-shadow":"none","box-sizing":"border-box","caption-side":"top","clear":"none","clip":"auto","color":"rgb(163, 158, 158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1px","font-size-adjust":"none","font-stretch":"normal","font-style":"normal","font-variant":"normal","font-weight":"600","height":"auto","image-orientation":"0deg","ime-mode":"auto","justify-content":"flex-start","left":"auto","letter-spacing":"normal","line-height":"1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4.5px 7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4.5px 7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63, 158, 158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63, 158, 158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news/offbeat/human-cannonball-reaches-milestone/vi-AA9qBD2</text:p>
          </table:table-cell>
          <table:table-cell table:formula="of:=([.H121]=[.D121])" office:value-type="boolean" office:boolean-value="false" calcext:value-type="boolean">
            <text:p>FALSE</text:p>
          </table:table-cell>
          <table:table-cell office:value-type="string" calcext:value-type="string">
            <text:p>http://www.msn.com/en-us/video/animals/sea-lion-pup-fast-asleep-on-a-sea-doo-in-california/vi-BBhKHRw</text:p>
          </table:table-cell>
          <table:table-cell table:formula="of:=(IF(([.J121]=[.D121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1]=[.D12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UL[1]/LI[1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us/100-paralyzed-children-each-a-mystery/ar-AA9dPhX</text:p>
          </table:table-cell>
          <table:table-cell office:value-type="string" calcext:value-type="string">
            <text:p>{"xpath":"HTML/BODY[1]/DIV[4]/DIV[1]/MAIN[1]/DIV[8]/DIV[1]/DIV[1]/DIV[1]/SECTION[1]/UL[1]/LI[4]/UL[1]/LI[1]/A[1]/DIV[1]/SPAN[1]","snapshot":{"type":"DOM","prop":{"nodeName":"span","xpath":"html/body[1]/div[4]/div[1]/main[1]/div[8]/div[1]/div[1]/div[1]/section[1]/ul[1]/li[4]/ul[1]/li[1]/a[1]/div[1]/span[1]"}}}</text:p>
          </table:table-cell>
          <table:table-cell office:value-type="string" calcext:value-type="string">
            <text:p>{"nodeName":"SPAN","textContent":"\n <text:s text:c="39"/>ProPublica\n <text:s text:c="35"/>","pos":1}</text:p>
          </table:table-cell>
          <table:table-cell office:value-type="string" calcext:value-type="string">
            <text:p>{"xpath":"HTML/BODY[1]/DIV[4]/DIV[1]/MAIN[1]/DIV[8]/DIV[1]/DIV[1]/DIV[1]/SECTION[1]/UL[1]/LI[4]/UL[1]/LI[1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63, 158, 158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63, 158, 158)","border-left-style":"none","border-left-width":"0px","border-right-color":"rgb(163, 158, 158)","border-right-style":"none","border-right-width":"0px","border-spacing":"0px 0px","border-top-color":"rgb(163, 158, 158)","border-top-left-radius":"0px","border-top-right-radius":"0px","border-top-style":"none","border-top-width":"0px","bottom":"auto","box-decoration-break":"slice","box-shadow":"none","box-sizing":"border-box","caption-side":"top","clear":"none","clip":"auto","color":"rgb(163, 158, 158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1px","font-size-adjust":"none","font-stretch":"normal","font-style":"normal","font-variant":"normal","font-weight":"600","height":"auto","image-orientation":"0deg","ime-mode":"auto","justify-content":"flex-start","left":"auto","letter-spacing":"normal","line-height":"1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25.5px 7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25.5px 7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63, 158, 158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63, 158, 158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2]=[.D122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2]=[.D122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2]=[.D122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3]/UL[1]/LI[4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video/animals/puppy-rescued-from-hole-in-wall/vi-AA9lSDX</text:p>
          </table:table-cell>
          <table:table-cell office:value-type="string" calcext:value-type="string">
            <text:p>{"xpath":"HTML/BODY[1]/DIV[4]/DIV[1]/MAIN[1]/DIV[8]/DIV[1]/DIV[1]/DIV[1]/SECTION[1]/UL[1]/LI[3]/UL[1]/LI[4]/A[1]","snapshot":{"type":"DOM","prop":{"nodeName":"a","xpath":"html/body[1]/div[4]/div[1]/main[1]/div[8]/div[1]/div[1]/div[1]/section[1]/ul[1]/li[3]/ul[1]/li[4]/a[1]"}}}</text:p>
          </table:table-cell>
          <table:table-cell office:value-type="string" calcext:value-type="string">
            <text:p>{"nodeName":"A","textContent":"\n <text:s text:c="31"/>\n <text:s text:c="35"/>\n <text:s text:c="39"/>Puppy rescued from hole in wall\n <text:s text:c="35"/>\n <text:s text:c="35"/>\n <text:s text:c="39"/>Newsflare\n <text:s text:c="35"/>\n <text:s text:c="31"/>\n <text:s text:c="27"/>","pos":1}</text:p>
          </table:table-cell>
          <table:table-cell office:value-type="string" calcext:value-type="string">
            <text:p>{"xpath":"HTML/BODY[1]/DIV[4]/DIV[1]/MAIN[1]/DIV[8]/DIV[1]/DIV[1]/DIV[1]/SECTION[1]/UL[1]/LI[3]/U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18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23px 9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23px 9px","transform-style":"flat","transition-delay":"0s","transition-duration":"0s","transition-property":"all","transition-timing-function":"cubic-bezier(0.25, 0.1, 0.25, 1)","unicode-bidi":"normal","vertical-align":"middle","visibility":"visible","white-space":"normal","width":"246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3]=[.D123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3]=[.D123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3]=[.D123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3]/UL[1]/LI[3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video/news/watch-shooting-star-plummets-from-new-zealand-night-sky/vi-AA9mYz8</text:p>
          </table:table-cell>
          <table:table-cell office:value-type="string" calcext:value-type="string">
            <text:p>{"xpath":"HTML/BODY[1]/DIV[4]/DIV[1]/MAIN[1]/DIV[8]/DIV[1]/DIV[1]/DIV[1]/SECTION[1]/UL[1]/LI[3]/UL[1]/LI[3]/A[1]","snapshot":{"type":"DOM","prop":{"nodeName":"a","xpath":"html/body[1]/div[4]/div[1]/main[1]/div[8]/div[1]/div[1]/div[1]/section[1]/ul[1]/li[3]/ul[1]/li[3]/a[1]"}}}</text:p>
          </table:table-cell>
          <table:table-cell office:value-type="string" calcext:value-type="string">
            <text:p>{"nodeName":"A","textContent":"\n <text:s text:c="31"/>\n <text:s text:c="35"/>\n <text:s text:c="39"/>Shooting star plummets from New Zealand night sky\n <text:s text:c="35"/>\n <text:s text:c="35"/>\n <text:s text:c="39"/>AccuWeather\n <text:s text:c="35"/>\n <text:s text:c="31"/>\n <text:s text:c="27"/>","pos":1}</text:p>
          </table:table-cell>
          <table:table-cell office:value-type="string" calcext:value-type="string">
            <text:p>{"xpath":"HTML/BODY[1]/DIV[4]/DIV[1]/MAIN[1]/DIV[8]/DIV[1]/DIV[1]/DIV[1]/SECTION[1]/UL[1]/LI[3]/U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36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6.883px 18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36.883px 18px","transform-style":"flat","transition-delay":"0s","transition-duration":"0s","transition-property":"all","transition-timing-function":"cubic-bezier(0.25, 0.1, 0.25, 1)","unicode-bidi":"normal","vertical-align":"middle","visibility":"visible","white-space":"normal","width":"273.7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4]=[.D124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4]=[.D124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4]=[.D124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3]/UL[1]/LI[3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video/news/watch-shooting-star-plummets-from-new-zealand-night-sky/vi-AA9mYz8</text:p>
          </table:table-cell>
          <table:table-cell office:value-type="string" calcext:value-type="string">
            <text:p>{"xpath":"HTML/BODY[1]/DIV[4]/DIV[1]/MAIN[1]/DIV[8]/DIV[1]/DIV[1]/DIV[1]/SECTION[1]/UL[1]/LI[3]/UL[1]/LI[3]/A[1]/DIV[1]/SPAN[1]","snapshot":{"type":"DOM","prop":{"nodeName":"span","xpath":"html/body[1]/div[4]/div[1]/main[1]/div[8]/div[1]/div[1]/div[1]/section[1]/ul[1]/li[3]/ul[1]/li[3]/a[1]/div[1]/span[1]"}}}</text:p>
          </table:table-cell>
          <table:table-cell office:value-type="string" calcext:value-type="string">
            <text:p>{"nodeName":"SPAN","textContent":"\n <text:s text:c="39"/>AccuWeather\n <text:s text:c="35"/>","pos":1}</text:p>
          </table:table-cell>
          <table:table-cell office:value-type="string" calcext:value-type="string">
            <text:p>{"xpath":"HTML/BODY[1]/DIV[4]/DIV[1]/MAIN[1]/DIV[8]/DIV[1]/DIV[1]/DIV[1]/SECTION[1]/UL[1]/LI[3]/UL[1]/LI[3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63, 158, 158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63, 158, 158)","border-left-style":"none","border-left-width":"0px","border-right-color":"rgb(163, 158, 158)","border-right-style":"none","border-right-width":"0px","border-spacing":"0px 0px","border-top-color":"rgb(163, 158, 158)","border-top-left-radius":"0px","border-top-right-radius":"0px","border-top-style":"none","border-top-width":"0px","bottom":"auto","box-decoration-break":"slice","box-shadow":"none","box-sizing":"border-box","caption-side":"top","clear":"none","clip":"auto","color":"rgb(163, 158, 158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1px","font-size-adjust":"none","font-stretch":"normal","font-style":"normal","font-variant":"normal","font-weight":"600","height":"auto","image-orientation":"0deg","ime-mode":"auto","justify-content":"flex-start","left":"auto","letter-spacing":"normal","line-height":"15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32.5px 7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32.5px 7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63, 158, 158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63, 158, 158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5]=[.D125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5]=[.D125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5]=[.D125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UL[1]/LI[2]/A[1]/DIV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technology/in-less-than-two-years-a-smartphone-could-be-your-only-computer/ar-AA9gAEm</text:p>
          </table:table-cell>
          <table:table-cell office:value-type="string" calcext:value-type="string">
            <text:p>{"xpath":"HTML/BODY[1]/DIV[4]/DIV[1]/MAIN[1]/DIV[8]/DIV[1]/DIV[1]/DIV[1]/SECTION[1]/UL[1]/LI[4]/UL[1]/LI[2]/A[1]/DIV[1]","snapshot":{"type":"DOM","prop":{"nodeName":"div","xpath":"html/body[1]/div[4]/div[1]/main[1]/div[8]/div[1]/div[1]/div[1]/section[1]/ul[1]/li[4]/ul[1]/li[2]/a[1]/div[1]"}}}</text:p>
          </table:table-cell>
          <table:table-cell office:value-type="string" calcext:value-type="string">
            <text:p>{"nodeName":"DIV","textContent":"\n <text:s text:c="35"/>\n <text:s text:c="39"/>100 Paralyzed Children, Each a Mystery\n <text:s text:c="35"/>\n <text:s text:c="35"/>\n <text:s text:c="39"/>The Atlantic\n <text:s text:c="35"/>\n <text:s text:c="31"/>","pos":1}</text:p>
          </table:table-cell>
          <table:table-cell office:value-type="string" calcext:value-type="string">
            <text:p>{"xpath":"HTML/BODY[1]/DIV[4]/DIV[1]/MAIN[1]/DIV[8]/DIV[1]/DIV[1]/DIV[1]/SECTION[1]/UL[1]/LI[4]/UL[1]/LI[2]/A[1]/DIV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33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6.883px 16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36.883px 16.5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273.7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6]=[.D126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6]=[.D126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6]=[.D126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UL[1]/LI[1]/A[1]/DIV[1]/H4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us/100-paralyzed-children-each-a-mystery/ar-AA9dPhX</text:p>
          </table:table-cell>
          <table:table-cell office:value-type="string" calcext:value-type="string">
            <text:p>{"xpath":"HTML/BODY[1]/DIV[4]/DIV[1]/MAIN[1]/DIV[8]/DIV[1]/DIV[1]/DIV[1]/SECTION[1]/UL[1]/LI[4]/UL[1]/LI[1]/A[1]/DIV[1]/H4[1]","snapshot":{"type":"DOM","prop":{"nodeName":"h4","xpath":"html/body[1]/div[4]/div[1]/main[1]/div[8]/div[1]/div[1]/div[1]/section[1]/ul[1]/li[4]/ul[1]/li[1]/a[1]/div[1]/h4[1]"}}}</text:p>
          </table:table-cell>
          <table:table-cell office:value-type="string" calcext:value-type="string">
            <text:p>{"nodeName":"H4","textContent":"\n <text:s text:c="39"/>Connecticut Schools Pin Down and Restrain ﻗ°»Staggeringﻗ°ﻷ Number of Kids\n <text:s text:c="35"/>","pos":1}</text:p>
          </table:table-cell>
          <table:table-cell office:value-type="string" calcext:value-type="string">
            <text:p>{"xpath":"HTML/BODY[1]/DIV[4]/DIV[1]/MAIN[1]/DIV[8]/DIV[1]/DIV[1]/DIV[1]/SECTION[1]/UL[1]/LI[4]/UL[1]/LI[1]/A[1]/DIV[1]/H4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3px","font-size-adjust":"none","font-stretch":"normal","font-style":"normal","font-variant":"normal","font-weight":"400","height":"auto","image-orientation":"0deg","ime-mode":"auto","justify-content":"flex-start","left":"auto","letter-spacing":"normal","line-height":"18px","list-style-image":"none","list-style-position":"outside","list-style-type":"none","margin-bottom":"0px","margin-left":"0px","margin-right":"6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25.5px 9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25.5px 9.5px","transform-style":"flat","transition-delay":"0s","transition-duration":"0s","transition-property":"all","transition-timing-function":"cubic-bezier(0.25, 0.1, 0.25, 1)","unicode-bidi":"-moz-isolate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7]=[.D127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7]=[.D127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7]=[.D127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UL[1]/LI[3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us/us-shopping-mall-culture-dying-or-just-changing/ar-AA9gQy2</text:p>
          </table:table-cell>
          <table:table-cell office:value-type="string" calcext:value-type="string">
            <text:p>{"xpath":"HTML/BODY[1]/DIV[4]/DIV[1]/MAIN[1]/DIV[8]/DIV[1]/DIV[1]/DIV[1]/SECTION[1]/UL[1]/LI[4]/UL[1]/LI[3]/A[1]","snapshot":{"type":"DOM","prop":{"nodeName":"a","xpath":"html/body[1]/div[4]/div[1]/main[1]/div[8]/div[1]/div[1]/div[1]/section[1]/ul[1]/li[4]/ul[1]/li[3]/a[1]"}}}</text:p>
          </table:table-cell>
          <table:table-cell office:value-type="string" calcext:value-type="string">
            <text:p>{"nodeName":"A","textContent":"\n <text:s text:c="31"/>\n <text:s text:c="35"/>\n <text:s text:c="39"/>In Less Than Two Years, a Smartphone Could Be Your Only Computer\n <text:s text:c="35"/>\n <text:s text:c="35"/>\n <text:s text:c="39"/>Wired\n <text:s text:c="35"/>\n <text:s text:c="31"/>\n <text:s text:c="27"/>","pos":1}</text:p>
          </table:table-cell>
          <table:table-cell office:value-type="string" calcext:value-type="string">
            <text:p>{"xpath":"HTML/BODY[1]/DIV[4]/DIV[1]/MAIN[1]/DIV[8]/DIV[1]/DIV[1]/DIV[1]/SECTION[1]/UL[1]/LI[4]/UL[1]/LI[3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-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36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6.883px 18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36.883px 18px","transform-style":"flat","transition-delay":"0s","transition-duration":"0s","transition-property":"all","transition-timing-function":"cubic-bezier(0.25, 0.1, 0.25, 1)","unicode-bidi":"normal","vertical-align":"middle","visibility":"visible","white-space":"normal","width":"273.7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8]=[.D128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8]=[.D128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8]=[.D128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8]/DIV[1]/DIV[1]/DIV[1]/SECTION[1]/UL[1]/LI[4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weekendreads</text:p>
          </table:table-cell>
          <table:table-cell office:value-type="string" calcext:value-type="string">
            <text:p>{"xpath":"HTML/BODY[1]/DIV[4]/DIV[1]/MAIN[1]/DIV[8]/DIV[1]/DIV[1]/DIV[1]/SECTION[1]/UL[1]/LI[4]/A[1]","snapshot":{"type":"DOM","prop":{"nodeName":"a","xpath":"html/body[1]/div[4]/div[1]/main[1]/div[8]/div[1]/div[1]/div[1]/section[1]/ul[1]/li[4]/a[1]"}}}</text:p>
          </table:table-cell>
          <table:table-cell office:value-type="string" calcext:value-type="string">
            <text:p>{"nodeName":"A","textContent":"\n <text:s text:c="23"/>\n <text:s text:c="27"/>WEEKEND READS \n <text:s text:c="23"/>\n <text:s text:c="19"/>","pos":1}</text:p>
          </table:table-cell>
          <table:table-cell office:value-type="string" calcext:value-type="string">
            <text:p>{"xpath":"HTML/BODY[1]/DIV[4]/DIV[1]/MAIN[1]/DIV[8]/DIV[1]/DIV[1]/DIV[1]/SECTION[1]/U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block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42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136.883px 21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136.883px 21px","transform-style":"flat","transition-delay":"0s","transition-duration":"0s","transition-property":"all","transition-timing-function":"cubic-bezier(0.25, 0.1, 0.25, 1)","unicode-bidi":"normal","vertical-align":"baseline","visibility":"visible","white-space":"normal","width":"273.75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</text:p>
          </table:table-cell>
          <table:table-cell table:formula="of:=([.H129]=[.D129])" office:value-type="boolean" office:boolean-value="false" calcext:value-type="boolean">
            <text:p>FALSE</text:p>
          </table:table-cell>
          <table:table-cell office:value-type="string" calcext:value-type="string">
            <text:p>http://www.msn.com/</text:p>
          </table:table-cell>
          <table:table-cell table:formula="of:=(IF(([.J129]=[.D129]);1;0))" office:value-type="float" office:value="0" calcext:value-type="float">
            <text:p>0</text:p>
          </table:table-cell>
          <table:table-cell office:value-type="string" calcext:value-type="string">
            <text:p>http://www.msn.com/</text:p>
          </table:table-cell>
          <table:table-cell table:formula="of:=(IF(([.L129]=[.D129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11]/DIV[1]/DIV[1]/DIV[2]/DIV[1]/UL[3]/LI[3]/A[1]/IMG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world/battles-rage-ahead-of-ukraine-truce/ar-AA9nO9L</text:p>
          </table:table-cell>
          <table:table-cell office:value-type="string" calcext:value-type="string">
            <text:p>{"xpath":"HTML/BODY[1]/DIV[4]/DIV[1]/MAIN[1]/DIV[11]/DIV[1]/DIV[1]/DIV[2]/DIV[1]/UL[3]/LI[3]/A[1]/IMG[1]","snapshot":{"type":"DOM","prop":{"nodeName":"img","xpath":"html/body[1]/div[4]/div[1]/main[1]/div[11]/div[1]/div[1]/div[2]/div[1]/ul[3]/li[3]/a[1]/img[1]"}}}</text:p>
          </table:table-cell>
          <table:table-cell office:value-type="string" calcext:value-type="string">
            <text:p>{"nodeName":"IMG","textContent":"","pos":94}</text:p>
          </table:table-cell>
          <table:table-cell office:value-type="string" calcext:value-type="string">
            <text:p>{"xpath":"HTML/BODY[1]/DIV[4]/DIV[1]/MAIN[1]/DIV[11]/DIV[1]/DIV[1]/DIV[2]/DIV[1]/UL[3]/LI[3]/A[1]/IMG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51, 51, 51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51, 51, 51)","border-left-style":"none","border-left-width":"0px","border-right-color":"rgb(51, 51, 51)","border-right-style":"none","border-right-width":"0px","border-spacing":"0px 0px","border-top-color":"rgb(51, 51, 51)","border-top-left-radius":"0px","border-top-right-radius":"0px","border-top-style":"none","border-top-width":"0px","bottom":"auto","box-decoration-break":"slice","box-shadow":"none","box-sizing":"border-box","caption-side":"top","clear":"none","clip":"auto","color":"rgb(51, 51, 51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0px","font-size-adjust":"none","font-stretch":"normal","font-style":"normal","font-variant":"normal","font-weight":"400","height":"75px","image-orientation":"0deg","ime-mode":"auto","justify-content":"flex-start","left":"auto","letter-spacing":"normal","line-height":"0px","list-style-image":"none","list-style-position":"outside","list-style-type":"none","margin-bottom":"0px","margin-left":"0px","margin-right":"0px","margin-top":"0px","marker-offset":"auto","max-height":"none","max-width":"100%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100px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0px","-moz-column-rule-color":"rgb(51, 51, 51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51, 51, 51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news/us/exclusive-us-health-officials-push-for-stricter-superbug-defense/ar-BBhOiC3</text:p>
          </table:table-cell>
          <table:table-cell table:formula="of:=([.H130]=[.D130])" office:value-type="boolean" office:boolean-value="false" calcext:value-type="boolean">
            <text:p>FALSE</text:p>
          </table:table-cell>
          <table:table-cell office:value-type="string" calcext:value-type="string">
            <text:p>http://www.msn.com/en-us/news/other/antarctica-mystery-continent-holds-key-to-mankinds-future/ar-BBhMdG9</text:p>
          </table:table-cell>
          <table:table-cell table:formula="of:=(IF(([.J130]=[.D130]);1;0))" office:value-type="float" office:value="0" calcext:value-type="float">
            <text:p>0</text:p>
          </table:table-cell>
          <table:table-cell office:value-type="string" calcext:value-type="string">
            <text:p>http://www.msn.com/en-us/news/us/exclusive-us-health-officials-push-for-stricter-superbug-defense/ar-BBhOiC3</text:p>
          </table:table-cell>
          <table:table-cell table:formula="of:=(IF(([.L130]=[.D130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11]/DIV[1]/DIV[1]/DIV[2]/DIV[1]/UL[3]/LI[2]/A[1]/DIV[1]/SPAN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news/it-insider/hackers-for-hire-the-2015-way-to-snoop-on-lovers-even-scores-even-erase-government-records/ar-AA9mjPc</text:p>
          </table:table-cell>
          <table:table-cell office:value-type="string" calcext:value-type="string">
            <text:p>{"xpath":"HTML/BODY[1]/DIV[4]/DIV[1]/MAIN[1]/DIV[11]/DIV[1]/DIV[1]/DIV[2]/DIV[1]/UL[3]/LI[2]/A[1]/DIV[1]/SPAN[1]","snapshot":{"type":"DOM","prop":{"nodeName":"span","xpath":"html/body[1]/div[4]/div[1]/main[1]/div[11]/div[1]/div[1]/div[2]/div[1]/ul[3]/li[2]/a[1]/div[1]/span[1]"}}}</text:p>
          </table:table-cell>
          <table:table-cell office:value-type="string" calcext:value-type="string">
            <text:p>{"nodeName":"SPAN","textContent":"Associated Press","pos":2}</text:p>
          </table:table-cell>
          <table:table-cell office:value-type="string" calcext:value-type="string">
            <text:p>{"xpath":"HTML/BODY[1]/DIV[4]/DIV[1]/MAIN[1]/DIV[11]/DIV[1]/DIV[1]/DIV[2]/DIV[1]/UL[3]/LI[2]/A[1]/DIV[1]/SPAN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60, 160, 160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60, 160, 160)","border-left-style":"none","border-left-width":"0px","border-right-color":"rgb(160, 160, 160)","border-right-style":"none","border-right-width":"0px","border-spacing":"0px 0px","border-top-color":"rgb(160, 160, 160)","border-top-left-radius":"0px","border-top-right-radius":"0px","border-top-style":"none","border-top-width":"0px","bottom":"-2px","box-decoration-break":"slice","box-shadow":"none","box-sizing":"border-box","caption-side":"top","clear":"none","clip":"auto","color":"rgb(160, 160, 160)","content":"none","counter-increment":"none","counter-reset":"none","cursor":"pointer","direction":"ltr","display":"block","empty-cells":"show","flex-basis":"auto","flex-direction":"row","flex-grow":"0","flex-shrink":"1","flex-wrap":"nowrap","float":"left","font-family":"\"Segoe UI\",\"Segoe WP\",Arial,sans-serif","font-size":"11px","font-size-adjust":"none","font-stretch":"normal","font-style":"normal","font-variant":"normal","font-weight":"600","height":"auto","image-orientation":"0deg","ime-mode":"auto","justify-content":"flex-start","left":"auto","letter-spacing":"normal","line-height":"15px","list-style-image":"none","list-style-position":"outside","list-style-type":"none","margin-bottom":"0px","margin-left":"0px","margin-right":"0px","margin-top":"2px","marker-offset":"auto","max-height":"none","max-width":"calc(-24px + 100%)","min-height":"0px","min-width":"0px","mix-blend-mode":"normal","opacity":"1","order":"0","outline-color":"rgb(0, 0, 0)","outline-offset":"0px","outline-style":"none","outline-width":"0px","overflow":"hidden","overflow-x":"hidden","overflow-y":"hidden","padding-bottom":"0px","padding-left":"0px","padding-right":"0px","padding-top":"0px","page-break-after":"auto","page-break-before":"auto","page-break-inside":"auto","perspective":"none","perspective-origin":"50% 50%","pointer-events":"auto","position":"relative","quotes":"\"ﻗ°\" \"ﻗ°ﻻ\" \"ﻗ°»\" \"ﻗ°ﻷ\"","resize":"none","right":"-1px","table-layout":"auto","text-align":"start","text-decoration":"none","text-indent":"0px","text-overflow":"ellipsis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wrap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1px","-moz-column-rule-color":"rgb(160, 160, 160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60, 160, 160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news/other/antarctica-mystery-continent-holds-key-to-mankinds-future/ar-BBhMdG9</text:p>
          </table:table-cell>
          <table:table-cell table:formula="of:=([.H131]=[.D131])" office:value-type="boolean" office:boolean-value="false" calcext:value-type="boolean">
            <text:p>FALSE</text:p>
          </table:table-cell>
          <table:table-cell office:value-type="string" calcext:value-type="string">
            <text:p>http://www.msn.com/en-us/travel/news/frozen-niagara-falls-drawing-tourists-to-winter-spectacle/ar-BBhNbBI</text:p>
          </table:table-cell>
          <table:table-cell table:formula="of:=(IF(([.J131]=[.D131]);1;0))" office:value-type="float" office:value="0" calcext:value-type="float">
            <text:p>0</text:p>
          </table:table-cell>
          <table:table-cell office:value-type="string" calcext:value-type="string">
            <text:p>http://www.msn.com/en-us/autos/enthusiasts/14-classic-cars-that-will-make-any-car-buff-swoon/ss-AA8UhfW</text:p>
          </table:table-cell>
          <table:table-cell table:formula="of:=(IF(([.L131]=[.D131]);1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17]/DIV[1]/DIV[1]/DIV[1]/UL[1]/LI[10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health/exercise-tracker-pre-signin</text:p>
          </table:table-cell>
          <table:table-cell office:value-type="string" calcext:value-type="string">
            <text:p>{"xpath":"HTML/BODY[1]/DIV[4]/DIV[1]/MAIN[1]/DIV[17]/DIV[1]/DIV[1]/DIV[1]/UL[1]/LI[10]/A[1]","snapshot":{"type":"DOM","prop":{"nodeName":"a","xpath":"html/body[1]/div[4]/div[1]/main[1]/div[17]/div[1]/div[1]/div[1]/ul[1]/li[10]/a[1]"}}}</text:p>
          </table:table-cell>
          <table:table-cell office:value-type="string" calcext:value-type="string">
            <text:p>{"nodeName":"A","textContent":"CARDIO TRACKER","pos":1}</text:p>
          </table:table-cell>
          <table:table-cell office:value-type="string" calcext:value-type="string">
            <text:p>{"xpath":"HTML/BODY[1]/DIV[4]/DIV[1]/MAIN[1]/DIV[17]/DIV[1]/DIV[1]/DIV[1]/UL[1]/LI[10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border-box","caption-side":"top","clear":"none","clip":"auto","color":"rgb(102, 102, 102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3px","font-size-adjust":"none","font-stretch":"normal","font-style":"normal","font-variant":"normal","font-weight":"800","height":"auto","image-orientation":"0deg","ime-mode":"auto","justify-content":"flex-start","left":"auto","letter-spacing":"normal","line-height":"18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8.2667px 9.5px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58.2667px 9.5px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health/exercise-tracker-pre-signin</text:p>
          </table:table-cell>
          <table:table-cell table:formula="of:=([.H132]=[.D132])" office:value-type="boolean" office:boolean-value="true" calcext:value-type="boolean">
            <text:p>TRUE</text:p>
          </table:table-cell>
          <table:table-cell office:value-type="string" calcext:value-type="string">
            <text:p>http://www.msn.com/en-us/health/exercise-tracker-pre-signin</text:p>
          </table:table-cell>
          <table:table-cell table:formula="of:=(IF(([.J132]=[.D132]);1;0))" office:value-type="float" office:value="1" calcext:value-type="float">
            <text:p>1</text:p>
          </table:table-cell>
          <table:table-cell office:value-type="string" calcext:value-type="string">
            <text:p>http://www.msn.com/en-us/health/exercise-tracker-pre-signin</text:p>
          </table:table-cell>
          <table:table-cell table:formula="of:=(IF(([.L132]=[.D132]);1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n.com</text:p>
          </table:table-cell>
          <table:table-cell office:value-type="string" calcext:value-type="string">
            <text:p>HTML/BODY/DIV[4]/DIV[1]/MAIN[1]/DIV[20]/DIV[1]/DIV[1]/DIV[1]/UL[1]/LI[4]/A[1]</text:p>
          </table:table-cell>
          <table:table-cell office:value-type="string" calcext:value-type="string">
            <text:p>http://www.msn.com/</text:p>
          </table:table-cell>
          <table:table-cell office:value-type="string" calcext:value-type="string">
            <text:p>http://www.msn.com/en-us/autos/news</text:p>
          </table:table-cell>
          <table:table-cell office:value-type="string" calcext:value-type="string">
            <text:p>{"xpath":"HTML/BODY[1]/DIV[4]/DIV[1]/MAIN[1]/DIV[20]/DIV[1]/DIV[1]/DIV[1]/UL[1]/LI[4]/A[1]","snapshot":{"type":"DOM","prop":{"nodeName":"a","xpath":"html/body[1]/div[4]/div[1]/main[1]/div[20]/div[1]/div[1]/div[1]/ul[1]/li[4]/a[1]"}}}</text:p>
          </table:table-cell>
          <table:table-cell office:value-type="string" calcext:value-type="string">
            <text:p>{"nodeName":"A","textContent":"NEWS","pos":5}</text:p>
          </table:table-cell>
          <table:table-cell office:value-type="string" calcext:value-type="string">
            <text:p>{"xpath":"HTML/BODY[1]/DIV[4]/DIV[1]/MAIN[1]/DIV[20]/DIV[1]/DIV[1]/DIV[1]/UL[1]/LI[4]/A[1]","align-content":"stretch","align-items":"stretch","align-self":"stretch","animation-delay":"0s","animation-direction":"normal","animation-duration":"0s","animation-fill-mode":"none","animation-iteration-count":"1","animation-name":"none","animation-play-state":"running","animation-timing-function":"cubic-bezier(0.25, 0.1, 0.25, 1)","backface-visibility":"visible","background-attachment":"scroll","background-blend-mode":"normal","background-clip":"border-box","background-color":"transparent","background-image":"none","background-origin":"padding-box","background-position":"0% 0%","background-repeat":"repeat","background-size":"auto auto","border-bottom-color":"rgb(102, 102, 102)","border-bottom-left-radius":"0px","border-bottom-right-radius":"0px","border-bottom-style":"none","border-bottom-width":"0px","border-collapse":"separate","border-image-outset":"0 0 0 0","border-image-repeat":"stretch stretch","border-image-slice":"100% 100% 100% 100%","border-image-source":"none","border-image-width":"1 1 1 1","border-left-color":"rgb(102, 102, 102)","border-left-style":"none","border-left-width":"0px","border-right-color":"rgb(102, 102, 102)","border-right-style":"none","border-right-width":"0px","border-spacing":"0px 0px","border-top-color":"rgb(102, 102, 102)","border-top-left-radius":"0px","border-top-right-radius":"0px","border-top-style":"none","border-top-width":"0px","bottom":"auto","box-decoration-break":"slice","box-shadow":"none","box-sizing":"border-box","caption-side":"top","clear":"none","clip":"auto","color":"rgb(102, 102, 102)","content":"none","counter-increment":"none","counter-reset":"none","cursor":"pointer","direction":"ltr","display":"inline","empty-cells":"show","flex-basis":"auto","flex-direction":"row","flex-grow":"0","flex-shrink":"1","flex-wrap":"nowrap","float":"none","font-family":"\"Segoe UI\",\"Segoe WP\",Arial,sans-serif","font-size":"13px","font-size-adjust":"none","font-stretch":"normal","font-style":"normal","font-variant":"normal","font-weight":"800","height":"auto","image-orientation":"0deg","ime-mode":"auto","justify-content":"flex-start","left":"auto","letter-spacing":"normal","line-height":"18px","list-style-image":"none","list-style-position":"outside","list-style-type":"none","margin-bottom":"0px","margin-left":"0px","margin-right":"0px","margin-top":"0px","marker-offset":"auto","max-height":"none","max-width":"none","min-height":"0px","min-width":"0px","mix-blend-mode":"normal","opacity":"1","order":"0","outline-color":"rgb(0, 0, 0)","outline-offset":"0px","outline-style":"none","outline-width":"0px","overflow":"visible","overflow-x":"visible","overflow-y":"visible","padding-bottom":"0px","padding-left":"0px","padding-right":"0px","padding-top":"0px","page-break-after":"auto","page-break-before":"auto","page-break-inside":"auto","perspective":"none","perspective-origin":"50% 50%","pointer-events":"auto","position":"static","quotes":"\"ﻗ°\" \"ﻗ°ﻻ\" \"ﻗ°»\" \"ﻗ°ﻷ\"","resize":"none","right":"auto","table-layout":"auto","text-align":"start","text-decoration":"none","text-indent":"0px","text-overflow":"clip","text-shadow":"none","text-transform":"none","top":"auto","transform":"none","transform-origin":"50% 50%","transform-style":"flat","transition-delay":"0s","transition-duration":"0s","transition-property":"all","transition-timing-function":"cubic-bezier(0.25, 0.1, 0.25, 1)","unicode-bidi":"normal","vertical-align":"baseline","visibility":"visible","white-space":"normal","width":"auto","word-break":"normal","word-spacing":"0px","word-wrap":"normal","z-index":"auto","-moz-appearance":"none","-moz-binding":"none","-moz-border-bottom-colors":"none","-moz-border-left-colors":"none","-moz-border-right-colors":"none","-moz-border-top-colors":"none","-moz-box-align":"stretch","-moz-box-direction":"normal","-moz-box-flex":"0","-moz-box-ordinal-group":"1","-moz-box-orient":"horizontal","-moz-box-pack":"start","-moz-column-count":"auto","-moz-column-fill":"balance","-moz-column-gap":"13px","-moz-column-rule-color":"rgb(102, 102, 102)","-moz-column-rule-style":"none","-moz-column-rule-width":"0px","-moz-column-width":"auto","-moz-float-edge":"content-box","-moz-font-feature-settings":"normal","-moz-font-language-override":"normal","-moz-force-broken-image-icon":"0","-moz-hyphens":"manual","-moz-image-region":"auto","-moz-orient":"auto","-moz-outline-radius-bottomleft":"0px","-moz-outline-radius-bottomright":"0px","-moz-outline-radius-topleft":"0px","-moz-outline-radius-topright":"0px","-moz-stack-sizing":"stretch-to-fit","-moz-tab-size":"8","-moz-text-align-last":"auto","-moz-text-decoration-color":"rgb(102, 102, 102)","-moz-text-decoration-line":"none","-moz-text-decoration-style":"solid","-moz-text-size-adjust":"auto","-moz-user-focus":"none","-moz-user-input":"auto","-moz-user-modify":"read-only","-moz-user-select":"auto","-moz-window-shadow":"default","clip-path":"none","clip-rule":"nonzero","color-interpolation":"srgb","color-interpolation-filters":"linearrgb","dominant-baseline":"auto","fill":"rgb(0, 0, 0)","fill-opacity":"1","fill-rule":"nonzero","filter":"none","flood-color":"rgb(0, 0, 0)","flood-opacity":"1","image-rendering":"auto","lighting-color":"rgb(255, 255, 255)","marker-end":"none","marker-mid":"none","marker-start":"none","mask":"none","paint-order":"normal","shape-rendering":"auto","stop-color":"rgb(0, 0, 0)","stop-opacity":"1","stroke":"none","stroke-dasharray":"none","stroke-dashoffset":"0px","stroke-linecap":"butt","stroke-linejoin":"miter","stroke-miterlimit":"4","stroke-opacity":"1","stroke-width":"1px","text-anchor":"start","text-rendering":"auto","vector-effect":"none"}</text:p>
          </table:table-cell>
          <table:table-cell office:value-type="string" calcext:value-type="string">
            <text:p>http://www.msn.com/en-us/autos/news</text:p>
          </table:table-cell>
          <table:table-cell table:formula="of:=([.H133]=[.D133])" office:value-type="boolean" office:boolean-value="true" calcext:value-type="boolean">
            <text:p>TRUE</text:p>
          </table:table-cell>
          <table:table-cell office:value-type="string" calcext:value-type="string">
            <text:p>http://www.msn.com/en-us/autos/news</text:p>
          </table:table-cell>
          <table:table-cell table:formula="of:=(IF(([.J133]=[.D133]);1;0))" office:value-type="float" office:value="1" calcext:value-type="float">
            <text:p>1</text:p>
          </table:table-cell>
          <table:table-cell office:value-type="string" calcext:value-type="string">
            <text:p>http://www.msn.com/en-us/autos/news</text:p>
          </table:table-cell>
          <table:table-cell table:formula="of:=(IF(([.L133]=[.D133]);1;0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27" calcext:value-type="float">
            <text:p>20927</text:p>
          </table:table-cell>
          <table:table-cell table:number-columns-repeated="7"/>
          <table:table-cell table:style-name="Default" table:formula="of:=SUM([.I2:.I133])" office:value-type="float" office:value="84" calcext:value-type="float">
            <text:p>84</text:p>
          </table:table-cell>
          <table:table-cell/>
          <table:table-cell table:formula="of:=SUM([.K2:.K133])" office:value-type="float" office:value="83" calcext:value-type="float">
            <text:p>83</text:p>
          </table:table-cell>
          <table:table-cell/>
          <table:table-cell table:formula="of:=SUM([.M2:.M133])"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document-statistic meta:table-count="1" meta:cell-count="1723" meta:object-count="0"/>
  </office:meta>
</office:document-meta>
</file>